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d_devs_compare" table:style-name="ta1">
        <table:shapes>
          <draw:frame draw:z-index="0" draw:style-name="gr1" draw:text-style-name="P1" svg:width="453.12pt" svg:height="255.23pt" svg:x="10.89pt" svg:y="26.36pt">
            <loext:p draw:notify-on-update-of-ranges="std_devs_compare.A1:std_devs_compare.A2 std_devs_compare.A3:std_devs_compare.A102 std_devs_compare.H1:std_devs_compare.H2 std_devs_compare.H3:std_devs_compare.H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09pt" svg:height="255.26pt" svg:x="475.68pt" svg:y="28.6pt">
            <loext:p draw:notify-on-update-of-ranges="std_devs_compare.B2:std_devs_compare.B2 std_devs_compare.B3:std_devs_compare.B102 std_devs_compare.I2:std_devs_compare.I2 std_devs_compare.I3:std_devs_compare.I10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09pt" svg:height="255.26pt" svg:x="9.35pt" svg:y="300.42pt">
            <loext:p draw:notify-on-update-of-ranges="std_devs_compare.C2:std_devs_compare.C2 std_devs_compare.C3:std_devs_compare.C102 std_devs_compare.J2:std_devs_compare.J2 std_devs_compare.J3:std_devs_compare.J10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09pt" svg:height="255.26pt" svg:x="8.56pt" svg:y="597.09pt">
            <loext:p draw:notify-on-update-of-ranges="std_devs_compare.D2:std_devs_compare.D2 std_devs_compare.D3:std_devs_compare.D102 std_devs_compare.K2:std_devs_compare.K2 std_devs_compare.K3:std_devs_compare.K10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466.19pt" svg:y="599.19pt">
            <loext:p draw:notify-on-update-of-ranges="std_devs_compare.E2:std_devs_compare.E2 std_devs_compare.E3:std_devs_compare.E102 std_devs_compare.L2:std_devs_compare.L2 std_devs_compare.L3:std_devs_compare.L10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8.39pt" svg:y="868pt">
            <loext:p draw:notify-on-update-of-ranges="std_devs_compare.F2:std_devs_compare.F2 std_devs_compare.F3:std_devs_compare.F102 std_devs_compare.M2:std_devs_compare.M2 std_devs_compare.M3:std_devs_compare.M10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uccess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Failure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Model x</text:p>
          </table:table-cell>
          <table:table-cell office:value-type="string" calcext:value-type="string">
            <text:p>Model y</text:p>
          </table:table-cell>
          <table:table-cell office:value-type="string" calcext:value-type="string">
            <text:p>Model Corr</text:p>
          </table:table-cell>
          <table:table-cell office:value-type="string" calcext:value-type="string">
            <text:p>Data x</text:p>
          </table:table-cell>
          <table:table-cell office:value-type="string" calcext:value-type="string">
            <text:p>Data y</text:p>
          </table:table-cell>
          <table:table-cell office:value-type="string" calcext:value-type="string">
            <text:p>Data corr</text:p>
          </table:table-cell>
          <table:table-cell/>
          <table:table-cell office:value-type="string" calcext:value-type="string">
            <text:p>Model x</text:p>
          </table:table-cell>
          <table:table-cell office:value-type="string" calcext:value-type="string">
            <text:p>Model y</text:p>
          </table:table-cell>
          <table:table-cell office:value-type="string" calcext:value-type="string">
            <text:p>Model Corr</text:p>
          </table:table-cell>
          <table:table-cell office:value-type="string" calcext:value-type="string">
            <text:p>Data x</text:p>
          </table:table-cell>
          <table:table-cell office:value-type="string" calcext:value-type="string">
            <text:p>Data y</text:p>
          </table:table-cell>
          <table:table-cell office:value-type="string" calcext:value-type="string">
            <text:p>Data corr</text:p>
          </table:table-cell>
        </table:table-row>
        <table:table-row table:style-name="ro1">
          <table:table-cell office:value-type="float" office:value="0.0112351539038818" calcext:value-type="float">
            <text:p>0.0112351539</text:p>
          </table:table-cell>
          <table:table-cell office:value-type="float" office:value="0.0082228215921962" calcext:value-type="float">
            <text:p>0.0082228216</text:p>
          </table:table-cell>
          <table:table-cell office:value-type="float" office:value="-0.864374786881894" calcext:value-type="float">
            <text:p>-0.8643747869</text:p>
          </table:table-cell>
          <table:table-cell office:value-type="float" office:value="0.0211385294795036" calcext:value-type="float">
            <text:p>0.0211385295</text:p>
          </table:table-cell>
          <table:table-cell office:value-type="float" office:value="0.0199812360107899" calcext:value-type="float">
            <text:p>0.019981236</text:p>
          </table:table-cell>
          <table:table-cell office:value-type="float" office:value="-0.294229794293642" calcext:value-type="float">
            <text:p>-0.2942297943</text:p>
          </table:table-cell>
          <table:table-cell/>
          <table:table-cell office:value-type="float" office:value="0.0556962829305754" calcext:value-type="float">
            <text:p>0.0556962829</text:p>
          </table:table-cell>
          <table:table-cell office:value-type="float" office:value="0.0508252739401678" calcext:value-type="float">
            <text:p>0.0508252739</text:p>
          </table:table-cell>
          <table:table-cell office:value-type="float" office:value="-0.96533258212492" calcext:value-type="float">
            <text:p>-0.9653325821</text:p>
          </table:table-cell>
          <table:table-cell office:value-type="float" office:value="0.0469446528935805" calcext:value-type="float">
            <text:p>0.0469446529</text:p>
          </table:table-cell>
          <table:table-cell office:value-type="float" office:value="0.0400842826813459" calcext:value-type="float">
            <text:p>0.0400842827</text:p>
          </table:table-cell>
          <table:table-cell office:value-type="float" office:value="-0.445180478692055" calcext:value-type="float">
            <text:p>-0.4451804787</text:p>
          </table:table-cell>
        </table:table-row>
        <table:table-row table:style-name="ro1">
          <table:table-cell office:value-type="float" office:value="0.0266652453452138" calcext:value-type="float">
            <text:p>0.0266652453</text:p>
          </table:table-cell>
          <table:table-cell office:value-type="float" office:value="0.0235382890982175" calcext:value-type="float">
            <text:p>0.0235382891</text:p>
          </table:table-cell>
          <table:table-cell office:value-type="float" office:value="-0.709357633900466" calcext:value-type="float">
            <text:p>-0.7093576339</text:p>
          </table:table-cell>
          <table:table-cell office:value-type="float" office:value="0.0548082874156535" calcext:value-type="float">
            <text:p>0.0548082874</text:p>
          </table:table-cell>
          <table:table-cell office:value-type="float" office:value="0.0365498919039965" calcext:value-type="float">
            <text:p>0.0365498919</text:p>
          </table:table-cell>
          <table:table-cell office:value-type="float" office:value="-0.297603957401589" calcext:value-type="float">
            <text:p>-0.2976039574</text:p>
          </table:table-cell>
          <table:table-cell/>
          <table:table-cell office:value-type="float" office:value="0.0242947505722326" calcext:value-type="float">
            <text:p>0.0242947506</text:p>
          </table:table-cell>
          <table:table-cell office:value-type="float" office:value="0.0224743929092293" calcext:value-type="float">
            <text:p>0.0224743929</text:p>
          </table:table-cell>
          <table:table-cell office:value-type="float" office:value="-0.423151805740274" calcext:value-type="float">
            <text:p>-0.4231518057</text:p>
          </table:table-cell>
          <table:table-cell office:value-type="float" office:value="0.0469139511696994" calcext:value-type="float">
            <text:p>0.0469139512</text:p>
          </table:table-cell>
          <table:table-cell office:value-type="float" office:value="0.0313924910500646" calcext:value-type="float">
            <text:p>0.0313924911</text:p>
          </table:table-cell>
          <table:table-cell office:value-type="float" office:value="-0.239449592120945" calcext:value-type="float">
            <text:p>-0.2394495921</text:p>
          </table:table-cell>
        </table:table-row>
        <table:table-row table:style-name="ro1">
          <table:table-cell office:value-type="float" office:value="0.0260882595356933" calcext:value-type="float">
            <text:p>0.0260882595</text:p>
          </table:table-cell>
          <table:table-cell office:value-type="float" office:value="0.025357317241245" calcext:value-type="float">
            <text:p>0.0253573172</text:p>
          </table:table-cell>
          <table:table-cell office:value-type="float" office:value="-0.609381839342529" calcext:value-type="float">
            <text:p>-0.6093818393</text:p>
          </table:table-cell>
          <table:table-cell office:value-type="float" office:value="0.0462414409965277" calcext:value-type="float">
            <text:p>0.046241441</text:p>
          </table:table-cell>
          <table:table-cell office:value-type="float" office:value="0.025066361669451" calcext:value-type="float">
            <text:p>0.0250663617</text:p>
          </table:table-cell>
          <table:table-cell office:value-type="float" office:value="-0.261552136205137" calcext:value-type="float">
            <text:p>-0.2615521362</text:p>
          </table:table-cell>
          <table:table-cell/>
          <table:table-cell office:value-type="float" office:value="0.0141322470754334" calcext:value-type="float">
            <text:p>0.0141322471</text:p>
          </table:table-cell>
          <table:table-cell office:value-type="float" office:value="0.0162054555809013" calcext:value-type="float">
            <text:p>0.0162054556</text:p>
          </table:table-cell>
          <table:table-cell office:value-type="float" office:value="0.800584824852743" calcext:value-type="float">
            <text:p>0.8005848249</text:p>
          </table:table-cell>
          <table:table-cell office:value-type="float" office:value="0.0273042613174766" calcext:value-type="float">
            <text:p>0.0273042613</text:p>
          </table:table-cell>
          <table:table-cell office:value-type="float" office:value="0.0169848545454443" calcext:value-type="float">
            <text:p>0.0169848545</text:p>
          </table:table-cell>
          <table:table-cell office:value-type="float" office:value="-0.186468935961602" calcext:value-type="float">
            <text:p>-0.186468936</text:p>
          </table:table-cell>
        </table:table-row>
        <table:table-row table:style-name="ro1">
          <table:table-cell office:value-type="float" office:value="0.0331455556561384" calcext:value-type="float">
            <text:p>0.0331455557</text:p>
          </table:table-cell>
          <table:table-cell office:value-type="float" office:value="0.0234799098091001" calcext:value-type="float">
            <text:p>0.0234799098</text:p>
          </table:table-cell>
          <table:table-cell office:value-type="float" office:value="-0.762924615620631" calcext:value-type="float">
            <text:p>-0.7629246156</text:p>
          </table:table-cell>
          <table:table-cell office:value-type="float" office:value="0.0437435355037451" calcext:value-type="float">
            <text:p>0.0437435355</text:p>
          </table:table-cell>
          <table:table-cell office:value-type="float" office:value="0.02471719016321" calcext:value-type="float">
            <text:p>0.0247171902</text:p>
          </table:table-cell>
          <table:table-cell office:value-type="float" office:value="-0.249564303457737" calcext:value-type="float">
            <text:p>-0.2495643035</text:p>
          </table:table-cell>
          <table:table-cell/>
          <table:table-cell office:value-type="float" office:value="0.0235469546485413" calcext:value-type="float">
            <text:p>0.0235469546</text:p>
          </table:table-cell>
          <table:table-cell office:value-type="float" office:value="0.0260084124794917" calcext:value-type="float">
            <text:p>0.0260084125</text:p>
          </table:table-cell>
          <table:table-cell office:value-type="float" office:value="-0.75973018937958" calcext:value-type="float">
            <text:p>-0.7597301894</text:p>
          </table:table-cell>
          <table:table-cell office:value-type="float" office:value="0.0269986395258456" calcext:value-type="float">
            <text:p>0.0269986395</text:p>
          </table:table-cell>
          <table:table-cell office:value-type="float" office:value="0.0182645617751405" calcext:value-type="float">
            <text:p>0.0182645618</text:p>
          </table:table-cell>
          <table:table-cell office:value-type="float" office:value="-0.241181189892814" calcext:value-type="float">
            <text:p>-0.2411811899</text:p>
          </table:table-cell>
        </table:table-row>
        <table:table-row table:style-name="ro1">
          <table:table-cell office:value-type="float" office:value="0.019433543648748" calcext:value-type="float">
            <text:p>0.0194335436</text:p>
          </table:table-cell>
          <table:table-cell office:value-type="float" office:value="0.0242811837520042" calcext:value-type="float">
            <text:p>0.0242811838</text:p>
          </table:table-cell>
          <table:table-cell office:value-type="float" office:value="-0.309244726443973" calcext:value-type="float">
            <text:p>-0.3092447264</text:p>
          </table:table-cell>
          <table:table-cell office:value-type="float" office:value="0.0388686696067452" calcext:value-type="float">
            <text:p>0.0388686696</text:p>
          </table:table-cell>
          <table:table-cell office:value-type="float" office:value="0.0255569057073444" calcext:value-type="float">
            <text:p>0.0255569057</text:p>
          </table:table-cell>
          <table:table-cell office:value-type="float" office:value="-0.220656543783844" calcext:value-type="float">
            <text:p>-0.2206565438</text:p>
          </table:table-cell>
          <table:table-cell/>
          <table:table-cell office:value-type="float" office:value="0.0256272526787101" calcext:value-type="float">
            <text:p>0.0256272527</text:p>
          </table:table-cell>
          <table:table-cell office:value-type="float" office:value="0.0316084534336787" calcext:value-type="float">
            <text:p>0.0316084534</text:p>
          </table:table-cell>
          <table:table-cell office:value-type="float" office:value="-0.54402224400457" calcext:value-type="float">
            <text:p>-0.544022244</text:p>
          </table:table-cell>
          <table:table-cell office:value-type="float" office:value="0.0258279005531222" calcext:value-type="float">
            <text:p>0.0258279006</text:p>
          </table:table-cell>
          <table:table-cell office:value-type="float" office:value="0.0162847883300856" calcext:value-type="float">
            <text:p>0.0162847883</text:p>
          </table:table-cell>
          <table:table-cell office:value-type="float" office:value="-0.25507626645267" calcext:value-type="float">
            <text:p>-0.2550762665</text:p>
          </table:table-cell>
        </table:table-row>
        <table:table-row table:style-name="ro1">
          <table:table-cell office:value-type="float" office:value="0.0265511060614229" calcext:value-type="float">
            <text:p>0.0265511061</text:p>
          </table:table-cell>
          <table:table-cell office:value-type="float" office:value="0.0265588032757056" calcext:value-type="float">
            <text:p>0.0265588033</text:p>
          </table:table-cell>
          <table:table-cell office:value-type="float" office:value="-0.720616766175154" calcext:value-type="float">
            <text:p>-0.7206167662</text:p>
          </table:table-cell>
          <table:table-cell office:value-type="float" office:value="0.0418643902987242" calcext:value-type="float">
            <text:p>0.0418643903</text:p>
          </table:table-cell>
          <table:table-cell office:value-type="float" office:value="0.0250300930347294" calcext:value-type="float">
            <text:p>0.025030093</text:p>
          </table:table-cell>
          <table:table-cell office:value-type="float" office:value="-0.245184350758791" calcext:value-type="float">
            <text:p>-0.2451843508</text:p>
          </table:table-cell>
          <table:table-cell/>
          <table:table-cell office:value-type="float" office:value="0.0235833872865653" calcext:value-type="float">
            <text:p>0.0235833873</text:p>
          </table:table-cell>
          <table:table-cell office:value-type="float" office:value="0.0265225057183237" calcext:value-type="float">
            <text:p>0.0265225057</text:p>
          </table:table-cell>
          <table:table-cell office:value-type="float" office:value="-0.282156425799621" calcext:value-type="float">
            <text:p>-0.2821564258</text:p>
          </table:table-cell>
          <table:table-cell office:value-type="float" office:value="0.0312029880005866" calcext:value-type="float">
            <text:p>0.031202988</text:p>
          </table:table-cell>
          <table:table-cell office:value-type="float" office:value="0.0203786627389491" calcext:value-type="float">
            <text:p>0.0203786627</text:p>
          </table:table-cell>
          <table:table-cell office:value-type="float" office:value="-0.233522209804505" calcext:value-type="float">
            <text:p>-0.2335222098</text:p>
          </table:table-cell>
        </table:table-row>
        <table:table-row table:style-name="ro1">
          <table:table-cell office:value-type="float" office:value="0.0236113183653496" calcext:value-type="float">
            <text:p>0.0236113184</text:p>
          </table:table-cell>
          <table:table-cell office:value-type="float" office:value="0.0249814825814312" calcext:value-type="float">
            <text:p>0.0249814826</text:p>
          </table:table-cell>
          <table:table-cell office:value-type="float" office:value="-0.627654496126791" calcext:value-type="float">
            <text:p>-0.6276544961</text:p>
          </table:table-cell>
          <table:table-cell office:value-type="float" office:value="0.0350099118426442" calcext:value-type="float">
            <text:p>0.0350099118</text:p>
          </table:table-cell>
          <table:table-cell office:value-type="float" office:value="0.0213895909488201" calcext:value-type="float">
            <text:p>0.0213895909</text:p>
          </table:table-cell>
          <table:table-cell office:value-type="float" office:value="-0.178137694764882" calcext:value-type="float">
            <text:p>-0.1781376948</text:p>
          </table:table-cell>
          <table:table-cell/>
          <table:table-cell office:value-type="float" office:value="0.0104198152579217" calcext:value-type="float">
            <text:p>0.0104198153</text:p>
          </table:table-cell>
          <table:table-cell office:value-type="float" office:value="0.0167614198014964" calcext:value-type="float">
            <text:p>0.0167614198</text:p>
          </table:table-cell>
          <table:table-cell office:value-type="float" office:value="0.107550310742938" calcext:value-type="float">
            <text:p>0.1075503107</text:p>
          </table:table-cell>
          <table:table-cell office:value-type="float" office:value="0.0164255387615413" calcext:value-type="float">
            <text:p>0.0164255388</text:p>
          </table:table-cell>
          <table:table-cell office:value-type="float" office:value="0.0102003959240392" calcext:value-type="float">
            <text:p>0.0102003959</text:p>
          </table:table-cell>
          <table:table-cell office:value-type="float" office:value="-0.246789338532835" calcext:value-type="float">
            <text:p>-0.2467893385</text:p>
          </table:table-cell>
        </table:table-row>
        <table:table-row table:style-name="ro1">
          <table:table-cell office:value-type="float" office:value="0.0276858431551239" calcext:value-type="float">
            <text:p>0.0276858432</text:p>
          </table:table-cell>
          <table:table-cell office:value-type="float" office:value="0.0270723715557589" calcext:value-type="float">
            <text:p>0.0270723716</text:p>
          </table:table-cell>
          <table:table-cell office:value-type="float" office:value="-0.767026897920261" calcext:value-type="float">
            <text:p>-0.7670268979</text:p>
          </table:table-cell>
          <table:table-cell office:value-type="float" office:value="0.0469392807222903" calcext:value-type="float">
            <text:p>0.0469392807</text:p>
          </table:table-cell>
          <table:table-cell office:value-type="float" office:value="0.0242673112079501" calcext:value-type="float">
            <text:p>0.0242673112</text:p>
          </table:table-cell>
          <table:table-cell office:value-type="float" office:value="-0.192317247157916" calcext:value-type="float">
            <text:p>-0.1923172472</text:p>
          </table:table-cell>
          <table:table-cell/>
          <table:table-cell office:value-type="float" office:value="0.0236745849117567" calcext:value-type="float">
            <text:p>0.0236745849</text:p>
          </table:table-cell>
          <table:table-cell office:value-type="float" office:value="0.0269266257125379" calcext:value-type="float">
            <text:p>0.0269266257</text:p>
          </table:table-cell>
          <table:table-cell office:value-type="float" office:value="0.018096172810487" calcext:value-type="float">
            <text:p>0.0180961728</text:p>
          </table:table-cell>
          <table:table-cell office:value-type="float" office:value="0.0316140981856734" calcext:value-type="float">
            <text:p>0.0316140982</text:p>
          </table:table-cell>
          <table:table-cell office:value-type="float" office:value="0.0207312790909782" calcext:value-type="float">
            <text:p>0.0207312791</text:p>
          </table:table-cell>
          <table:table-cell office:value-type="float" office:value="-0.22356834448874" calcext:value-type="float">
            <text:p>-0.2235683445</text:p>
          </table:table-cell>
        </table:table-row>
        <table:table-row table:style-name="ro1">
          <table:table-cell office:value-type="float" office:value="0.0210197903295857" calcext:value-type="float">
            <text:p>0.0210197903</text:p>
          </table:table-cell>
          <table:table-cell office:value-type="float" office:value="0.0154202140475463" calcext:value-type="float">
            <text:p>0.015420214</text:p>
          </table:table-cell>
          <table:table-cell office:value-type="float" office:value="-0.0745418620557693" calcext:value-type="float">
            <text:p>-0.0745418621</text:p>
          </table:table-cell>
          <table:table-cell office:value-type="float" office:value="0.0372408795170486" calcext:value-type="float">
            <text:p>0.0372408795</text:p>
          </table:table-cell>
          <table:table-cell office:value-type="float" office:value="0.0213883391581476" calcext:value-type="float">
            <text:p>0.0213883392</text:p>
          </table:table-cell>
          <table:table-cell office:value-type="float" office:value="-0.230961789190769" calcext:value-type="float">
            <text:p>-0.2309617892</text:p>
          </table:table-cell>
          <table:table-cell/>
          <table:table-cell office:value-type="float" office:value="0.02049183266043" calcext:value-type="float">
            <text:p>0.0204918327</text:p>
          </table:table-cell>
          <table:table-cell office:value-type="float" office:value="0.020434078452107" calcext:value-type="float">
            <text:p>0.0204340785</text:p>
          </table:table-cell>
          <table:table-cell office:value-type="float" office:value="-0.0662036801163286" calcext:value-type="float">
            <text:p>-0.0662036801</text:p>
          </table:table-cell>
          <table:table-cell office:value-type="float" office:value="0.0217753199860454" calcext:value-type="float">
            <text:p>0.02177532</text:p>
          </table:table-cell>
          <table:table-cell office:value-type="float" office:value="0.012393120652996" calcext:value-type="float">
            <text:p>0.0123931207</text:p>
          </table:table-cell>
          <table:table-cell office:value-type="float" office:value="-0.208922830037773" calcext:value-type="float">
            <text:p>-0.20892283</text:p>
          </table:table-cell>
        </table:table-row>
        <table:table-row table:style-name="ro1">
          <table:table-cell office:value-type="float" office:value="0.0207839449237302" calcext:value-type="float">
            <text:p>0.0207839449</text:p>
          </table:table-cell>
          <table:table-cell office:value-type="float" office:value="0.0220561519962371" calcext:value-type="float">
            <text:p>0.022056152</text:p>
          </table:table-cell>
          <table:table-cell office:value-type="float" office:value="-0.532259511144623" calcext:value-type="float">
            <text:p>-0.5322595111</text:p>
          </table:table-cell>
          <table:table-cell office:value-type="float" office:value="0.0508663665503264" calcext:value-type="float">
            <text:p>0.0508663666</text:p>
          </table:table-cell>
          <table:table-cell office:value-type="float" office:value="0.0296803580597043" calcext:value-type="float">
            <text:p>0.0296803581</text:p>
          </table:table-cell>
          <table:table-cell office:value-type="float" office:value="-0.2145971018821" calcext:value-type="float">
            <text:p>-0.2145971019</text:p>
          </table:table-cell>
          <table:table-cell/>
          <table:table-cell office:value-type="float" office:value="0.0245518198759423" calcext:value-type="float">
            <text:p>0.0245518199</text:p>
          </table:table-cell>
          <table:table-cell office:value-type="float" office:value="0.0193577502925823" calcext:value-type="float">
            <text:p>0.0193577503</text:p>
          </table:table-cell>
          <table:table-cell office:value-type="float" office:value="-0.266676471159644" calcext:value-type="float">
            <text:p>-0.2666764712</text:p>
          </table:table-cell>
          <table:table-cell office:value-type="float" office:value="0.0302899083588272" calcext:value-type="float">
            <text:p>0.0302899084</text:p>
          </table:table-cell>
          <table:table-cell office:value-type="float" office:value="0.0196315065491945" calcext:value-type="float">
            <text:p>0.0196315065</text:p>
          </table:table-cell>
          <table:table-cell office:value-type="float" office:value="-0.199900828069076" calcext:value-type="float">
            <text:p>-0.1999008281</text:p>
          </table:table-cell>
        </table:table-row>
        <table:table-row table:style-name="ro1">
          <table:table-cell office:value-type="float" office:value="0.0308799541946082" calcext:value-type="float">
            <text:p>0.0308799542</text:p>
          </table:table-cell>
          <table:table-cell office:value-type="float" office:value="0.0274731925980106" calcext:value-type="float">
            <text:p>0.0274731926</text:p>
          </table:table-cell>
          <table:table-cell office:value-type="float" office:value="-0.656578013165261" calcext:value-type="float">
            <text:p>-0.6565780132</text:p>
          </table:table-cell>
          <table:table-cell office:value-type="float" office:value="0.0547285282984376" calcext:value-type="float">
            <text:p>0.0547285283</text:p>
          </table:table-cell>
          <table:table-cell office:value-type="float" office:value="0.030343498988077" calcext:value-type="float">
            <text:p>0.030343499</text:p>
          </table:table-cell>
          <table:table-cell office:value-type="float" office:value="-0.186590221477672" calcext:value-type="float">
            <text:p>-0.1865902215</text:p>
          </table:table-cell>
          <table:table-cell/>
          <table:table-cell office:value-type="float" office:value="0.0184849300331068" calcext:value-type="float">
            <text:p>0.01848493</text:p>
          </table:table-cell>
          <table:table-cell office:value-type="float" office:value="0.0198050717736396" calcext:value-type="float">
            <text:p>0.0198050718</text:p>
          </table:table-cell>
          <table:table-cell office:value-type="float" office:value="0.361749749901543" calcext:value-type="float">
            <text:p>0.3617497499</text:p>
          </table:table-cell>
          <table:table-cell office:value-type="float" office:value="0.0329873404931277" calcext:value-type="float">
            <text:p>0.0329873405</text:p>
          </table:table-cell>
          <table:table-cell office:value-type="float" office:value="0.0197046305984259" calcext:value-type="float">
            <text:p>0.0197046306</text:p>
          </table:table-cell>
          <table:table-cell office:value-type="float" office:value="-0.211212665951462" calcext:value-type="float">
            <text:p>-0.211212666</text:p>
          </table:table-cell>
        </table:table-row>
        <table:table-row table:style-name="ro1">
          <table:table-cell office:value-type="float" office:value="0.0279759016743107" calcext:value-type="float">
            <text:p>0.0279759017</text:p>
          </table:table-cell>
          <table:table-cell office:value-type="float" office:value="0.0194419989515162" calcext:value-type="float">
            <text:p>0.019441999</text:p>
          </table:table-cell>
          <table:table-cell office:value-type="float" office:value="-0.816969389640398" calcext:value-type="float">
            <text:p>-0.8169693896</text:p>
          </table:table-cell>
          <table:table-cell office:value-type="float" office:value="0.038751089386642" calcext:value-type="float">
            <text:p>0.0387510894</text:p>
          </table:table-cell>
          <table:table-cell office:value-type="float" office:value="0.0211020921822637" calcext:value-type="float">
            <text:p>0.0211020922</text:p>
          </table:table-cell>
          <table:table-cell office:value-type="float" office:value="-0.199317265860736" calcext:value-type="float">
            <text:p>-0.1993172659</text:p>
          </table:table-cell>
          <table:table-cell/>
          <table:table-cell office:value-type="float" office:value="0.0210991968775396" calcext:value-type="float">
            <text:p>0.0210991969</text:p>
          </table:table-cell>
          <table:table-cell office:value-type="float" office:value="0.0264783493363739" calcext:value-type="float">
            <text:p>0.0264783493</text:p>
          </table:table-cell>
          <table:table-cell office:value-type="float" office:value="0.167700063617761" calcext:value-type="float">
            <text:p>0.1677000636</text:p>
          </table:table-cell>
          <table:table-cell office:value-type="float" office:value="0.0277560263872147" calcext:value-type="float">
            <text:p>0.0277560264</text:p>
          </table:table-cell>
          <table:table-cell office:value-type="float" office:value="0.0171681085135788" calcext:value-type="float">
            <text:p>0.0171681085</text:p>
          </table:table-cell>
          <table:table-cell office:value-type="float" office:value="-0.21593592427671" calcext:value-type="float">
            <text:p>-0.2159359243</text:p>
          </table:table-cell>
        </table:table-row>
        <table:table-row table:style-name="ro1">
          <table:table-cell office:value-type="float" office:value="0.0316528850842273" calcext:value-type="float">
            <text:p>0.0316528851</text:p>
          </table:table-cell>
          <table:table-cell office:value-type="float" office:value="0.0304026868547774" calcext:value-type="float">
            <text:p>0.0304026869</text:p>
          </table:table-cell>
          <table:table-cell office:value-type="float" office:value="-0.674063146070006" calcext:value-type="float">
            <text:p>-0.6740631461</text:p>
          </table:table-cell>
          <table:table-cell office:value-type="float" office:value="0.0523230072110891" calcext:value-type="float">
            <text:p>0.0523230072</text:p>
          </table:table-cell>
          <table:table-cell office:value-type="float" office:value="0.0302724252454936" calcext:value-type="float">
            <text:p>0.0302724252</text:p>
          </table:table-cell>
          <table:table-cell office:value-type="float" office:value="-0.185972766112536" calcext:value-type="float">
            <text:p>-0.1859727661</text:p>
          </table:table-cell>
          <table:table-cell/>
          <table:table-cell office:value-type="float" office:value="0.0217552803309729" calcext:value-type="float">
            <text:p>0.0217552803</text:p>
          </table:table-cell>
          <table:table-cell office:value-type="float" office:value="0.0218393072182254" calcext:value-type="float">
            <text:p>0.0218393072</text:p>
          </table:table-cell>
          <table:table-cell office:value-type="float" office:value="0.2357385805042" calcext:value-type="float">
            <text:p>0.2357385805</text:p>
          </table:table-cell>
          <table:table-cell office:value-type="float" office:value="0.0198914613109082" calcext:value-type="float">
            <text:p>0.0198914613</text:p>
          </table:table-cell>
          <table:table-cell office:value-type="float" office:value="0.0124870599946007" calcext:value-type="float">
            <text:p>0.01248706</text:p>
          </table:table-cell>
          <table:table-cell office:value-type="float" office:value="-0.212614994420437" calcext:value-type="float">
            <text:p>-0.2126149944</text:p>
          </table:table-cell>
        </table:table-row>
        <table:table-row table:style-name="ro1">
          <table:table-cell office:value-type="float" office:value="0.0266248920192345" calcext:value-type="float">
            <text:p>0.026624892</text:p>
          </table:table-cell>
          <table:table-cell office:value-type="float" office:value="0.0308962805759793" calcext:value-type="float">
            <text:p>0.0308962806</text:p>
          </table:table-cell>
          <table:table-cell office:value-type="float" office:value="-0.364070633479824" calcext:value-type="float">
            <text:p>-0.3640706335</text:p>
          </table:table-cell>
          <table:table-cell office:value-type="float" office:value="0.0528117956593633" calcext:value-type="float">
            <text:p>0.0528117957</text:p>
          </table:table-cell>
          <table:table-cell office:value-type="float" office:value="0.0332424901425839" calcext:value-type="float">
            <text:p>0.0332424901</text:p>
          </table:table-cell>
          <table:table-cell office:value-type="float" office:value="-0.204515792988241" calcext:value-type="float">
            <text:p>-0.204515793</text:p>
          </table:table-cell>
          <table:table-cell/>
          <table:table-cell office:value-type="float" office:value="0.0182587397932565" calcext:value-type="float">
            <text:p>0.0182587398</text:p>
          </table:table-cell>
          <table:table-cell office:value-type="float" office:value="0.0282911222314182" calcext:value-type="float">
            <text:p>0.0282911222</text:p>
          </table:table-cell>
          <table:table-cell office:value-type="float" office:value="0.228158212070087" calcext:value-type="float">
            <text:p>0.2281582121</text:p>
          </table:table-cell>
          <table:table-cell office:value-type="float" office:value="0.0242255326826125" calcext:value-type="float">
            <text:p>0.0242255327</text:p>
          </table:table-cell>
          <table:table-cell office:value-type="float" office:value="0.0193751258309931" calcext:value-type="float">
            <text:p>0.0193751258</text:p>
          </table:table-cell>
          <table:table-cell office:value-type="float" office:value="-0.198663598950952" calcext:value-type="float">
            <text:p>-0.198663599</text:p>
          </table:table-cell>
        </table:table-row>
        <table:table-row table:style-name="ro1">
          <table:table-cell office:value-type="float" office:value="0.0257778633117185" calcext:value-type="float">
            <text:p>0.0257778633</text:p>
          </table:table-cell>
          <table:table-cell office:value-type="float" office:value="0.0265813810502669" calcext:value-type="float">
            <text:p>0.0265813811</text:p>
          </table:table-cell>
          <table:table-cell office:value-type="float" office:value="-0.618411914772991" calcext:value-type="float">
            <text:p>-0.6184119148</text:p>
          </table:table-cell>
          <table:table-cell office:value-type="float" office:value="0.0466354195959866" calcext:value-type="float">
            <text:p>0.0466354196</text:p>
          </table:table-cell>
          <table:table-cell office:value-type="float" office:value="0.0244130531325936" calcext:value-type="float">
            <text:p>0.0244130531</text:p>
          </table:table-cell>
          <table:table-cell office:value-type="float" office:value="-0.168762890994549" calcext:value-type="float">
            <text:p>-0.168762891</text:p>
          </table:table-cell>
          <table:table-cell/>
          <table:table-cell office:value-type="float" office:value="0.0207905023309428" calcext:value-type="float">
            <text:p>0.0207905023</text:p>
          </table:table-cell>
          <table:table-cell office:value-type="float" office:value="0.0240783076503873" calcext:value-type="float">
            <text:p>0.0240783077</text:p>
          </table:table-cell>
          <table:table-cell office:value-type="float" office:value="0.302346015038244" calcext:value-type="float">
            <text:p>0.302346015</text:p>
          </table:table-cell>
          <table:table-cell office:value-type="float" office:value="0.024022650718689" calcext:value-type="float">
            <text:p>0.0240226507</text:p>
          </table:table-cell>
          <table:table-cell office:value-type="float" office:value="0.0182074803160504" calcext:value-type="float">
            <text:p>0.0182074803</text:p>
          </table:table-cell>
          <table:table-cell office:value-type="float" office:value="-0.241585909575224" calcext:value-type="float">
            <text:p>-0.2415859096</text:p>
          </table:table-cell>
        </table:table-row>
        <table:table-row table:style-name="ro1">
          <table:table-cell office:value-type="float" office:value="0.0200980898872236" calcext:value-type="float">
            <text:p>0.0200980899</text:p>
          </table:table-cell>
          <table:table-cell office:value-type="float" office:value="0.0129747694763325" calcext:value-type="float">
            <text:p>0.0129747695</text:p>
          </table:table-cell>
          <table:table-cell office:value-type="float" office:value="-0.197858767720466" calcext:value-type="float">
            <text:p>-0.1978587677</text:p>
          </table:table-cell>
          <table:table-cell office:value-type="float" office:value="0.0353757488541305" calcext:value-type="float">
            <text:p>0.0353757489</text:p>
          </table:table-cell>
          <table:table-cell office:value-type="float" office:value="0.0199627590365708" calcext:value-type="float">
            <text:p>0.019962759</text:p>
          </table:table-cell>
          <table:table-cell office:value-type="float" office:value="-0.124425051361322" calcext:value-type="float">
            <text:p>-0.1244250514</text:p>
          </table:table-cell>
          <table:table-cell/>
          <table:table-cell office:value-type="float" office:value="0.0137269680649036" calcext:value-type="float">
            <text:p>0.0137269681</text:p>
          </table:table-cell>
          <table:table-cell office:value-type="float" office:value="0.0134629040557818" calcext:value-type="float">
            <text:p>0.0134629041</text:p>
          </table:table-cell>
          <table:table-cell office:value-type="float" office:value="0.164464680775954" calcext:value-type="float">
            <text:p>0.1644646808</text:p>
          </table:table-cell>
          <table:table-cell office:value-type="float" office:value="0.0144161647185683" calcext:value-type="float">
            <text:p>0.0144161647</text:p>
          </table:table-cell>
          <table:table-cell office:value-type="float" office:value="0.0132566604064778" calcext:value-type="float">
            <text:p>0.0132566604</text:p>
          </table:table-cell>
          <table:table-cell office:value-type="float" office:value="-0.248655439913273" calcext:value-type="float">
            <text:p>-0.2486554399</text:p>
          </table:table-cell>
        </table:table-row>
        <table:table-row table:style-name="ro1">
          <table:table-cell office:value-type="float" office:value="0.0317597443442119" calcext:value-type="float">
            <text:p>0.0317597443</text:p>
          </table:table-cell>
          <table:table-cell office:value-type="float" office:value="0.0318043821113283" calcext:value-type="float">
            <text:p>0.0318043821</text:p>
          </table:table-cell>
          <table:table-cell office:value-type="float" office:value="-0.820951268895465" calcext:value-type="float">
            <text:p>-0.8209512689</text:p>
          </table:table-cell>
          <table:table-cell office:value-type="float" office:value="0.0507958703674376" calcext:value-type="float">
            <text:p>0.0507958704</text:p>
          </table:table-cell>
          <table:table-cell office:value-type="float" office:value="0.0275009978096932" calcext:value-type="float">
            <text:p>0.0275009978</text:p>
          </table:table-cell>
          <table:table-cell office:value-type="float" office:value="-0.221428485494107" calcext:value-type="float">
            <text:p>-0.2214284855</text:p>
          </table:table-cell>
          <table:table-cell/>
          <table:table-cell office:value-type="float" office:value="0.015346827210096" calcext:value-type="float">
            <text:p>0.0153468272</text:p>
          </table:table-cell>
          <table:table-cell office:value-type="float" office:value="0.0278529322685142" calcext:value-type="float">
            <text:p>0.0278529323</text:p>
          </table:table-cell>
          <table:table-cell office:value-type="float" office:value="0.0173316804207016" calcext:value-type="float">
            <text:p>0.0173316804</text:p>
          </table:table-cell>
          <table:table-cell office:value-type="float" office:value="0.0211971728596836" calcext:value-type="float">
            <text:p>0.0211971729</text:p>
          </table:table-cell>
          <table:table-cell office:value-type="float" office:value="0.0183359445305541" calcext:value-type="float">
            <text:p>0.0183359445</text:p>
          </table:table-cell>
          <table:table-cell office:value-type="float" office:value="-0.170629976410419" calcext:value-type="float">
            <text:p>-0.1706299764</text:p>
          </table:table-cell>
        </table:table-row>
        <table:table-row table:style-name="ro1">
          <table:table-cell office:value-type="float" office:value="0.0217845101026049" calcext:value-type="float">
            <text:p>0.0217845101</text:p>
          </table:table-cell>
          <table:table-cell office:value-type="float" office:value="0.0117102254428241" calcext:value-type="float">
            <text:p>0.0117102254</text:p>
          </table:table-cell>
          <table:table-cell office:value-type="float" office:value="-0.114029344846796" calcext:value-type="float">
            <text:p>-0.1140293448</text:p>
          </table:table-cell>
          <table:table-cell office:value-type="float" office:value="0.0340341785922647" calcext:value-type="float">
            <text:p>0.0340341786</text:p>
          </table:table-cell>
          <table:table-cell office:value-type="float" office:value="0.0199453838169575" calcext:value-type="float">
            <text:p>0.0199453838</text:p>
          </table:table-cell>
          <table:table-cell office:value-type="float" office:value="-0.144080216134898" calcext:value-type="float">
            <text:p>-0.1440802161</text:p>
          </table:table-cell>
          <table:table-cell/>
          <table:table-cell office:value-type="float" office:value="0.0208402706721471" calcext:value-type="float">
            <text:p>0.0208402707</text:p>
          </table:table-cell>
          <table:table-cell office:value-type="float" office:value="0.0276271995393973" calcext:value-type="float">
            <text:p>0.0276271995</text:p>
          </table:table-cell>
          <table:table-cell office:value-type="float" office:value="0.445571534339462" calcext:value-type="float">
            <text:p>0.4455715343</text:p>
          </table:table-cell>
          <table:table-cell office:value-type="float" office:value="0.0299053511582315" calcext:value-type="float">
            <text:p>0.0299053512</text:p>
          </table:table-cell>
          <table:table-cell office:value-type="float" office:value="0.0259230511728674" calcext:value-type="float">
            <text:p>0.0259230512</text:p>
          </table:table-cell>
          <table:table-cell office:value-type="float" office:value="-0.104819941881578" calcext:value-type="float">
            <text:p>-0.1048199419</text:p>
          </table:table-cell>
        </table:table-row>
        <table:table-row table:style-name="ro1">
          <table:table-cell office:value-type="float" office:value="0.0322534136497869" calcext:value-type="float">
            <text:p>0.0322534136</text:p>
          </table:table-cell>
          <table:table-cell office:value-type="float" office:value="0.0283411166896356" calcext:value-type="float">
            <text:p>0.0283411167</text:p>
          </table:table-cell>
          <table:table-cell office:value-type="float" office:value="-0.609275460799869" calcext:value-type="float">
            <text:p>-0.6092754608</text:p>
          </table:table-cell>
          <table:table-cell office:value-type="float" office:value="0.0471754858270288" calcext:value-type="float">
            <text:p>0.0471754858</text:p>
          </table:table-cell>
          <table:table-cell office:value-type="float" office:value="0.0271239254623651" calcext:value-type="float">
            <text:p>0.0271239255</text:p>
          </table:table-cell>
          <table:table-cell office:value-type="float" office:value="-0.192274853028357" calcext:value-type="float">
            <text:p>-0.192274853</text:p>
          </table:table-cell>
          <table:table-cell/>
          <table:table-cell office:value-type="float" office:value="0.0186713673046945" calcext:value-type="float">
            <text:p>0.0186713673</text:p>
          </table:table-cell>
          <table:table-cell office:value-type="float" office:value="0.0240858569678662" calcext:value-type="float">
            <text:p>0.024085857</text:p>
          </table:table-cell>
          <table:table-cell office:value-type="float" office:value="0.295643324939898" calcext:value-type="float">
            <text:p>0.2956433249</text:p>
          </table:table-cell>
          <table:table-cell office:value-type="float" office:value="0.0266503545455635" calcext:value-type="float">
            <text:p>0.0266503545</text:p>
          </table:table-cell>
          <table:table-cell office:value-type="float" office:value="0.0168323050020263" calcext:value-type="float">
            <text:p>0.016832305</text:p>
          </table:table-cell>
          <table:table-cell office:value-type="float" office:value="-0.190567610785365" calcext:value-type="float">
            <text:p>-0.1905676108</text:p>
          </table:table-cell>
        </table:table-row>
        <table:table-row table:style-name="ro1">
          <table:table-cell office:value-type="float" office:value="0.0285377581513187" calcext:value-type="float">
            <text:p>0.0285377582</text:p>
          </table:table-cell>
          <table:table-cell office:value-type="float" office:value="0.0219521278920035" calcext:value-type="float">
            <text:p>0.0219521279</text:p>
          </table:table-cell>
          <table:table-cell office:value-type="float" office:value="-0.702455196577531" calcext:value-type="float">
            <text:p>-0.7024551966</text:p>
          </table:table-cell>
          <table:table-cell office:value-type="float" office:value="0.0381666068919003" calcext:value-type="float">
            <text:p>0.0381666069</text:p>
          </table:table-cell>
          <table:table-cell office:value-type="float" office:value="0.0230544314254075" calcext:value-type="float">
            <text:p>0.0230544314</text:p>
          </table:table-cell>
          <table:table-cell office:value-type="float" office:value="-0.18313946062699" calcext:value-type="float">
            <text:p>-0.1831394606</text:p>
          </table:table-cell>
          <table:table-cell/>
          <table:table-cell office:value-type="float" office:value="0.0227368721175738" calcext:value-type="float">
            <text:p>0.0227368721</text:p>
          </table:table-cell>
          <table:table-cell office:value-type="float" office:value="0.0249552560547498" calcext:value-type="float">
            <text:p>0.0249552561</text:p>
          </table:table-cell>
          <table:table-cell office:value-type="float" office:value="0.389424659247488" calcext:value-type="float">
            <text:p>0.3894246592</text:p>
          </table:table-cell>
          <table:table-cell office:value-type="float" office:value="0.0241475680842996" calcext:value-type="float">
            <text:p>0.0241475681</text:p>
          </table:table-cell>
          <table:table-cell office:value-type="float" office:value="0.0209987697424367" calcext:value-type="float">
            <text:p>0.0209987697</text:p>
          </table:table-cell>
          <table:table-cell office:value-type="float" office:value="-0.1788210619241" calcext:value-type="float">
            <text:p>-0.1788210619</text:p>
          </table:table-cell>
        </table:table-row>
        <table:table-row table:style-name="ro1">
          <table:table-cell office:value-type="float" office:value="0.0261637388915405" calcext:value-type="float">
            <text:p>0.0261637389</text:p>
          </table:table-cell>
          <table:table-cell office:value-type="float" office:value="0.0280385446513426" calcext:value-type="float">
            <text:p>0.0280385447</text:p>
          </table:table-cell>
          <table:table-cell office:value-type="float" office:value="-0.645079381994982" calcext:value-type="float">
            <text:p>-0.645079382</text:p>
          </table:table-cell>
          <table:table-cell office:value-type="float" office:value="0.050181226618588" calcext:value-type="float">
            <text:p>0.0501812266</text:p>
          </table:table-cell>
          <table:table-cell office:value-type="float" office:value="0.0306165371090174" calcext:value-type="float">
            <text:p>0.0306165371</text:p>
          </table:table-cell>
          <table:table-cell office:value-type="float" office:value="-0.200186852039769" calcext:value-type="float">
            <text:p>-0.200186852</text:p>
          </table:table-cell>
          <table:table-cell/>
          <table:table-cell office:value-type="float" office:value="0.0101392232634021" calcext:value-type="float">
            <text:p>0.0101392233</text:p>
          </table:table-cell>
          <table:table-cell office:value-type="float" office:value="0.0342109120812625" calcext:value-type="float">
            <text:p>0.0342109121</text:p>
          </table:table-cell>
          <table:table-cell office:value-type="float" office:value="0.216805437789883" calcext:value-type="float">
            <text:p>0.2168054378</text:p>
          </table:table-cell>
          <table:table-cell office:value-type="float" office:value="0.0380680953152478" calcext:value-type="float">
            <text:p>0.0380680953</text:p>
          </table:table-cell>
          <table:table-cell office:value-type="float" office:value="0.038112992211245" calcext:value-type="float">
            <text:p>0.0381129922</text:p>
          </table:table-cell>
          <table:table-cell office:value-type="float" office:value="-0.203287673927844" calcext:value-type="float">
            <text:p>-0.2032876739</text:p>
          </table:table-cell>
        </table:table-row>
        <table:table-row table:style-name="ro1">
          <table:table-cell office:value-type="float" office:value="0.0276357804669174" calcext:value-type="float">
            <text:p>0.0276357805</text:p>
          </table:table-cell>
          <table:table-cell office:value-type="float" office:value="0.0287958864986184" calcext:value-type="float">
            <text:p>0.0287958865</text:p>
          </table:table-cell>
          <table:table-cell office:value-type="float" office:value="-0.804087443685134" calcext:value-type="float">
            <text:p>-0.8040874437</text:p>
          </table:table-cell>
          <table:table-cell office:value-type="float" office:value="0.0505370025523007" calcext:value-type="float">
            <text:p>0.0505370026</text:p>
          </table:table-cell>
          <table:table-cell office:value-type="float" office:value="0.0330564043018967" calcext:value-type="float">
            <text:p>0.0330564043</text:p>
          </table:table-cell>
          <table:table-cell office:value-type="float" office:value="-0.19275841480121" calcext:value-type="float">
            <text:p>-0.1927584148</text:p>
          </table:table-cell>
          <table:table-cell/>
          <table:table-cell office:value-type="float" office:value="0.017898765535797" calcext:value-type="float">
            <text:p>0.0178987655</text:p>
          </table:table-cell>
          <table:table-cell office:value-type="float" office:value="0.018702616849348" calcext:value-type="float">
            <text:p>0.0187026168</text:p>
          </table:table-cell>
          <table:table-cell office:value-type="float" office:value="0.1608690572609" calcext:value-type="float">
            <text:p>0.1608690573</text:p>
          </table:table-cell>
          <table:table-cell office:value-type="float" office:value="0.0186862892704085" calcext:value-type="float">
            <text:p>0.0186862893</text:p>
          </table:table-cell>
          <table:table-cell office:value-type="float" office:value="0.017207584134303" calcext:value-type="float">
            <text:p>0.0172075841</text:p>
          </table:table-cell>
          <table:table-cell office:value-type="float" office:value="-0.222960515855812" calcext:value-type="float">
            <text:p>-0.2229605159</text:p>
          </table:table-cell>
        </table:table-row>
        <table:table-row table:style-name="ro1">
          <table:table-cell office:value-type="float" office:value="0.0160636549220341" calcext:value-type="float">
            <text:p>0.0160636549</text:p>
          </table:table-cell>
          <table:table-cell office:value-type="float" office:value="0.0137163344699744" calcext:value-type="float">
            <text:p>0.0137163345</text:p>
          </table:table-cell>
          <table:table-cell office:value-type="float" office:value="0.318903875330984" calcext:value-type="float">
            <text:p>0.3189038753</text:p>
          </table:table-cell>
          <table:table-cell office:value-type="float" office:value="0.0323657951317728" calcext:value-type="float">
            <text:p>0.0323657951</text:p>
          </table:table-cell>
          <table:table-cell office:value-type="float" office:value="0.0194007607642561" calcext:value-type="float">
            <text:p>0.0194007608</text:p>
          </table:table-cell>
          <table:table-cell office:value-type="float" office:value="-0.141891884338111" calcext:value-type="float">
            <text:p>-0.1418918843</text:p>
          </table:table-cell>
          <table:table-cell/>
          <table:table-cell office:value-type="float" office:value="0.0176921211555582" calcext:value-type="float">
            <text:p>0.0176921212</text:p>
          </table:table-cell>
          <table:table-cell office:value-type="float" office:value="0.0235243567767953" calcext:value-type="float">
            <text:p>0.0235243568</text:p>
          </table:table-cell>
          <table:table-cell office:value-type="float" office:value="0.400704172639644" calcext:value-type="float">
            <text:p>0.4007041726</text:p>
          </table:table-cell>
          <table:table-cell office:value-type="float" office:value="0.017495162691921" calcext:value-type="float">
            <text:p>0.0174951627</text:p>
          </table:table-cell>
          <table:table-cell office:value-type="float" office:value="0.0176468629622832" calcext:value-type="float">
            <text:p>0.017646863</text:p>
          </table:table-cell>
          <table:table-cell office:value-type="float" office:value="-0.239876618492417" calcext:value-type="float">
            <text:p>-0.2398766185</text:p>
          </table:table-cell>
        </table:table-row>
        <table:table-row table:style-name="ro1">
          <table:table-cell office:value-type="float" office:value="0.0200377962979641" calcext:value-type="float">
            <text:p>0.0200377963</text:p>
          </table:table-cell>
          <table:table-cell office:value-type="float" office:value="0.0266101644719738" calcext:value-type="float">
            <text:p>0.0266101645</text:p>
          </table:table-cell>
          <table:table-cell office:value-type="float" office:value="-0.896741675809075" calcext:value-type="float">
            <text:p>-0.8967416758</text:p>
          </table:table-cell>
          <table:table-cell office:value-type="float" office:value="0.0515709320083261" calcext:value-type="float">
            <text:p>0.051570932</text:p>
          </table:table-cell>
          <table:table-cell office:value-type="float" office:value="0.0315760731697083" calcext:value-type="float">
            <text:p>0.0315760732</text:p>
          </table:table-cell>
          <table:table-cell office:value-type="float" office:value="-0.120628515258431" calcext:value-type="float">
            <text:p>-0.1206285153</text:p>
          </table:table-cell>
          <table:table-cell/>
          <table:table-cell office:value-type="float" office:value="0.0237333283591188" calcext:value-type="float">
            <text:p>0.0237333284</text:p>
          </table:table-cell>
          <table:table-cell office:value-type="float" office:value="0.0248866794808696" calcext:value-type="float">
            <text:p>0.0248866795</text:p>
          </table:table-cell>
          <table:table-cell office:value-type="float" office:value="0.193497595500166" calcext:value-type="float">
            <text:p>0.1934975955</text:p>
          </table:table-cell>
          <table:table-cell office:value-type="float" office:value="0.0251862143399194" calcext:value-type="float">
            <text:p>0.0251862143</text:p>
          </table:table-cell>
          <table:table-cell office:value-type="float" office:value="0.01780291327741" calcext:value-type="float">
            <text:p>0.0178029133</text:p>
          </table:table-cell>
          <table:table-cell office:value-type="float" office:value="-0.181606231257319" calcext:value-type="float">
            <text:p>-0.1816062313</text:p>
          </table:table-cell>
        </table:table-row>
        <table:table-row table:style-name="ro1">
          <table:table-cell office:value-type="float" office:value="0.0322715087981269" calcext:value-type="float">
            <text:p>0.0322715088</text:p>
          </table:table-cell>
          <table:table-cell office:value-type="float" office:value="0.0348868127684025" calcext:value-type="float">
            <text:p>0.0348868128</text:p>
          </table:table-cell>
          <table:table-cell office:value-type="float" office:value="-0.777061537150821" calcext:value-type="float">
            <text:p>-0.7770615372</text:p>
          </table:table-cell>
          <table:table-cell office:value-type="float" office:value="0.0535000714473426" calcext:value-type="float">
            <text:p>0.0535000714</text:p>
          </table:table-cell>
          <table:table-cell office:value-type="float" office:value="0.0323794811032713" calcext:value-type="float">
            <text:p>0.0323794811</text:p>
          </table:table-cell>
          <table:table-cell office:value-type="float" office:value="-0.243139990791678" calcext:value-type="float">
            <text:p>-0.2431399908</text:p>
          </table:table-cell>
          <table:table-cell/>
          <table:table-cell office:value-type="float" office:value="0.0222774578440074" calcext:value-type="float">
            <text:p>0.0222774578</text:p>
          </table:table-cell>
          <table:table-cell office:value-type="float" office:value="0.0280794066598831" calcext:value-type="float">
            <text:p>0.0280794067</text:p>
          </table:table-cell>
          <table:table-cell office:value-type="float" office:value="0.267884493907014" calcext:value-type="float">
            <text:p>0.2678844939</text:p>
          </table:table-cell>
          <table:table-cell office:value-type="float" office:value="0.0233447034843266" calcext:value-type="float">
            <text:p>0.0233447035</text:p>
          </table:table-cell>
          <table:table-cell office:value-type="float" office:value="0.0196800211910158" calcext:value-type="float">
            <text:p>0.0196800212</text:p>
          </table:table-cell>
          <table:table-cell office:value-type="float" office:value="-0.170920641801786" calcext:value-type="float">
            <text:p>-0.1709206418</text:p>
          </table:table-cell>
        </table:table-row>
        <table:table-row table:style-name="ro1">
          <table:table-cell office:value-type="float" office:value="0.0151168747226096" calcext:value-type="float">
            <text:p>0.0151168747</text:p>
          </table:table-cell>
          <table:table-cell office:value-type="float" office:value="0.00957814265827656" calcext:value-type="float">
            <text:p>0.0095781427</text:p>
          </table:table-cell>
          <table:table-cell office:value-type="float" office:value="-0.0894046353248519" calcext:value-type="float">
            <text:p>-0.0894046353</text:p>
          </table:table-cell>
          <table:table-cell office:value-type="float" office:value="0.0277009076438844" calcext:value-type="float">
            <text:p>0.0277009076</text:p>
          </table:table-cell>
          <table:table-cell office:value-type="float" office:value="0.0164902155753225" calcext:value-type="float">
            <text:p>0.0164902156</text:p>
          </table:table-cell>
          <table:table-cell office:value-type="float" office:value="-0.178590635443106" calcext:value-type="float">
            <text:p>-0.1785906354</text:p>
          </table:table-cell>
          <table:table-cell/>
          <table:table-cell office:value-type="float" office:value="0.0201074140222967" calcext:value-type="float">
            <text:p>0.020107414</text:p>
          </table:table-cell>
          <table:table-cell office:value-type="float" office:value="0.0261226833833552" calcext:value-type="float">
            <text:p>0.0261226834</text:p>
          </table:table-cell>
          <table:table-cell office:value-type="float" office:value="0.410157382578748" calcext:value-type="float">
            <text:p>0.4101573826</text:p>
          </table:table-cell>
          <table:table-cell office:value-type="float" office:value="0.0189952303655446" calcext:value-type="float">
            <text:p>0.0189952304</text:p>
          </table:table-cell>
          <table:table-cell office:value-type="float" office:value="0.0188964001601562" calcext:value-type="float">
            <text:p>0.0188964002</text:p>
          </table:table-cell>
          <table:table-cell office:value-type="float" office:value="-0.215060718450695" calcext:value-type="float">
            <text:p>-0.2150607185</text:p>
          </table:table-cell>
        </table:table-row>
        <table:table-row table:style-name="ro1">
          <table:table-cell office:value-type="float" office:value="0.027106547575807" calcext:value-type="float">
            <text:p>0.0271065476</text:p>
          </table:table-cell>
          <table:table-cell office:value-type="float" office:value="0.0248399992626148" calcext:value-type="float">
            <text:p>0.0248399993</text:p>
          </table:table-cell>
          <table:table-cell office:value-type="float" office:value="-0.819649909259137" calcext:value-type="float">
            <text:p>-0.8196499093</text:p>
          </table:table-cell>
          <table:table-cell office:value-type="float" office:value="0.0382086800411344" calcext:value-type="float">
            <text:p>0.03820868</text:p>
          </table:table-cell>
          <table:table-cell office:value-type="float" office:value="0.0215106269344687" calcext:value-type="float">
            <text:p>0.0215106269</text:p>
          </table:table-cell>
          <table:table-cell office:value-type="float" office:value="-0.203264306671917" calcext:value-type="float">
            <text:p>-0.2032643067</text:p>
          </table:table-cell>
          <table:table-cell/>
          <table:table-cell office:value-type="float" office:value="0.0197136125178205" calcext:value-type="float">
            <text:p>0.0197136125</text:p>
          </table:table-cell>
          <table:table-cell office:value-type="float" office:value="0.0269590862468446" calcext:value-type="float">
            <text:p>0.0269590862</text:p>
          </table:table-cell>
          <table:table-cell office:value-type="float" office:value="0.522538196589206" calcext:value-type="float">
            <text:p>0.5225381966</text:p>
          </table:table-cell>
          <table:table-cell office:value-type="float" office:value="0.0212895015254617" calcext:value-type="float">
            <text:p>0.0212895015</text:p>
          </table:table-cell>
          <table:table-cell office:value-type="float" office:value="0.014756689989008" calcext:value-type="float">
            <text:p>0.01475669</text:p>
          </table:table-cell>
          <table:table-cell office:value-type="float" office:value="-0.195035362220369" calcext:value-type="float">
            <text:p>-0.1950353622</text:p>
          </table:table-cell>
        </table:table-row>
        <table:table-row table:style-name="ro1">
          <table:table-cell office:value-type="float" office:value="0.0263957728732179" calcext:value-type="float">
            <text:p>0.0263957729</text:p>
          </table:table-cell>
          <table:table-cell office:value-type="float" office:value="0.0226794219294949" calcext:value-type="float">
            <text:p>0.0226794219</text:p>
          </table:table-cell>
          <table:table-cell office:value-type="float" office:value="-0.78610181102244" calcext:value-type="float">
            <text:p>-0.786101811</text:p>
          </table:table-cell>
          <table:table-cell office:value-type="float" office:value="0.0425582990981639" calcext:value-type="float">
            <text:p>0.0425582991</text:p>
          </table:table-cell>
          <table:table-cell office:value-type="float" office:value="0.0247384714428335" calcext:value-type="float">
            <text:p>0.0247384714</text:p>
          </table:table-cell>
          <table:table-cell office:value-type="float" office:value="-0.171137157082558" calcext:value-type="float">
            <text:p>-0.1711371571</text:p>
          </table:table-cell>
          <table:table-cell/>
          <table:table-cell office:value-type="float" office:value="0.0212110709071779" calcext:value-type="float">
            <text:p>0.0212110709</text:p>
          </table:table-cell>
          <table:table-cell office:value-type="float" office:value="0.0249993395179013" calcext:value-type="float">
            <text:p>0.0249993395</text:p>
          </table:table-cell>
          <table:table-cell office:value-type="float" office:value="0.0169208316076937" calcext:value-type="float">
            <text:p>0.0169208316</text:p>
          </table:table-cell>
          <table:table-cell office:value-type="float" office:value="0.0204211536794901" calcext:value-type="float">
            <text:p>0.0204211537</text:p>
          </table:table-cell>
          <table:table-cell office:value-type="float" office:value="0.0157650546869263" calcext:value-type="float">
            <text:p>0.0157650547</text:p>
          </table:table-cell>
          <table:table-cell office:value-type="float" office:value="-0.206237257551402" calcext:value-type="float">
            <text:p>-0.2062372576</text:p>
          </table:table-cell>
        </table:table-row>
        <table:table-row table:style-name="ro1">
          <table:table-cell office:value-type="float" office:value="0.0321365478339178" calcext:value-type="float">
            <text:p>0.0321365478</text:p>
          </table:table-cell>
          <table:table-cell office:value-type="float" office:value="0.0337814094942626" calcext:value-type="float">
            <text:p>0.0337814095</text:p>
          </table:table-cell>
          <table:table-cell office:value-type="float" office:value="-0.82682324125836" calcext:value-type="float">
            <text:p>-0.8268232413</text:p>
          </table:table-cell>
          <table:table-cell office:value-type="float" office:value="0.058964622206986" calcext:value-type="float">
            <text:p>0.0589646222</text:p>
          </table:table-cell>
          <table:table-cell office:value-type="float" office:value="0.0348059915471822" calcext:value-type="float">
            <text:p>0.0348059915</text:p>
          </table:table-cell>
          <table:table-cell office:value-type="float" office:value="-0.18606814853847" calcext:value-type="float">
            <text:p>-0.1860681485</text:p>
          </table:table-cell>
          <table:table-cell/>
          <table:table-cell office:value-type="float" office:value="0.0194134050429797" calcext:value-type="float">
            <text:p>0.019413405</text:p>
          </table:table-cell>
          <table:table-cell office:value-type="float" office:value="0.0228405301974879" calcext:value-type="float">
            <text:p>0.0228405302</text:p>
          </table:table-cell>
          <table:table-cell office:value-type="float" office:value="0.14342887473955" calcext:value-type="float">
            <text:p>0.1434288747</text:p>
          </table:table-cell>
          <table:table-cell office:value-type="float" office:value="0.0167157724965364" calcext:value-type="float">
            <text:p>0.0167157725</text:p>
          </table:table-cell>
          <table:table-cell office:value-type="float" office:value="0.0153878913959488" calcext:value-type="float">
            <text:p>0.0153878914</text:p>
          </table:table-cell>
          <table:table-cell office:value-type="float" office:value="-0.25507922321558" calcext:value-type="float">
            <text:p>-0.2550792232</text:p>
          </table:table-cell>
        </table:table-row>
        <table:table-row table:style-name="ro1">
          <table:table-cell office:value-type="float" office:value="0.0326047158455092" calcext:value-type="float">
            <text:p>0.0326047158</text:p>
          </table:table-cell>
          <table:table-cell office:value-type="float" office:value="0.0289527377793662" calcext:value-type="float">
            <text:p>0.0289527378</text:p>
          </table:table-cell>
          <table:table-cell office:value-type="float" office:value="-0.885261668264206" calcext:value-type="float">
            <text:p>-0.8852616683</text:p>
          </table:table-cell>
          <table:table-cell office:value-type="float" office:value="0.0497780510224402" calcext:value-type="float">
            <text:p>0.049778051</text:p>
          </table:table-cell>
          <table:table-cell office:value-type="float" office:value="0.0291303784586489" calcext:value-type="float">
            <text:p>0.0291303785</text:p>
          </table:table-cell>
          <table:table-cell office:value-type="float" office:value="-0.167625981941819" calcext:value-type="float">
            <text:p>-0.1676259819</text:p>
          </table:table-cell>
          <table:table-cell/>
          <table:table-cell office:value-type="float" office:value="0.0175275574890876" calcext:value-type="float">
            <text:p>0.0175275575</text:p>
          </table:table-cell>
          <table:table-cell office:value-type="float" office:value="0.0249951694047265" calcext:value-type="float">
            <text:p>0.0249951694</text:p>
          </table:table-cell>
          <table:table-cell office:value-type="float" office:value="-0.00182331751265368" calcext:value-type="float">
            <text:p>-0.0018233175</text:p>
          </table:table-cell>
          <table:table-cell office:value-type="float" office:value="0.0195811749901623" calcext:value-type="float">
            <text:p>0.019581175</text:p>
          </table:table-cell>
          <table:table-cell office:value-type="float" office:value="0.018974623689428" calcext:value-type="float">
            <text:p>0.0189746237</text:p>
          </table:table-cell>
          <table:table-cell office:value-type="float" office:value="-0.274198677390814" calcext:value-type="float">
            <text:p>-0.2741986774</text:p>
          </table:table-cell>
        </table:table-row>
        <table:table-row table:style-name="ro1">
          <table:table-cell office:value-type="float" office:value="0.0323487613368047" calcext:value-type="float">
            <text:p>0.0323487613</text:p>
          </table:table-cell>
          <table:table-cell office:value-type="float" office:value="0.0261941347526294" calcext:value-type="float">
            <text:p>0.0261941348</text:p>
          </table:table-cell>
          <table:table-cell office:value-type="float" office:value="-0.64820848465302" calcext:value-type="float">
            <text:p>-0.6482084847</text:p>
          </table:table-cell>
          <table:table-cell office:value-type="float" office:value="0.0441026084125042" calcext:value-type="float">
            <text:p>0.0441026084</text:p>
          </table:table-cell>
          <table:table-cell office:value-type="float" office:value="0.0292460586875677" calcext:value-type="float">
            <text:p>0.0292460587</text:p>
          </table:table-cell>
          <table:table-cell office:value-type="float" office:value="-0.185555321816355" calcext:value-type="float">
            <text:p>-0.1855553218</text:p>
          </table:table-cell>
          <table:table-cell/>
          <table:table-cell office:value-type="float" office:value="0.0202756372361561" calcext:value-type="float">
            <text:p>0.0202756372</text:p>
          </table:table-cell>
          <table:table-cell office:value-type="float" office:value="0.0253371063029018" calcext:value-type="float">
            <text:p>0.0253371063</text:p>
          </table:table-cell>
          <table:table-cell office:value-type="float" office:value="0.500348630949773" calcext:value-type="float">
            <text:p>0.5003486309</text:p>
          </table:table-cell>
          <table:table-cell office:value-type="float" office:value="0.0278617009054869" calcext:value-type="float">
            <text:p>0.0278617009</text:p>
          </table:table-cell>
          <table:table-cell office:value-type="float" office:value="0.0236162416869774" calcext:value-type="float">
            <text:p>0.0236162417</text:p>
          </table:table-cell>
          <table:table-cell office:value-type="float" office:value="-0.15866396650672" calcext:value-type="float">
            <text:p>-0.1586639665</text:p>
          </table:table-cell>
        </table:table-row>
        <table:table-row table:style-name="ro1">
          <table:table-cell office:value-type="float" office:value="0.0165484341763927" calcext:value-type="float">
            <text:p>0.0165484342</text:p>
          </table:table-cell>
          <table:table-cell office:value-type="float" office:value="0.00915211433485096" calcext:value-type="float">
            <text:p>0.0091521143</text:p>
          </table:table-cell>
          <table:table-cell office:value-type="float" office:value="-0.173075315925666" calcext:value-type="float">
            <text:p>-0.1730753159</text:p>
          </table:table-cell>
          <table:table-cell office:value-type="float" office:value="0.0307093162089586" calcext:value-type="float">
            <text:p>0.0307093162</text:p>
          </table:table-cell>
          <table:table-cell office:value-type="float" office:value="0.0182950588408858" calcext:value-type="float">
            <text:p>0.0182950588</text:p>
          </table:table-cell>
          <table:table-cell office:value-type="float" office:value="-0.17005354212597" calcext:value-type="float">
            <text:p>-0.1700535421</text:p>
          </table:table-cell>
          <table:table-cell/>
          <table:table-cell office:value-type="float" office:value="0.0111202404970847" calcext:value-type="float">
            <text:p>0.0111202405</text:p>
          </table:table-cell>
          <table:table-cell office:value-type="float" office:value="0.0270752715439294" calcext:value-type="float">
            <text:p>0.0270752715</text:p>
          </table:table-cell>
          <table:table-cell office:value-type="float" office:value="0.218663971465307" calcext:value-type="float">
            <text:p>0.2186639715</text:p>
          </table:table-cell>
          <table:table-cell office:value-type="float" office:value="0.0183367818593979" calcext:value-type="float">
            <text:p>0.0183367819</text:p>
          </table:table-cell>
          <table:table-cell office:value-type="float" office:value="0.0218187556136399" calcext:value-type="float">
            <text:p>0.0218187556</text:p>
          </table:table-cell>
          <table:table-cell office:value-type="float" office:value="-0.231698361039162" calcext:value-type="float">
            <text:p>-0.231698361</text:p>
          </table:table-cell>
        </table:table-row>
        <table:table-row table:style-name="ro1">
          <table:table-cell office:value-type="float" office:value="0.0271350376004397" calcext:value-type="float">
            <text:p>0.0271350376</text:p>
          </table:table-cell>
          <table:table-cell office:value-type="float" office:value="0.0270827811618365" calcext:value-type="float">
            <text:p>0.0270827812</text:p>
          </table:table-cell>
          <table:table-cell office:value-type="float" office:value="-0.712409076608338" calcext:value-type="float">
            <text:p>-0.7124090766</text:p>
          </table:table-cell>
          <table:table-cell office:value-type="float" office:value="0.0517353169620037" calcext:value-type="float">
            <text:p>0.051735317</text:p>
          </table:table-cell>
          <table:table-cell office:value-type="float" office:value="0.0310349282808602" calcext:value-type="float">
            <text:p>0.0310349283</text:p>
          </table:table-cell>
          <table:table-cell office:value-type="float" office:value="-0.146587256714702" calcext:value-type="float">
            <text:p>-0.1465872567</text:p>
          </table:table-cell>
          <table:table-cell/>
          <table:table-cell office:value-type="float" office:value="0.0260584896829673" calcext:value-type="float">
            <text:p>0.0260584897</text:p>
          </table:table-cell>
          <table:table-cell office:value-type="float" office:value="0.0226808581540308" calcext:value-type="float">
            <text:p>0.0226808582</text:p>
          </table:table-cell>
          <table:table-cell office:value-type="float" office:value="-0.0061262214428167" calcext:value-type="float">
            <text:p>-0.0061262214</text:p>
          </table:table-cell>
          <table:table-cell office:value-type="float" office:value="0.0211625108961016" calcext:value-type="float">
            <text:p>0.0211625109</text:p>
          </table:table-cell>
          <table:table-cell office:value-type="float" office:value="0.0183122653979808" calcext:value-type="float">
            <text:p>0.0183122654</text:p>
          </table:table-cell>
          <table:table-cell office:value-type="float" office:value="-0.193988488521427" calcext:value-type="float">
            <text:p>-0.1939884885</text:p>
          </table:table-cell>
        </table:table-row>
        <table:table-row table:style-name="ro1">
          <table:table-cell office:value-type="float" office:value="0.0299888958107379" calcext:value-type="float">
            <text:p>0.0299888958</text:p>
          </table:table-cell>
          <table:table-cell office:value-type="float" office:value="0.0302916919942451" calcext:value-type="float">
            <text:p>0.030291692</text:p>
          </table:table-cell>
          <table:table-cell office:value-type="float" office:value="-0.808452789998457" calcext:value-type="float">
            <text:p>-0.80845279</text:p>
          </table:table-cell>
          <table:table-cell office:value-type="float" office:value="0.053490992076695" calcext:value-type="float">
            <text:p>0.0534909921</text:p>
          </table:table-cell>
          <table:table-cell office:value-type="float" office:value="0.0338783079758286" calcext:value-type="float">
            <text:p>0.033878308</text:p>
          </table:table-cell>
          <table:table-cell office:value-type="float" office:value="-0.225514512695372" calcext:value-type="float">
            <text:p>-0.2255145127</text:p>
          </table:table-cell>
          <table:table-cell/>
          <table:table-cell office:value-type="float" office:value="0.0118273839731616" calcext:value-type="float">
            <text:p>0.011827384</text:p>
          </table:table-cell>
          <table:table-cell office:value-type="float" office:value="0.0248841740422033" calcext:value-type="float">
            <text:p>0.024884174</text:p>
          </table:table-cell>
          <table:table-cell office:value-type="float" office:value="0.470278850894589" calcext:value-type="float">
            <text:p>0.4702788509</text:p>
          </table:table-cell>
          <table:table-cell office:value-type="float" office:value="0.0183233567513526" calcext:value-type="float">
            <text:p>0.0183233568</text:p>
          </table:table-cell>
          <table:table-cell office:value-type="float" office:value="0.017648538784124" calcext:value-type="float">
            <text:p>0.0176485388</text:p>
          </table:table-cell>
          <table:table-cell office:value-type="float" office:value="-0.174124963860959" calcext:value-type="float">
            <text:p>-0.1741249639</text:p>
          </table:table-cell>
        </table:table-row>
        <table:table-row table:style-name="ro1">
          <table:table-cell office:value-type="float" office:value="0.0265157764267719" calcext:value-type="float">
            <text:p>0.0265157764</text:p>
          </table:table-cell>
          <table:table-cell office:value-type="float" office:value="0.0191682133283493" calcext:value-type="float">
            <text:p>0.0191682133</text:p>
          </table:table-cell>
          <table:table-cell office:value-type="float" office:value="-0.588180934133262" calcext:value-type="float">
            <text:p>-0.5881809341</text:p>
          </table:table-cell>
          <table:table-cell office:value-type="float" office:value="0.0335487937554717" calcext:value-type="float">
            <text:p>0.0335487938</text:p>
          </table:table-cell>
          <table:table-cell office:value-type="float" office:value="0.021067034965381" calcext:value-type="float">
            <text:p>0.021067035</text:p>
          </table:table-cell>
          <table:table-cell office:value-type="float" office:value="-0.208449128828943" calcext:value-type="float">
            <text:p>-0.2084491288</text:p>
          </table:table-cell>
          <table:table-cell/>
          <table:table-cell office:value-type="float" office:value="0.0154822876602943" calcext:value-type="float">
            <text:p>0.0154822877</text:p>
          </table:table-cell>
          <table:table-cell office:value-type="float" office:value="0.0202373274275169" calcext:value-type="float">
            <text:p>0.0202373274</text:p>
          </table:table-cell>
          <table:table-cell office:value-type="float" office:value="0.09766862540324" calcext:value-type="float">
            <text:p>0.0976686254</text:p>
          </table:table-cell>
          <table:table-cell office:value-type="float" office:value="0.0140870442148298" calcext:value-type="float">
            <text:p>0.0140870442</text:p>
          </table:table-cell>
          <table:table-cell office:value-type="float" office:value="0.0139022763818502" calcext:value-type="float">
            <text:p>0.0139022764</text:p>
          </table:table-cell>
          <table:table-cell office:value-type="float" office:value="-0.215510759642348" calcext:value-type="float">
            <text:p>-0.2155107596</text:p>
          </table:table-cell>
        </table:table-row>
        <table:table-row table:style-name="ro1">
          <table:table-cell office:value-type="float" office:value="0.0298343777437242" calcext:value-type="float">
            <text:p>0.0298343777</text:p>
          </table:table-cell>
          <table:table-cell office:value-type="float" office:value="0.0248562547211178" calcext:value-type="float">
            <text:p>0.0248562547</text:p>
          </table:table-cell>
          <table:table-cell office:value-type="float" office:value="-0.526567644285332" calcext:value-type="float">
            <text:p>-0.5265676443</text:p>
          </table:table-cell>
          <table:table-cell office:value-type="float" office:value="0.0392501425929368" calcext:value-type="float">
            <text:p>0.0392501426</text:p>
          </table:table-cell>
          <table:table-cell office:value-type="float" office:value="0.0246323622297496" calcext:value-type="float">
            <text:p>0.0246323622</text:p>
          </table:table-cell>
          <table:table-cell office:value-type="float" office:value="-0.120831928122789" calcext:value-type="float">
            <text:p>-0.1208319281</text:p>
          </table:table-cell>
          <table:table-cell/>
          <table:table-cell office:value-type="float" office:value="0.0152326425706518" calcext:value-type="float">
            <text:p>0.0152326426</text:p>
          </table:table-cell>
          <table:table-cell office:value-type="float" office:value="0.023108351882115" calcext:value-type="float">
            <text:p>0.0231083519</text:p>
          </table:table-cell>
          <table:table-cell office:value-type="float" office:value="0.308409135282921" calcext:value-type="float">
            <text:p>0.3084091353</text:p>
          </table:table-cell>
          <table:table-cell office:value-type="float" office:value="0.0167690697591752" calcext:value-type="float">
            <text:p>0.0167690698</text:p>
          </table:table-cell>
          <table:table-cell office:value-type="float" office:value="0.0154279810143635" calcext:value-type="float">
            <text:p>0.015427981</text:p>
          </table:table-cell>
          <table:table-cell office:value-type="float" office:value="-0.229316014796495" calcext:value-type="float">
            <text:p>-0.2293160148</text:p>
          </table:table-cell>
        </table:table-row>
        <table:table-row table:style-name="ro1">
          <table:table-cell office:value-type="float" office:value="0.0268163799088325" calcext:value-type="float">
            <text:p>0.0268163799</text:p>
          </table:table-cell>
          <table:table-cell office:value-type="float" office:value="0.0302428045107131" calcext:value-type="float">
            <text:p>0.0302428045</text:p>
          </table:table-cell>
          <table:table-cell office:value-type="float" office:value="-0.696645676604292" calcext:value-type="float">
            <text:p>-0.6966456766</text:p>
          </table:table-cell>
          <table:table-cell office:value-type="float" office:value="0.049393860809505" calcext:value-type="float">
            <text:p>0.0493938608</text:p>
          </table:table-cell>
          <table:table-cell office:value-type="float" office:value="0.0302431218326092" calcext:value-type="float">
            <text:p>0.0302431218</text:p>
          </table:table-cell>
          <table:table-cell office:value-type="float" office:value="-0.148620378039777" calcext:value-type="float">
            <text:p>-0.148620378</text:p>
          </table:table-cell>
          <table:table-cell/>
          <table:table-cell office:value-type="float" office:value="0.0166229132932948" calcext:value-type="float">
            <text:p>0.0166229133</text:p>
          </table:table-cell>
          <table:table-cell office:value-type="float" office:value="0.0239869166880687" calcext:value-type="float">
            <text:p>0.0239869167</text:p>
          </table:table-cell>
          <table:table-cell office:value-type="float" office:value="0.0260386388142388" calcext:value-type="float">
            <text:p>0.0260386388</text:p>
          </table:table-cell>
          <table:table-cell office:value-type="float" office:value="0.0167310240212828" calcext:value-type="float">
            <text:p>0.016731024</text:p>
          </table:table-cell>
          <table:table-cell office:value-type="float" office:value="0.0151119890622795" calcext:value-type="float">
            <text:p>0.0151119891</text:p>
          </table:table-cell>
          <table:table-cell office:value-type="float" office:value="-0.230785645172" calcext:value-type="float">
            <text:p>-0.2307856452</text:p>
          </table:table-cell>
        </table:table-row>
        <table:table-row table:style-name="ro1">
          <table:table-cell office:value-type="float" office:value="0.0288112181226759" calcext:value-type="float">
            <text:p>0.0288112181</text:p>
          </table:table-cell>
          <table:table-cell office:value-type="float" office:value="0.0344488112368069" calcext:value-type="float">
            <text:p>0.0344488112</text:p>
          </table:table-cell>
          <table:table-cell office:value-type="float" office:value="-0.773965160914494" calcext:value-type="float">
            <text:p>-0.7739651609</text:p>
          </table:table-cell>
          <table:table-cell office:value-type="float" office:value="0.0492789053358138" calcext:value-type="float">
            <text:p>0.0492789053</text:p>
          </table:table-cell>
          <table:table-cell office:value-type="float" office:value="0.0322623864281923" calcext:value-type="float">
            <text:p>0.0322623864</text:p>
          </table:table-cell>
          <table:table-cell office:value-type="float" office:value="-0.151425370015204" calcext:value-type="float">
            <text:p>-0.15142537</text:p>
          </table:table-cell>
          <table:table-cell/>
          <table:table-cell office:value-type="float" office:value="0.0175415963058943" calcext:value-type="float">
            <text:p>0.0175415963</text:p>
          </table:table-cell>
          <table:table-cell office:value-type="float" office:value="0.029541369720945" calcext:value-type="float">
            <text:p>0.0295413697</text:p>
          </table:table-cell>
          <table:table-cell office:value-type="float" office:value="0.209641496389103" calcext:value-type="float">
            <text:p>0.2096414964</text:p>
          </table:table-cell>
          <table:table-cell office:value-type="float" office:value="0.0257906122365966" calcext:value-type="float">
            <text:p>0.0257906122</text:p>
          </table:table-cell>
          <table:table-cell office:value-type="float" office:value="0.0161824350012466" calcext:value-type="float">
            <text:p>0.016182435</text:p>
          </table:table-cell>
          <table:table-cell office:value-type="float" office:value="-0.205784355476499" calcext:value-type="float">
            <text:p>-0.2057843555</text:p>
          </table:table-cell>
        </table:table-row>
        <table:table-row table:style-name="ro1">
          <table:table-cell office:value-type="float" office:value="0.0312640976428396" calcext:value-type="float">
            <text:p>0.0312640976</text:p>
          </table:table-cell>
          <table:table-cell office:value-type="float" office:value="0.0262316183814006" calcext:value-type="float">
            <text:p>0.0262316184</text:p>
          </table:table-cell>
          <table:table-cell office:value-type="float" office:value="-0.732872002668906" calcext:value-type="float">
            <text:p>-0.7328720027</text:p>
          </table:table-cell>
          <table:table-cell office:value-type="float" office:value="0.0419764561578631" calcext:value-type="float">
            <text:p>0.0419764562</text:p>
          </table:table-cell>
          <table:table-cell office:value-type="float" office:value="0.0267835089471191" calcext:value-type="float">
            <text:p>0.0267835089</text:p>
          </table:table-cell>
          <table:table-cell office:value-type="float" office:value="-0.141794698685408" calcext:value-type="float">
            <text:p>-0.1417946987</text:p>
          </table:table-cell>
          <table:table-cell/>
          <table:table-cell office:value-type="float" office:value="0.0178550016018514" calcext:value-type="float">
            <text:p>0.0178550016</text:p>
          </table:table-cell>
          <table:table-cell office:value-type="float" office:value="0.0230377446809124" calcext:value-type="float">
            <text:p>0.0230377447</text:p>
          </table:table-cell>
          <table:table-cell office:value-type="float" office:value="0.364424775061127" calcext:value-type="float">
            <text:p>0.3644247751</text:p>
          </table:table-cell>
          <table:table-cell office:value-type="float" office:value="0.0192811174783856" calcext:value-type="float">
            <text:p>0.0192811175</text:p>
          </table:table-cell>
          <table:table-cell office:value-type="float" office:value="0.0147604486905038" calcext:value-type="float">
            <text:p>0.0147604487</text:p>
          </table:table-cell>
          <table:table-cell office:value-type="float" office:value="-0.202706553414464" calcext:value-type="float">
            <text:p>-0.2027065534</text:p>
          </table:table-cell>
        </table:table-row>
        <table:table-row table:style-name="ro1">
          <table:table-cell office:value-type="float" office:value="0.0378085167595442" calcext:value-type="float">
            <text:p>0.0378085168</text:p>
          </table:table-cell>
          <table:table-cell office:value-type="float" office:value="0.033237820882451" calcext:value-type="float">
            <text:p>0.0332378209</text:p>
          </table:table-cell>
          <table:table-cell office:value-type="float" office:value="-0.770585804232594" calcext:value-type="float">
            <text:p>-0.7705858042</text:p>
          </table:table-cell>
          <table:table-cell office:value-type="float" office:value="0.0591336984187365" calcext:value-type="float">
            <text:p>0.0591336984</text:p>
          </table:table-cell>
          <table:table-cell office:value-type="float" office:value="0.0365574039053172" calcext:value-type="float">
            <text:p>0.0365574039</text:p>
          </table:table-cell>
          <table:table-cell office:value-type="float" office:value="-0.20638836119324" calcext:value-type="float">
            <text:p>-0.2063883612</text:p>
          </table:table-cell>
          <table:table-cell/>
          <table:table-cell office:value-type="float" office:value="0.0249319756284181" calcext:value-type="float">
            <text:p>0.0249319756</text:p>
          </table:table-cell>
          <table:table-cell office:value-type="float" office:value="0.0252142393861899" calcext:value-type="float">
            <text:p>0.0252142394</text:p>
          </table:table-cell>
          <table:table-cell office:value-type="float" office:value="0.516992547289899" calcext:value-type="float">
            <text:p>0.5169925473</text:p>
          </table:table-cell>
          <table:table-cell office:value-type="float" office:value="0.030139156547375" calcext:value-type="float">
            <text:p>0.0301391565</text:p>
          </table:table-cell>
          <table:table-cell office:value-type="float" office:value="0.0252756937639788" calcext:value-type="float">
            <text:p>0.0252756938</text:p>
          </table:table-cell>
          <table:table-cell office:value-type="float" office:value="-0.18322266722098" calcext:value-type="float">
            <text:p>-0.1832226672</text:p>
          </table:table-cell>
        </table:table-row>
        <table:table-row table:style-name="ro1">
          <table:table-cell office:value-type="float" office:value="0.0184499525434108" calcext:value-type="float">
            <text:p>0.0184499525</text:p>
          </table:table-cell>
          <table:table-cell office:value-type="float" office:value="0.0165033197852901" calcext:value-type="float">
            <text:p>0.0165033198</text:p>
          </table:table-cell>
          <table:table-cell office:value-type="float" office:value="-0.129885399176983" calcext:value-type="float">
            <text:p>-0.1298853992</text:p>
          </table:table-cell>
          <table:table-cell office:value-type="float" office:value="0.0333895151503384" calcext:value-type="float">
            <text:p>0.0333895152</text:p>
          </table:table-cell>
          <table:table-cell office:value-type="float" office:value="0.0211951013188809" calcext:value-type="float">
            <text:p>0.0211951013</text:p>
          </table:table-cell>
          <table:table-cell office:value-type="float" office:value="-0.158862370718271" calcext:value-type="float">
            <text:p>-0.1588623707</text:p>
          </table:table-cell>
          <table:table-cell/>
          <table:table-cell office:value-type="float" office:value="0.01913707793382" calcext:value-type="float">
            <text:p>0.0191370779</text:p>
          </table:table-cell>
          <table:table-cell office:value-type="float" office:value="0.031807232989453" calcext:value-type="float">
            <text:p>0.031807233</text:p>
          </table:table-cell>
          <table:table-cell office:value-type="float" office:value="0.349412825246663" calcext:value-type="float">
            <text:p>0.3494128252</text:p>
          </table:table-cell>
          <table:table-cell office:value-type="float" office:value="0.0159314692486078" calcext:value-type="float">
            <text:p>0.0159314692</text:p>
          </table:table-cell>
          <table:table-cell office:value-type="float" office:value="0.0161002365406603" calcext:value-type="float">
            <text:p>0.0161002365</text:p>
          </table:table-cell>
          <table:table-cell office:value-type="float" office:value="-0.200115502282279" calcext:value-type="float">
            <text:p>-0.2001155023</text:p>
          </table:table-cell>
        </table:table-row>
        <table:table-row table:style-name="ro1">
          <table:table-cell office:value-type="float" office:value="0.0257119360019499" calcext:value-type="float">
            <text:p>0.025711936</text:p>
          </table:table-cell>
          <table:table-cell office:value-type="float" office:value="0.0252303478148847" calcext:value-type="float">
            <text:p>0.0252303478</text:p>
          </table:table-cell>
          <table:table-cell office:value-type="float" office:value="-0.814484184852215" calcext:value-type="float">
            <text:p>-0.8144841849</text:p>
          </table:table-cell>
          <table:table-cell office:value-type="float" office:value="0.0438596414402127" calcext:value-type="float">
            <text:p>0.0438596414</text:p>
          </table:table-cell>
          <table:table-cell office:value-type="float" office:value="0.0283154131378978" calcext:value-type="float">
            <text:p>0.0283154131</text:p>
          </table:table-cell>
          <table:table-cell office:value-type="float" office:value="-0.130181400105357" calcext:value-type="float">
            <text:p>-0.1301814001</text:p>
          </table:table-cell>
          <table:table-cell/>
          <table:table-cell office:value-type="float" office:value="0.0182477048702761" calcext:value-type="float">
            <text:p>0.0182477049</text:p>
          </table:table-cell>
          <table:table-cell office:value-type="float" office:value="0.0191666740904108" calcext:value-type="float">
            <text:p>0.0191666741</text:p>
          </table:table-cell>
          <table:table-cell office:value-type="float" office:value="0.123982883139817" calcext:value-type="float">
            <text:p>0.1239828831</text:p>
          </table:table-cell>
          <table:table-cell office:value-type="float" office:value="0.0176157034933567" calcext:value-type="float">
            <text:p>0.0176157035</text:p>
          </table:table-cell>
          <table:table-cell office:value-type="float" office:value="0.0138712834334001" calcext:value-type="float">
            <text:p>0.0138712834</text:p>
          </table:table-cell>
          <table:table-cell office:value-type="float" office:value="-0.210573250986636" calcext:value-type="float">
            <text:p>-0.210573251</text:p>
          </table:table-cell>
        </table:table-row>
        <table:table-row table:style-name="ro1">
          <table:table-cell office:value-type="float" office:value="0.0300907695557844" calcext:value-type="float">
            <text:p>0.0300907696</text:p>
          </table:table-cell>
          <table:table-cell office:value-type="float" office:value="0.0264889163948951" calcext:value-type="float">
            <text:p>0.0264889164</text:p>
          </table:table-cell>
          <table:table-cell office:value-type="float" office:value="-0.715697068436228" calcext:value-type="float">
            <text:p>-0.7156970684</text:p>
          </table:table-cell>
          <table:table-cell office:value-type="float" office:value="0.0450084641575813" calcext:value-type="float">
            <text:p>0.0450084642</text:p>
          </table:table-cell>
          <table:table-cell office:value-type="float" office:value="0.0283055834006518" calcext:value-type="float">
            <text:p>0.0283055834</text:p>
          </table:table-cell>
          <table:table-cell office:value-type="float" office:value="-0.156508063036017" calcext:value-type="float">
            <text:p>-0.156508063</text:p>
          </table:table-cell>
          <table:table-cell/>
          <table:table-cell office:value-type="float" office:value="0.015687766798088" calcext:value-type="float">
            <text:p>0.0156877668</text:p>
          </table:table-cell>
          <table:table-cell office:value-type="float" office:value="0.0201134343052287" calcext:value-type="float">
            <text:p>0.0201134343</text:p>
          </table:table-cell>
          <table:table-cell office:value-type="float" office:value="0.430785270463072" calcext:value-type="float">
            <text:p>0.4307852705</text:p>
          </table:table-cell>
          <table:table-cell office:value-type="float" office:value="0.0212698041461408" calcext:value-type="float">
            <text:p>0.0212698041</text:p>
          </table:table-cell>
          <table:table-cell office:value-type="float" office:value="0.0189405474346131" calcext:value-type="float">
            <text:p>0.0189405474</text:p>
          </table:table-cell>
          <table:table-cell office:value-type="float" office:value="-0.186386841442436" calcext:value-type="float">
            <text:p>-0.1863868414</text:p>
          </table:table-cell>
        </table:table-row>
        <table:table-row table:style-name="ro1">
          <table:table-cell office:value-type="float" office:value="0.0260542164314282" calcext:value-type="float">
            <text:p>0.0260542164</text:p>
          </table:table-cell>
          <table:table-cell office:value-type="float" office:value="0.0209355742842168" calcext:value-type="float">
            <text:p>0.0209355743</text:p>
          </table:table-cell>
          <table:table-cell office:value-type="float" office:value="-0.615032589667421" calcext:value-type="float">
            <text:p>-0.6150325897</text:p>
          </table:table-cell>
          <table:table-cell office:value-type="float" office:value="0.0337912997230887" calcext:value-type="float">
            <text:p>0.0337912997</text:p>
          </table:table-cell>
          <table:table-cell office:value-type="float" office:value="0.0214514878112823" calcext:value-type="float">
            <text:p>0.0214514878</text:p>
          </table:table-cell>
          <table:table-cell office:value-type="float" office:value="-0.145034634321928" calcext:value-type="float">
            <text:p>-0.1450346343</text:p>
          </table:table-cell>
          <table:table-cell/>
          <table:table-cell office:value-type="float" office:value="0.0189412039012326" calcext:value-type="float">
            <text:p>0.0189412039</text:p>
          </table:table-cell>
          <table:table-cell office:value-type="float" office:value="0.017584118403863" calcext:value-type="float">
            <text:p>0.0175841184</text:p>
          </table:table-cell>
          <table:table-cell office:value-type="float" office:value="0.332004036843545" calcext:value-type="float">
            <text:p>0.3320040368</text:p>
          </table:table-cell>
          <table:table-cell office:value-type="float" office:value="0.0207318377681077" calcext:value-type="float">
            <text:p>0.0207318378</text:p>
          </table:table-cell>
          <table:table-cell office:value-type="float" office:value="0.0147526031825691" calcext:value-type="float">
            <text:p>0.0147526032</text:p>
          </table:table-cell>
          <table:table-cell office:value-type="float" office:value="-0.210498365201056" calcext:value-type="float">
            <text:p>-0.2104983652</text:p>
          </table:table-cell>
        </table:table-row>
        <table:table-row table:style-name="ro1">
          <table:table-cell office:value-type="float" office:value="0.0154905732515862" calcext:value-type="float">
            <text:p>0.0154905733</text:p>
          </table:table-cell>
          <table:table-cell office:value-type="float" office:value="0.0109250300216195" calcext:value-type="float">
            <text:p>0.01092503</text:p>
          </table:table-cell>
          <table:table-cell office:value-type="float" office:value="0.0712433495661473" calcext:value-type="float">
            <text:p>0.0712433496</text:p>
          </table:table-cell>
          <table:table-cell office:value-type="float" office:value="0.0331224141642451" calcext:value-type="float">
            <text:p>0.0331224142</text:p>
          </table:table-cell>
          <table:table-cell office:value-type="float" office:value="0.0200052214320749" calcext:value-type="float">
            <text:p>0.0200052214</text:p>
          </table:table-cell>
          <table:table-cell office:value-type="float" office:value="-0.174501561420038" calcext:value-type="float">
            <text:p>-0.1745015614</text:p>
          </table:table-cell>
          <table:table-cell/>
          <table:table-cell office:value-type="float" office:value="0.0153486457492118" calcext:value-type="float">
            <text:p>0.0153486457</text:p>
          </table:table-cell>
          <table:table-cell office:value-type="float" office:value="0.0324066431085511" calcext:value-type="float">
            <text:p>0.0324066431</text:p>
          </table:table-cell>
          <table:table-cell office:value-type="float" office:value="0.461025823085826" calcext:value-type="float">
            <text:p>0.4610258231</text:p>
          </table:table-cell>
          <table:table-cell office:value-type="float" office:value="0.0265405175276101" calcext:value-type="float">
            <text:p>0.0265405175</text:p>
          </table:table-cell>
          <table:table-cell office:value-type="float" office:value="0.0229326012078673" calcext:value-type="float">
            <text:p>0.0229326012</text:p>
          </table:table-cell>
          <table:table-cell office:value-type="float" office:value="-0.247314593754709" calcext:value-type="float">
            <text:p>-0.2473145938</text:p>
          </table:table-cell>
        </table:table-row>
        <table:table-row table:style-name="ro1">
          <table:table-cell office:value-type="float" office:value="0.0217397173499431" calcext:value-type="float">
            <text:p>0.0217397173</text:p>
          </table:table-cell>
          <table:table-cell office:value-type="float" office:value="0.0194471881344739" calcext:value-type="float">
            <text:p>0.0194471881</text:p>
          </table:table-cell>
          <table:table-cell office:value-type="float" office:value="-0.610331857666113" calcext:value-type="float">
            <text:p>-0.6103318577</text:p>
          </table:table-cell>
          <table:table-cell office:value-type="float" office:value="0.0434139402583242" calcext:value-type="float">
            <text:p>0.0434139403</text:p>
          </table:table-cell>
          <table:table-cell office:value-type="float" office:value="0.0268920312635601" calcext:value-type="float">
            <text:p>0.0268920313</text:p>
          </table:table-cell>
          <table:table-cell office:value-type="float" office:value="-0.154927484923974" calcext:value-type="float">
            <text:p>-0.1549274849</text:p>
          </table:table-cell>
          <table:table-cell/>
          <table:table-cell office:value-type="float" office:value="0.0155032935484306" calcext:value-type="float">
            <text:p>0.0155032935</text:p>
          </table:table-cell>
          <table:table-cell office:value-type="float" office:value="0.0267021299666281" calcext:value-type="float">
            <text:p>0.02670213</text:p>
          </table:table-cell>
          <table:table-cell office:value-type="float" office:value="0.421322089728646" calcext:value-type="float">
            <text:p>0.4213220897</text:p>
          </table:table-cell>
          <table:table-cell office:value-type="float" office:value="0.0231166916433722" calcext:value-type="float">
            <text:p>0.0231166916</text:p>
          </table:table-cell>
          <table:table-cell office:value-type="float" office:value="0.0236704505281523" calcext:value-type="float">
            <text:p>0.0236704505</text:p>
          </table:table-cell>
          <table:table-cell office:value-type="float" office:value="-0.19091340478044" calcext:value-type="float">
            <text:p>-0.1909134048</text:p>
          </table:table-cell>
        </table:table-row>
        <table:table-row table:style-name="ro1">
          <table:table-cell office:value-type="float" office:value="0.0271937208270199" calcext:value-type="float">
            <text:p>0.0271937208</text:p>
          </table:table-cell>
          <table:table-cell office:value-type="float" office:value="0.0248613400018743" calcext:value-type="float">
            <text:p>0.02486134</text:p>
          </table:table-cell>
          <table:table-cell office:value-type="float" office:value="-0.724743453072454" calcext:value-type="float">
            <text:p>-0.7247434531</text:p>
          </table:table-cell>
          <table:table-cell office:value-type="float" office:value="0.0510812518186867" calcext:value-type="float">
            <text:p>0.0510812518</text:p>
          </table:table-cell>
          <table:table-cell office:value-type="float" office:value="0.0321119287051261" calcext:value-type="float">
            <text:p>0.0321119287</text:p>
          </table:table-cell>
          <table:table-cell office:value-type="float" office:value="-0.206894337432459" calcext:value-type="float">
            <text:p>-0.2068943374</text:p>
          </table:table-cell>
          <table:table-cell/>
          <table:table-cell office:value-type="float" office:value="0.0149348713152985" calcext:value-type="float">
            <text:p>0.0149348713</text:p>
          </table:table-cell>
          <table:table-cell office:value-type="float" office:value="0.0292080994516429" calcext:value-type="float">
            <text:p>0.0292080995</text:p>
          </table:table-cell>
          <table:table-cell office:value-type="float" office:value="-0.158918387452899" calcext:value-type="float">
            <text:p>-0.1589183875</text:p>
          </table:table-cell>
          <table:table-cell office:value-type="float" office:value="0.0180069206748158" calcext:value-type="float">
            <text:p>0.0180069207</text:p>
          </table:table-cell>
          <table:table-cell office:value-type="float" office:value="0.0201974881114438" calcext:value-type="float">
            <text:p>0.0201974881</text:p>
          </table:table-cell>
          <table:table-cell office:value-type="float" office:value="-0.247605420043692" calcext:value-type="float">
            <text:p>-0.24760542</text:p>
          </table:table-cell>
        </table:table-row>
        <table:table-row table:style-name="ro1">
          <table:table-cell office:value-type="float" office:value="0.0319682282532899" calcext:value-type="float">
            <text:p>0.0319682283</text:p>
          </table:table-cell>
          <table:table-cell office:value-type="float" office:value="0.0368372539906768" calcext:value-type="float">
            <text:p>0.036837254</text:p>
          </table:table-cell>
          <table:table-cell office:value-type="float" office:value="-0.809953446459764" calcext:value-type="float">
            <text:p>-0.8099534465</text:p>
          </table:table-cell>
          <table:table-cell office:value-type="float" office:value="0.0563917388208211" calcext:value-type="float">
            <text:p>0.0563917388</text:p>
          </table:table-cell>
          <table:table-cell office:value-type="float" office:value="0.0371436449233442" calcext:value-type="float">
            <text:p>0.0371436449</text:p>
          </table:table-cell>
          <table:table-cell office:value-type="float" office:value="-0.219141382351518" calcext:value-type="float">
            <text:p>-0.2191413824</text:p>
          </table:table-cell>
          <table:table-cell/>
          <table:table-cell office:value-type="float" office:value="0.0134118034032101" calcext:value-type="float">
            <text:p>0.0134118034</text:p>
          </table:table-cell>
          <table:table-cell office:value-type="float" office:value="0.0317967719675337" calcext:value-type="float">
            <text:p>0.031796772</text:p>
          </table:table-cell>
          <table:table-cell office:value-type="float" office:value="-0.150980814881184" calcext:value-type="float">
            <text:p>-0.1509808149</text:p>
          </table:table-cell>
          <table:table-cell office:value-type="float" office:value="0.0172621571924537" calcext:value-type="float">
            <text:p>0.0172621572</text:p>
          </table:table-cell>
          <table:table-cell office:value-type="float" office:value="0.0194906584918499" calcext:value-type="float">
            <text:p>0.0194906585</text:p>
          </table:table-cell>
          <table:table-cell office:value-type="float" office:value="-0.240357586694881" calcext:value-type="float">
            <text:p>-0.2403575867</text:p>
          </table:table-cell>
        </table:table-row>
        <table:table-row table:style-name="ro1">
          <table:table-cell office:value-type="float" office:value="0.028257480889485" calcext:value-type="float">
            <text:p>0.0282574809</text:p>
          </table:table-cell>
          <table:table-cell office:value-type="float" office:value="0.0237911546433754" calcext:value-type="float">
            <text:p>0.0237911546</text:p>
          </table:table-cell>
          <table:table-cell office:value-type="float" office:value="-0.764771970557883" calcext:value-type="float">
            <text:p>-0.7647719706</text:p>
          </table:table-cell>
          <table:table-cell office:value-type="float" office:value="0.0356580872088671" calcext:value-type="float">
            <text:p>0.0356580872</text:p>
          </table:table-cell>
          <table:table-cell office:value-type="float" office:value="0.022812468605116" calcext:value-type="float">
            <text:p>0.0228124686</text:p>
          </table:table-cell>
          <table:table-cell office:value-type="float" office:value="-0.206756645068526" calcext:value-type="float">
            <text:p>-0.2067566451</text:p>
          </table:table-cell>
          <table:table-cell/>
          <table:table-cell office:value-type="float" office:value="0.0163544781760099" calcext:value-type="float">
            <text:p>0.0163544782</text:p>
          </table:table-cell>
          <table:table-cell office:value-type="float" office:value="0.0267362261941365" calcext:value-type="float">
            <text:p>0.0267362262</text:p>
          </table:table-cell>
          <table:table-cell office:value-type="float" office:value="0.264797591661428" calcext:value-type="float">
            <text:p>0.2647975917</text:p>
          </table:table-cell>
          <table:table-cell office:value-type="float" office:value="0.0208834119606763" calcext:value-type="float">
            <text:p>0.020883412</text:p>
          </table:table-cell>
          <table:table-cell office:value-type="float" office:value="0.0190375859383494" calcext:value-type="float">
            <text:p>0.0190375859</text:p>
          </table:table-cell>
          <table:table-cell office:value-type="float" office:value="-0.185094162635505" calcext:value-type="float">
            <text:p>-0.1850941626</text:p>
          </table:table-cell>
        </table:table-row>
        <table:table-row table:style-name="ro1">
          <table:table-cell office:value-type="float" office:value="0.0225918446468032" calcext:value-type="float">
            <text:p>0.0225918446</text:p>
          </table:table-cell>
          <table:table-cell office:value-type="float" office:value="0.0207861132766071" calcext:value-type="float">
            <text:p>0.0207861133</text:p>
          </table:table-cell>
          <table:table-cell office:value-type="float" office:value="-0.636266669453529" calcext:value-type="float">
            <text:p>-0.6362666695</text:p>
          </table:table-cell>
          <table:table-cell office:value-type="float" office:value="0.0427543009631336" calcext:value-type="float">
            <text:p>0.042754301</text:p>
          </table:table-cell>
          <table:table-cell office:value-type="float" office:value="0.0266987139824778" calcext:value-type="float">
            <text:p>0.026698714</text:p>
          </table:table-cell>
          <table:table-cell office:value-type="float" office:value="-0.15617445348762" calcext:value-type="float">
            <text:p>-0.1561744535</text:p>
          </table:table-cell>
          <table:table-cell/>
          <table:table-cell office:value-type="float" office:value="0.0170051659278082" calcext:value-type="float">
            <text:p>0.0170051659</text:p>
          </table:table-cell>
          <table:table-cell office:value-type="float" office:value="0.0194927544464133" calcext:value-type="float">
            <text:p>0.0194927544</text:p>
          </table:table-cell>
          <table:table-cell office:value-type="float" office:value="0.589056351528206" calcext:value-type="float">
            <text:p>0.5890563515</text:p>
          </table:table-cell>
          <table:table-cell office:value-type="float" office:value="0.0194179530255497" calcext:value-type="float">
            <text:p>0.019417953</text:p>
          </table:table-cell>
          <table:table-cell office:value-type="float" office:value="0.0162599473726004" calcext:value-type="float">
            <text:p>0.0162599474</text:p>
          </table:table-cell>
          <table:table-cell office:value-type="float" office:value="-0.215778456907719" calcext:value-type="float">
            <text:p>-0.2157784569</text:p>
          </table:table-cell>
        </table:table-row>
        <table:table-row table:style-name="ro1">
          <table:table-cell office:value-type="float" office:value="0.0241844219463392" calcext:value-type="float">
            <text:p>0.0241844219</text:p>
          </table:table-cell>
          <table:table-cell office:value-type="float" office:value="0.0151106517546703" calcext:value-type="float">
            <text:p>0.0151106518</text:p>
          </table:table-cell>
          <table:table-cell office:value-type="float" office:value="-0.791389995612278" calcext:value-type="float">
            <text:p>-0.7913899956</text:p>
          </table:table-cell>
          <table:table-cell office:value-type="float" office:value="0.0314386249519885" calcext:value-type="float">
            <text:p>0.031438625</text:p>
          </table:table-cell>
          <table:table-cell office:value-type="float" office:value="0.0195450028404594" calcext:value-type="float">
            <text:p>0.0195450028</text:p>
          </table:table-cell>
          <table:table-cell office:value-type="float" office:value="-0.154423000663519" calcext:value-type="float">
            <text:p>-0.1544230007</text:p>
          </table:table-cell>
          <table:table-cell/>
          <table:table-cell office:value-type="float" office:value="0.0192931575415117" calcext:value-type="float">
            <text:p>0.0192931575</text:p>
          </table:table-cell>
          <table:table-cell office:value-type="float" office:value="0.0232913411104095" calcext:value-type="float">
            <text:p>0.0232913411</text:p>
          </table:table-cell>
          <table:table-cell office:value-type="float" office:value="0.202239963463206" calcext:value-type="float">
            <text:p>0.2022399635</text:p>
          </table:table-cell>
          <table:table-cell office:value-type="float" office:value="0.0251012941356748" calcext:value-type="float">
            <text:p>0.0251012941</text:p>
          </table:table-cell>
          <table:table-cell office:value-type="float" office:value="0.0217555753421038" calcext:value-type="float">
            <text:p>0.0217555753</text:p>
          </table:table-cell>
          <table:table-cell office:value-type="float" office:value="-0.181731021404266" calcext:value-type="float">
            <text:p>-0.1817310214</text:p>
          </table:table-cell>
        </table:table-row>
        <table:table-row table:style-name="ro1">
          <table:table-cell office:value-type="float" office:value="0.0331749651085611" calcext:value-type="float">
            <text:p>0.0331749651</text:p>
          </table:table-cell>
          <table:table-cell office:value-type="float" office:value="0.0320570929937559" calcext:value-type="float">
            <text:p>0.032057093</text:p>
          </table:table-cell>
          <table:table-cell office:value-type="float" office:value="-0.817485391214819" calcext:value-type="float">
            <text:p>-0.8174853912</text:p>
          </table:table-cell>
          <table:table-cell office:value-type="float" office:value="0.0476910203695297" calcext:value-type="float">
            <text:p>0.0476910204</text:p>
          </table:table-cell>
          <table:table-cell office:value-type="float" office:value="0.0324805823154747" calcext:value-type="float">
            <text:p>0.0324805823</text:p>
          </table:table-cell>
          <table:table-cell office:value-type="float" office:value="-0.140610053483397" calcext:value-type="float">
            <text:p>-0.1406100535</text:p>
          </table:table-cell>
          <table:table-cell/>
          <table:table-cell office:value-type="float" office:value="0.0198334342032243" calcext:value-type="float">
            <text:p>0.0198334342</text:p>
          </table:table-cell>
          <table:table-cell office:value-type="float" office:value="0.0199793957292959" calcext:value-type="float">
            <text:p>0.0199793957</text:p>
          </table:table-cell>
          <table:table-cell office:value-type="float" office:value="0.336609305498898" calcext:value-type="float">
            <text:p>0.3366093055</text:p>
          </table:table-cell>
          <table:table-cell office:value-type="float" office:value="0.0249619938898832" calcext:value-type="float">
            <text:p>0.0249619939</text:p>
          </table:table-cell>
          <table:table-cell office:value-type="float" office:value="0.0254996472736821" calcext:value-type="float">
            <text:p>0.0254996473</text:p>
          </table:table-cell>
          <table:table-cell office:value-type="float" office:value="-0.212982881534845" calcext:value-type="float">
            <text:p>-0.2129828815</text:p>
          </table:table-cell>
        </table:table-row>
        <table:table-row table:style-name="ro1">
          <table:table-cell office:value-type="float" office:value="0.0313705019647746" calcext:value-type="float">
            <text:p>0.031370502</text:p>
          </table:table-cell>
          <table:table-cell office:value-type="float" office:value="0.029297482506001" calcext:value-type="float">
            <text:p>0.0292974825</text:p>
          </table:table-cell>
          <table:table-cell office:value-type="float" office:value="-0.816029618808606" calcext:value-type="float">
            <text:p>-0.8160296188</text:p>
          </table:table-cell>
          <table:table-cell office:value-type="float" office:value="0.0489736185409129" calcext:value-type="float">
            <text:p>0.0489736185</text:p>
          </table:table-cell>
          <table:table-cell office:value-type="float" office:value="0.0285953226499259" calcext:value-type="float">
            <text:p>0.0285953226</text:p>
          </table:table-cell>
          <table:table-cell office:value-type="float" office:value="-0.244219163060188" calcext:value-type="float">
            <text:p>-0.2442191631</text:p>
          </table:table-cell>
          <table:table-cell/>
          <table:table-cell office:value-type="float" office:value="0.0205043101674826" calcext:value-type="float">
            <text:p>0.0205043102</text:p>
          </table:table-cell>
          <table:table-cell office:value-type="float" office:value="0.0196154270599627" calcext:value-type="float">
            <text:p>0.0196154271</text:p>
          </table:table-cell>
          <table:table-cell office:value-type="float" office:value="0.502068080452185" calcext:value-type="float">
            <text:p>0.5020680805</text:p>
          </table:table-cell>
          <table:table-cell office:value-type="float" office:value="0.0239491920918226" calcext:value-type="float">
            <text:p>0.0239491921</text:p>
          </table:table-cell>
          <table:table-cell office:value-type="float" office:value="0.0197163864737377" calcext:value-type="float">
            <text:p>0.0197163865</text:p>
          </table:table-cell>
          <table:table-cell office:value-type="float" office:value="-0.14783972564619" calcext:value-type="float">
            <text:p>-0.1478397256</text:p>
          </table:table-cell>
        </table:table-row>
        <table:table-row table:style-name="ro1">
          <table:table-cell office:value-type="float" office:value="0.0217856749000533" calcext:value-type="float">
            <text:p>0.0217856749</text:p>
          </table:table-cell>
          <table:table-cell office:value-type="float" office:value="0.0207327362732155" calcext:value-type="float">
            <text:p>0.0207327363</text:p>
          </table:table-cell>
          <table:table-cell office:value-type="float" office:value="-0.674863985760314" calcext:value-type="float">
            <text:p>-0.6748639858</text:p>
          </table:table-cell>
          <table:table-cell office:value-type="float" office:value="0.0370930606499314" calcext:value-type="float">
            <text:p>0.0370930606</text:p>
          </table:table-cell>
          <table:table-cell office:value-type="float" office:value="0.0238516646437347" calcext:value-type="float">
            <text:p>0.0238516646</text:p>
          </table:table-cell>
          <table:table-cell office:value-type="float" office:value="-0.209096585959196" calcext:value-type="float">
            <text:p>-0.209096586</text:p>
          </table:table-cell>
          <table:table-cell/>
          <table:table-cell office:value-type="float" office:value="0.0168801908859571" calcext:value-type="float">
            <text:p>0.0168801909</text:p>
          </table:table-cell>
          <table:table-cell office:value-type="float" office:value="0.0290998785799572" calcext:value-type="float">
            <text:p>0.0290998786</text:p>
          </table:table-cell>
          <table:table-cell office:value-type="float" office:value="0.478265654893187" calcext:value-type="float">
            <text:p>0.4782656549</text:p>
          </table:table-cell>
          <table:table-cell office:value-type="float" office:value="0.025555579806678" calcext:value-type="float">
            <text:p>0.0255555798</text:p>
          </table:table-cell>
          <table:table-cell office:value-type="float" office:value="0.0296584596158937" calcext:value-type="float">
            <text:p>0.0296584596</text:p>
          </table:table-cell>
          <table:table-cell office:value-type="float" office:value="-0.155250805802643" calcext:value-type="float">
            <text:p>-0.1552508058</text:p>
          </table:table-cell>
        </table:table-row>
        <table:table-row table:style-name="ro1">
          <table:table-cell office:value-type="float" office:value="0.0449243256024901" calcext:value-type="float">
            <text:p>0.0449243256</text:p>
          </table:table-cell>
          <table:table-cell office:value-type="float" office:value="0.0351853378825549" calcext:value-type="float">
            <text:p>0.0351853379</text:p>
          </table:table-cell>
          <table:table-cell office:value-type="float" office:value="-0.900952537968362" calcext:value-type="float">
            <text:p>-0.900952538</text:p>
          </table:table-cell>
          <table:table-cell office:value-type="float" office:value="0.0626595524139702" calcext:value-type="float">
            <text:p>0.0626595524</text:p>
          </table:table-cell>
          <table:table-cell office:value-type="float" office:value="0.0374697373714298" calcext:value-type="float">
            <text:p>0.0374697374</text:p>
          </table:table-cell>
          <table:table-cell office:value-type="float" office:value="-0.250978907290846" calcext:value-type="float">
            <text:p>-0.2509789073</text:p>
          </table:table-cell>
          <table:table-cell/>
          <table:table-cell office:value-type="float" office:value="0.0168206538932605" calcext:value-type="float">
            <text:p>0.0168206539</text:p>
          </table:table-cell>
          <table:table-cell office:value-type="float" office:value="0.0192033402671531" calcext:value-type="float">
            <text:p>0.0192033403</text:p>
          </table:table-cell>
          <table:table-cell office:value-type="float" office:value="0.200501899214309" calcext:value-type="float">
            <text:p>0.2005018992</text:p>
          </table:table-cell>
          <table:table-cell office:value-type="float" office:value="0.0197574484627694" calcext:value-type="float">
            <text:p>0.0197574485</text:p>
          </table:table-cell>
          <table:table-cell office:value-type="float" office:value="0.0156200613826513" calcext:value-type="float">
            <text:p>0.0156200614</text:p>
          </table:table-cell>
          <table:table-cell office:value-type="float" office:value="-0.201135794445872" calcext:value-type="float">
            <text:p>-0.2011357944</text:p>
          </table:table-cell>
        </table:table-row>
        <table:table-row table:style-name="ro1">
          <table:table-cell office:value-type="float" office:value="0.0335211022366065" calcext:value-type="float">
            <text:p>0.0335211022</text:p>
          </table:table-cell>
          <table:table-cell office:value-type="float" office:value="0.033331595986869" calcext:value-type="float">
            <text:p>0.033331596</text:p>
          </table:table-cell>
          <table:table-cell office:value-type="float" office:value="-0.709590052567922" calcext:value-type="float">
            <text:p>-0.7095900526</text:p>
          </table:table-cell>
          <table:table-cell office:value-type="float" office:value="0.0571500326506794" calcext:value-type="float">
            <text:p>0.0571500327</text:p>
          </table:table-cell>
          <table:table-cell office:value-type="float" office:value="0.0349657328333706" calcext:value-type="float">
            <text:p>0.0349657328</text:p>
          </table:table-cell>
          <table:table-cell office:value-type="float" office:value="-0.21204088833183" calcext:value-type="float">
            <text:p>-0.2120408883</text:p>
          </table:table-cell>
          <table:table-cell/>
          <table:table-cell office:value-type="float" office:value="0.0170953921336865" calcext:value-type="float">
            <text:p>0.0170953921</text:p>
          </table:table-cell>
          <table:table-cell office:value-type="float" office:value="0.0261960700248703" calcext:value-type="float">
            <text:p>0.02619607</text:p>
          </table:table-cell>
          <table:table-cell office:value-type="float" office:value="0.199902688598649" calcext:value-type="float">
            <text:p>0.1999026886</text:p>
          </table:table-cell>
          <table:table-cell office:value-type="float" office:value="0.0172665175283328" calcext:value-type="float">
            <text:p>0.0172665175</text:p>
          </table:table-cell>
          <table:table-cell office:value-type="float" office:value="0.016530551481992" calcext:value-type="float">
            <text:p>0.0165305515</text:p>
          </table:table-cell>
          <table:table-cell office:value-type="float" office:value="-0.226408797828481" calcext:value-type="float">
            <text:p>-0.2264087978</text:p>
          </table:table-cell>
        </table:table-row>
        <table:table-row table:style-name="ro1">
          <table:table-cell office:value-type="float" office:value="0.0292290472219294" calcext:value-type="float">
            <text:p>0.0292290472</text:p>
          </table:table-cell>
          <table:table-cell office:value-type="float" office:value="0.0190618700474967" calcext:value-type="float">
            <text:p>0.01906187</text:p>
          </table:table-cell>
          <table:table-cell office:value-type="float" office:value="-0.754735367010554" calcext:value-type="float">
            <text:p>-0.754735367</text:p>
          </table:table-cell>
          <table:table-cell office:value-type="float" office:value="0.0314462820999324" calcext:value-type="float">
            <text:p>0.0314462821</text:p>
          </table:table-cell>
          <table:table-cell office:value-type="float" office:value="0.0201977556105703" calcext:value-type="float">
            <text:p>0.0201977556</text:p>
          </table:table-cell>
          <table:table-cell office:value-type="float" office:value="-0.156386723578908" calcext:value-type="float">
            <text:p>-0.1563867236</text:p>
          </table:table-cell>
          <table:table-cell/>
          <table:table-cell office:value-type="float" office:value="0.018693879643071" calcext:value-type="float">
            <text:p>0.0186938796</text:p>
          </table:table-cell>
          <table:table-cell office:value-type="float" office:value="0.0265687906258937" calcext:value-type="float">
            <text:p>0.0265687906</text:p>
          </table:table-cell>
          <table:table-cell office:value-type="float" office:value="-0.110379870915088" calcext:value-type="float">
            <text:p>-0.1103798709</text:p>
          </table:table-cell>
          <table:table-cell office:value-type="float" office:value="0.0181591535918415" calcext:value-type="float">
            <text:p>0.0181591536</text:p>
          </table:table-cell>
          <table:table-cell office:value-type="float" office:value="0.0171072998316959" calcext:value-type="float">
            <text:p>0.0171072998</text:p>
          </table:table-cell>
          <table:table-cell office:value-type="float" office:value="-0.220989450626075" calcext:value-type="float">
            <text:p>-0.2209894506</text:p>
          </table:table-cell>
        </table:table-row>
        <table:table-row table:style-name="ro1">
          <table:table-cell office:value-type="float" office:value="0.0252934767740621" calcext:value-type="float">
            <text:p>0.0252934768</text:p>
          </table:table-cell>
          <table:table-cell office:value-type="float" office:value="0.0180828143300315" calcext:value-type="float">
            <text:p>0.0180828143</text:p>
          </table:table-cell>
          <table:table-cell office:value-type="float" office:value="-0.520136909060504" calcext:value-type="float">
            <text:p>-0.5201369091</text:p>
          </table:table-cell>
          <table:table-cell office:value-type="float" office:value="0.03765341732651" calcext:value-type="float">
            <text:p>0.0376534173</text:p>
          </table:table-cell>
          <table:table-cell office:value-type="float" office:value="0.0219495716504753" calcext:value-type="float">
            <text:p>0.0219495717</text:p>
          </table:table-cell>
          <table:table-cell office:value-type="float" office:value="-0.181309339590371" calcext:value-type="float">
            <text:p>-0.1813093396</text:p>
          </table:table-cell>
          <table:table-cell/>
          <table:table-cell office:value-type="float" office:value="0.0157471199704961" calcext:value-type="float">
            <text:p>0.01574712</text:p>
          </table:table-cell>
          <table:table-cell office:value-type="float" office:value="0.0220282671473797" calcext:value-type="float">
            <text:p>0.0220282671</text:p>
          </table:table-cell>
          <table:table-cell office:value-type="float" office:value="-0.281589552328224" calcext:value-type="float">
            <text:p>-0.2815895523</text:p>
          </table:table-cell>
          <table:table-cell office:value-type="float" office:value="0.0157518070656806" calcext:value-type="float">
            <text:p>0.0157518071</text:p>
          </table:table-cell>
          <table:table-cell office:value-type="float" office:value="0.0141768567962572" calcext:value-type="float">
            <text:p>0.0141768568</text:p>
          </table:table-cell>
          <table:table-cell office:value-type="float" office:value="-0.221055746078491" calcext:value-type="float">
            <text:p>-0.2210557461</text:p>
          </table:table-cell>
        </table:table-row>
        <table:table-row table:style-name="ro1">
          <table:table-cell office:value-type="float" office:value="0.0344162774826049" calcext:value-type="float">
            <text:p>0.0344162775</text:p>
          </table:table-cell>
          <table:table-cell office:value-type="float" office:value="0.0375454748990428" calcext:value-type="float">
            <text:p>0.0375454749</text:p>
          </table:table-cell>
          <table:table-cell office:value-type="float" office:value="-0.878603546529996" calcext:value-type="float">
            <text:p>-0.8786035465</text:p>
          </table:table-cell>
          <table:table-cell office:value-type="float" office:value="0.0647816019132733" calcext:value-type="float">
            <text:p>0.0647816019</text:p>
          </table:table-cell>
          <table:table-cell office:value-type="float" office:value="0.0418679248541594" calcext:value-type="float">
            <text:p>0.0418679249</text:p>
          </table:table-cell>
          <table:table-cell office:value-type="float" office:value="-0.217100619641133" calcext:value-type="float">
            <text:p>-0.2171006196</text:p>
          </table:table-cell>
          <table:table-cell/>
          <table:table-cell office:value-type="float" office:value="0.0194808177444632" calcext:value-type="float">
            <text:p>0.0194808177</text:p>
          </table:table-cell>
          <table:table-cell office:value-type="float" office:value="0.0226328402858453" calcext:value-type="float">
            <text:p>0.0226328403</text:p>
          </table:table-cell>
          <table:table-cell office:value-type="float" office:value="-0.472400295871998" calcext:value-type="float">
            <text:p>-0.4724002959</text:p>
          </table:table-cell>
          <table:table-cell office:value-type="float" office:value="0.0188246469944716" calcext:value-type="float">
            <text:p>0.018824647</text:p>
          </table:table-cell>
          <table:table-cell office:value-type="float" office:value="0.0166487021837384" calcext:value-type="float">
            <text:p>0.0166487022</text:p>
          </table:table-cell>
          <table:table-cell office:value-type="float" office:value="-0.214887028932571" calcext:value-type="float">
            <text:p>-0.2148870289</text:p>
          </table:table-cell>
        </table:table-row>
        <table:table-row table:style-name="ro1">
          <table:table-cell office:value-type="float" office:value="0.0237974192967892" calcext:value-type="float">
            <text:p>0.0237974193</text:p>
          </table:table-cell>
          <table:table-cell office:value-type="float" office:value="0.0187167189922465" calcext:value-type="float">
            <text:p>0.018716719</text:p>
          </table:table-cell>
          <table:table-cell office:value-type="float" office:value="-0.596084375303164" calcext:value-type="float">
            <text:p>-0.5960843753</text:p>
          </table:table-cell>
          <table:table-cell office:value-type="float" office:value="0.0376966366544366" calcext:value-type="float">
            <text:p>0.0376966367</text:p>
          </table:table-cell>
          <table:table-cell office:value-type="float" office:value="0.0240184249356389" calcext:value-type="float">
            <text:p>0.0240184249</text:p>
          </table:table-cell>
          <table:table-cell office:value-type="float" office:value="-0.197654219344258" calcext:value-type="float">
            <text:p>-0.1976542193</text:p>
          </table:table-cell>
          <table:table-cell/>
          <table:table-cell office:value-type="float" office:value="0.0183161505217934" calcext:value-type="float">
            <text:p>0.0183161505</text:p>
          </table:table-cell>
          <table:table-cell office:value-type="float" office:value="0.0337616765839899" calcext:value-type="float">
            <text:p>0.0337616766</text:p>
          </table:table-cell>
          <table:table-cell office:value-type="float" office:value="-0.519875098701733" calcext:value-type="float">
            <text:p>-0.5198750987</text:p>
          </table:table-cell>
          <table:table-cell office:value-type="float" office:value="0.0183309129904956" calcext:value-type="float">
            <text:p>0.018330913</text:p>
          </table:table-cell>
          <table:table-cell office:value-type="float" office:value="0.0162880978081375" calcext:value-type="float">
            <text:p>0.0162880978</text:p>
          </table:table-cell>
          <table:table-cell office:value-type="float" office:value="-0.251170816831291" calcext:value-type="float">
            <text:p>-0.2511708168</text:p>
          </table:table-cell>
        </table:table-row>
        <table:table-row table:style-name="ro1">
          <table:table-cell office:value-type="float" office:value="0.0313700022517531" calcext:value-type="float">
            <text:p>0.0313700023</text:p>
          </table:table-cell>
          <table:table-cell office:value-type="float" office:value="0.0271061547630497" calcext:value-type="float">
            <text:p>0.0271061548</text:p>
          </table:table-cell>
          <table:table-cell office:value-type="float" office:value="-0.803955509157641" calcext:value-type="float">
            <text:p>-0.8039555092</text:p>
          </table:table-cell>
          <table:table-cell office:value-type="float" office:value="0.0534482939168811" calcext:value-type="float">
            <text:p>0.0534482939</text:p>
          </table:table-cell>
          <table:table-cell office:value-type="float" office:value="0.0308858168777078" calcext:value-type="float">
            <text:p>0.0308858169</text:p>
          </table:table-cell>
          <table:table-cell office:value-type="float" office:value="-0.169009440089576" calcext:value-type="float">
            <text:p>-0.1690094401</text:p>
          </table:table-cell>
          <table:table-cell/>
          <table:table-cell office:value-type="float" office:value="0.0213058477254395" calcext:value-type="float">
            <text:p>0.0213058477</text:p>
          </table:table-cell>
          <table:table-cell office:value-type="float" office:value="0.0213294484806896" calcext:value-type="float">
            <text:p>0.0213294485</text:p>
          </table:table-cell>
          <table:table-cell office:value-type="float" office:value="-0.103980215277927" calcext:value-type="float">
            <text:p>-0.1039802153</text:p>
          </table:table-cell>
          <table:table-cell office:value-type="float" office:value="0.0250650205183774" calcext:value-type="float">
            <text:p>0.0250650205</text:p>
          </table:table-cell>
          <table:table-cell office:value-type="float" office:value="0.0186011820333079" calcext:value-type="float">
            <text:p>0.018601182</text:p>
          </table:table-cell>
          <table:table-cell office:value-type="float" office:value="-0.221124211419374" calcext:value-type="float">
            <text:p>-0.2211242114</text:p>
          </table:table-cell>
        </table:table-row>
        <table:table-row table:style-name="ro1">
          <table:table-cell office:value-type="float" office:value="0.0265461984251785" calcext:value-type="float">
            <text:p>0.0265461984</text:p>
          </table:table-cell>
          <table:table-cell office:value-type="float" office:value="0.0256382805895582" calcext:value-type="float">
            <text:p>0.0256382806</text:p>
          </table:table-cell>
          <table:table-cell office:value-type="float" office:value="-0.83335331076532" calcext:value-type="float">
            <text:p>-0.8333533108</text:p>
          </table:table-cell>
          <table:table-cell office:value-type="float" office:value="0.0482118492014706" calcext:value-type="float">
            <text:p>0.0482118492</text:p>
          </table:table-cell>
          <table:table-cell office:value-type="float" office:value="0.0299291300121695" calcext:value-type="float">
            <text:p>0.02992913</text:p>
          </table:table-cell>
          <table:table-cell office:value-type="float" office:value="-0.170038173627108" calcext:value-type="float">
            <text:p>-0.1700381736</text:p>
          </table:table-cell>
          <table:table-cell/>
          <table:table-cell office:value-type="float" office:value="0.020602749501163" calcext:value-type="float">
            <text:p>0.0206027495</text:p>
          </table:table-cell>
          <table:table-cell office:value-type="float" office:value="0.0333531239304984" calcext:value-type="float">
            <text:p>0.0333531239</text:p>
          </table:table-cell>
          <table:table-cell office:value-type="float" office:value="-0.243378810063277" calcext:value-type="float">
            <text:p>-0.2433788101</text:p>
          </table:table-cell>
          <table:table-cell office:value-type="float" office:value="0.0234704618342221" calcext:value-type="float">
            <text:p>0.0234704618</text:p>
          </table:table-cell>
          <table:table-cell office:value-type="float" office:value="0.0262998059624806" calcext:value-type="float">
            <text:p>0.026299806</text:p>
          </table:table-cell>
          <table:table-cell office:value-type="float" office:value="-0.17788374547381" calcext:value-type="float">
            <text:p>-0.1778837455</text:p>
          </table:table-cell>
        </table:table-row>
        <table:table-row table:style-name="ro1">
          <table:table-cell office:value-type="float" office:value="0.0282846614221483" calcext:value-type="float">
            <text:p>0.0282846614</text:p>
          </table:table-cell>
          <table:table-cell office:value-type="float" office:value="0.0298873049561629" calcext:value-type="float">
            <text:p>0.029887305</text:p>
          </table:table-cell>
          <table:table-cell office:value-type="float" office:value="-0.786692503310105" calcext:value-type="float">
            <text:p>-0.7866925033</text:p>
          </table:table-cell>
          <table:table-cell office:value-type="float" office:value="0.0461103388108313" calcext:value-type="float">
            <text:p>0.0461103388</text:p>
          </table:table-cell>
          <table:table-cell office:value-type="float" office:value="0.029125643055886" calcext:value-type="float">
            <text:p>0.0291256431</text:p>
          </table:table-cell>
          <table:table-cell office:value-type="float" office:value="-0.138644734569243" calcext:value-type="float">
            <text:p>-0.1386447346</text:p>
          </table:table-cell>
          <table:table-cell/>
          <table:table-cell office:value-type="float" office:value="0.00968622485910776" calcext:value-type="float">
            <text:p>0.0096862249</text:p>
          </table:table-cell>
          <table:table-cell office:value-type="float" office:value="0.0221125232355646" calcext:value-type="float">
            <text:p>0.0221125232</text:p>
          </table:table-cell>
          <table:table-cell office:value-type="float" office:value="-0.0419856954773877" calcext:value-type="float">
            <text:p>-0.0419856955</text:p>
          </table:table-cell>
          <table:table-cell office:value-type="float" office:value="0.017456684820354" calcext:value-type="float">
            <text:p>0.0174566848</text:p>
          </table:table-cell>
          <table:table-cell office:value-type="float" office:value="0.0126475313445553" calcext:value-type="float">
            <text:p>0.0126475313</text:p>
          </table:table-cell>
          <table:table-cell office:value-type="float" office:value="-0.22387921102345" calcext:value-type="float">
            <text:p>-0.223879211</text:p>
          </table:table-cell>
        </table:table-row>
        <table:table-row table:style-name="ro1">
          <table:table-cell office:value-type="float" office:value="0.040586344048681" calcext:value-type="float">
            <text:p>0.040586344</text:p>
          </table:table-cell>
          <table:table-cell office:value-type="float" office:value="0.0391220474389649" calcext:value-type="float">
            <text:p>0.0391220474</text:p>
          </table:table-cell>
          <table:table-cell office:value-type="float" office:value="-0.920115478806408" calcext:value-type="float">
            <text:p>-0.9201154788</text:p>
          </table:table-cell>
          <table:table-cell office:value-type="float" office:value="0.0569564986042678" calcext:value-type="float">
            <text:p>0.0569564986</text:p>
          </table:table-cell>
          <table:table-cell office:value-type="float" office:value="0.0404984310269356" calcext:value-type="float">
            <text:p>0.040498431</text:p>
          </table:table-cell>
          <table:table-cell office:value-type="float" office:value="-0.106246660253964" calcext:value-type="float">
            <text:p>-0.1062466603</text:p>
          </table:table-cell>
          <table:table-cell/>
          <table:table-cell office:value-type="float" office:value="0.0207783356454949" calcext:value-type="float">
            <text:p>0.0207783356</text:p>
          </table:table-cell>
          <table:table-cell office:value-type="float" office:value="0.0239041045120362" calcext:value-type="float">
            <text:p>0.0239041045</text:p>
          </table:table-cell>
          <table:table-cell office:value-type="float" office:value="0.200453852234203" calcext:value-type="float">
            <text:p>0.2004538522</text:p>
          </table:table-cell>
          <table:table-cell office:value-type="float" office:value="0.0265405389014631" calcext:value-type="float">
            <text:p>0.0265405389</text:p>
          </table:table-cell>
          <table:table-cell office:value-type="float" office:value="0.0200959586305544" calcext:value-type="float">
            <text:p>0.0200959586</text:p>
          </table:table-cell>
          <table:table-cell office:value-type="float" office:value="-0.247326305392198" calcext:value-type="float">
            <text:p>-0.2473263054</text:p>
          </table:table-cell>
        </table:table-row>
        <table:table-row table:style-name="ro1">
          <table:table-cell office:value-type="float" office:value="0.0220522863257072" calcext:value-type="float">
            <text:p>0.0220522863</text:p>
          </table:table-cell>
          <table:table-cell office:value-type="float" office:value="0.0263790733721562" calcext:value-type="float">
            <text:p>0.0263790734</text:p>
          </table:table-cell>
          <table:table-cell office:value-type="float" office:value="-0.768269357209513" calcext:value-type="float">
            <text:p>-0.7682693572</text:p>
          </table:table-cell>
          <table:table-cell office:value-type="float" office:value="0.0498217703774571" calcext:value-type="float">
            <text:p>0.0498217704</text:p>
          </table:table-cell>
          <table:table-cell office:value-type="float" office:value="0.0316692687105387" calcext:value-type="float">
            <text:p>0.0316692687</text:p>
          </table:table-cell>
          <table:table-cell office:value-type="float" office:value="-0.0711948253214359" calcext:value-type="float">
            <text:p>-0.0711948253</text:p>
          </table:table-cell>
          <table:table-cell/>
          <table:table-cell office:value-type="float" office:value="0.0259397576945291" calcext:value-type="float">
            <text:p>0.0259397577</text:p>
          </table:table-cell>
          <table:table-cell office:value-type="float" office:value="0.0248279894978988" calcext:value-type="float">
            <text:p>0.0248279895</text:p>
          </table:table-cell>
          <table:table-cell office:value-type="float" office:value="0.141522159099229" calcext:value-type="float">
            <text:p>0.1415221591</text:p>
          </table:table-cell>
          <table:table-cell office:value-type="float" office:value="0.0233435888774693" calcext:value-type="float">
            <text:p>0.0233435889</text:p>
          </table:table-cell>
          <table:table-cell office:value-type="float" office:value="0.0153386679943651" calcext:value-type="float">
            <text:p>0.015338668</text:p>
          </table:table-cell>
          <table:table-cell office:value-type="float" office:value="-0.197301134094596" calcext:value-type="float">
            <text:p>-0.1973011341</text:p>
          </table:table-cell>
        </table:table-row>
        <table:table-row table:style-name="ro1">
          <table:table-cell office:value-type="float" office:value="0.0343807905656065" calcext:value-type="float">
            <text:p>0.0343807906</text:p>
          </table:table-cell>
          <table:table-cell office:value-type="float" office:value="0.0301869965397438" calcext:value-type="float">
            <text:p>0.0301869965</text:p>
          </table:table-cell>
          <table:table-cell office:value-type="float" office:value="-0.830037594252526" calcext:value-type="float">
            <text:p>-0.8300375943</text:p>
          </table:table-cell>
          <table:table-cell office:value-type="float" office:value="0.0405610831454396" calcext:value-type="float">
            <text:p>0.0405610831</text:p>
          </table:table-cell>
          <table:table-cell office:value-type="float" office:value="0.0274082174059004" calcext:value-type="float">
            <text:p>0.0274082174</text:p>
          </table:table-cell>
          <table:table-cell office:value-type="float" office:value="-0.152041608840227" calcext:value-type="float">
            <text:p>-0.1520416088</text:p>
          </table:table-cell>
          <table:table-cell/>
          <table:table-cell office:value-type="float" office:value="0.0228700733719027" calcext:value-type="float">
            <text:p>0.0228700734</text:p>
          </table:table-cell>
          <table:table-cell office:value-type="float" office:value="0.0233993601127628" calcext:value-type="float">
            <text:p>0.0233993601</text:p>
          </table:table-cell>
          <table:table-cell office:value-type="float" office:value="-0.123930654443419" calcext:value-type="float">
            <text:p>-0.1239306544</text:p>
          </table:table-cell>
          <table:table-cell office:value-type="float" office:value="0.0228910598903894" calcext:value-type="float">
            <text:p>0.0228910599</text:p>
          </table:table-cell>
          <table:table-cell office:value-type="float" office:value="0.0172316939104348" calcext:value-type="float">
            <text:p>0.0172316939</text:p>
          </table:table-cell>
          <table:table-cell office:value-type="float" office:value="-0.277828032895923" calcext:value-type="float">
            <text:p>-0.2778280329</text:p>
          </table:table-cell>
        </table:table-row>
        <table:table-row table:style-name="ro1">
          <table:table-cell office:value-type="float" office:value="0.0252925860863104" calcext:value-type="float">
            <text:p>0.0252925861</text:p>
          </table:table-cell>
          <table:table-cell office:value-type="float" office:value="0.0293528448068074" calcext:value-type="float">
            <text:p>0.0293528448</text:p>
          </table:table-cell>
          <table:table-cell office:value-type="float" office:value="-0.752490483081797" calcext:value-type="float">
            <text:p>-0.7524904831</text:p>
          </table:table-cell>
          <table:table-cell office:value-type="float" office:value="0.0449424961581826" calcext:value-type="float">
            <text:p>0.0449424962</text:p>
          </table:table-cell>
          <table:table-cell office:value-type="float" office:value="0.0336505607701838" calcext:value-type="float">
            <text:p>0.0336505608</text:p>
          </table:table-cell>
          <table:table-cell office:value-type="float" office:value="-0.113498481991701" calcext:value-type="float">
            <text:p>-0.113498482</text:p>
          </table:table-cell>
          <table:table-cell/>
          <table:table-cell office:value-type="float" office:value="0.0173741767931636" calcext:value-type="float">
            <text:p>0.0173741768</text:p>
          </table:table-cell>
          <table:table-cell office:value-type="float" office:value="0.0230386396011303" calcext:value-type="float">
            <text:p>0.0230386396</text:p>
          </table:table-cell>
          <table:table-cell office:value-type="float" office:value="0.098086439592895" calcext:value-type="float">
            <text:p>0.0980864396</text:p>
          </table:table-cell>
          <table:table-cell office:value-type="float" office:value="0.0221499055624008" calcext:value-type="float">
            <text:p>0.0221499056</text:p>
          </table:table-cell>
          <table:table-cell office:value-type="float" office:value="0.0177905277116224" calcext:value-type="float">
            <text:p>0.0177905277</text:p>
          </table:table-cell>
          <table:table-cell office:value-type="float" office:value="-0.217863645404577" calcext:value-type="float">
            <text:p>-0.2178636454</text:p>
          </table:table-cell>
        </table:table-row>
        <table:table-row table:style-name="ro1">
          <table:table-cell office:value-type="float" office:value="0.0217084084983269" calcext:value-type="float">
            <text:p>0.0217084085</text:p>
          </table:table-cell>
          <table:table-cell office:value-type="float" office:value="0.0256262626144919" calcext:value-type="float">
            <text:p>0.0256262626</text:p>
          </table:table-cell>
          <table:table-cell office:value-type="float" office:value="-0.653634674301904" calcext:value-type="float">
            <text:p>-0.6536346743</text:p>
          </table:table-cell>
          <table:table-cell office:value-type="float" office:value="0.0510425500571728" calcext:value-type="float">
            <text:p>0.0510425501</text:p>
          </table:table-cell>
          <table:table-cell office:value-type="float" office:value="0.0323354803025722" calcext:value-type="float">
            <text:p>0.0323354803</text:p>
          </table:table-cell>
          <table:table-cell office:value-type="float" office:value="-0.0984194331802428" calcext:value-type="float">
            <text:p>-0.0984194332</text:p>
          </table:table-cell>
          <table:table-cell/>
          <table:table-cell office:value-type="float" office:value="0.0248407951777398" calcext:value-type="float">
            <text:p>0.0248407952</text:p>
          </table:table-cell>
          <table:table-cell office:value-type="float" office:value="0.0211713758651462" calcext:value-type="float">
            <text:p>0.0211713759</text:p>
          </table:table-cell>
          <table:table-cell office:value-type="float" office:value="0.245892084569258" calcext:value-type="float">
            <text:p>0.2458920846</text:p>
          </table:table-cell>
          <table:table-cell office:value-type="float" office:value="0.0233959403820336" calcext:value-type="float">
            <text:p>0.0233959404</text:p>
          </table:table-cell>
          <table:table-cell office:value-type="float" office:value="0.0172662163386121" calcext:value-type="float">
            <text:p>0.0172662163</text:p>
          </table:table-cell>
          <table:table-cell office:value-type="float" office:value="-0.237312838062644" calcext:value-type="float">
            <text:p>-0.2373128381</text:p>
          </table:table-cell>
        </table:table-row>
        <table:table-row table:style-name="ro1">
          <table:table-cell office:value-type="float" office:value="0.032308768158679" calcext:value-type="float">
            <text:p>0.0323087682</text:p>
          </table:table-cell>
          <table:table-cell office:value-type="float" office:value="0.0372115786524464" calcext:value-type="float">
            <text:p>0.0372115787</text:p>
          </table:table-cell>
          <table:table-cell office:value-type="float" office:value="-0.867642398908689" calcext:value-type="float">
            <text:p>-0.8676423989</text:p>
          </table:table-cell>
          <table:table-cell office:value-type="float" office:value="0.0610184662975371" calcext:value-type="float">
            <text:p>0.0610184663</text:p>
          </table:table-cell>
          <table:table-cell office:value-type="float" office:value="0.0412408691830933" calcext:value-type="float">
            <text:p>0.0412408692</text:p>
          </table:table-cell>
          <table:table-cell office:value-type="float" office:value="-0.153401073860005" calcext:value-type="float">
            <text:p>-0.1534010739</text:p>
          </table:table-cell>
          <table:table-cell/>
          <table:table-cell office:value-type="float" office:value="0.0122524840376685" calcext:value-type="float">
            <text:p>0.012252484</text:p>
          </table:table-cell>
          <table:table-cell office:value-type="float" office:value="0.0128770213512201" calcext:value-type="float">
            <text:p>0.0128770214</text:p>
          </table:table-cell>
          <table:table-cell office:value-type="float" office:value="0.244986228675943" calcext:value-type="float">
            <text:p>0.2449862287</text:p>
          </table:table-cell>
          <table:table-cell office:value-type="float" office:value="0.0162768371403217" calcext:value-type="float">
            <text:p>0.0162768371</text:p>
          </table:table-cell>
          <table:table-cell office:value-type="float" office:value="0.0114713567541912" calcext:value-type="float">
            <text:p>0.0114713568</text:p>
          </table:table-cell>
          <table:table-cell office:value-type="float" office:value="-0.21663350276649" calcext:value-type="float">
            <text:p>-0.2166335028</text:p>
          </table:table-cell>
        </table:table-row>
        <table:table-row table:style-name="ro1">
          <table:table-cell office:value-type="float" office:value="0.0285454872740522" calcext:value-type="float">
            <text:p>0.0285454873</text:p>
          </table:table-cell>
          <table:table-cell office:value-type="float" office:value="0.0263943880079284" calcext:value-type="float">
            <text:p>0.026394388</text:p>
          </table:table-cell>
          <table:table-cell office:value-type="float" office:value="-0.785175379664714" calcext:value-type="float">
            <text:p>-0.7851753797</text:p>
          </table:table-cell>
          <table:table-cell office:value-type="float" office:value="0.0445719457231462" calcext:value-type="float">
            <text:p>0.0445719457</text:p>
          </table:table-cell>
          <table:table-cell office:value-type="float" office:value="0.0299257143400609" calcext:value-type="float">
            <text:p>0.0299257143</text:p>
          </table:table-cell>
          <table:table-cell office:value-type="float" office:value="-0.115821061423048" calcext:value-type="float">
            <text:p>-0.1158210614</text:p>
          </table:table-cell>
          <table:table-cell/>
          <table:table-cell office:value-type="float" office:value="0.0170887281026817" calcext:value-type="float">
            <text:p>0.0170887281</text:p>
          </table:table-cell>
          <table:table-cell office:value-type="float" office:value="0.020739788535817" calcext:value-type="float">
            <text:p>0.0207397885</text:p>
          </table:table-cell>
          <table:table-cell office:value-type="float" office:value="-0.0847004312584459" calcext:value-type="float">
            <text:p>-0.0847004313</text:p>
          </table:table-cell>
          <table:table-cell office:value-type="float" office:value="0.02093824329786" calcext:value-type="float">
            <text:p>0.0209382433</text:p>
          </table:table-cell>
          <table:table-cell office:value-type="float" office:value="0.0164791066432372" calcext:value-type="float">
            <text:p>0.0164791066</text:p>
          </table:table-cell>
          <table:table-cell office:value-type="float" office:value="-0.270176555216312" calcext:value-type="float">
            <text:p>-0.2701765552</text:p>
          </table:table-cell>
        </table:table-row>
        <table:table-row table:style-name="ro1">
          <table:table-cell office:value-type="float" office:value="0.0381966892009632" calcext:value-type="float">
            <text:p>0.0381966892</text:p>
          </table:table-cell>
          <table:table-cell office:value-type="float" office:value="0.0407880116258147" calcext:value-type="float">
            <text:p>0.0407880116</text:p>
          </table:table-cell>
          <table:table-cell office:value-type="float" office:value="-0.94620511933447" calcext:value-type="float">
            <text:p>-0.9462051193</text:p>
          </table:table-cell>
          <table:table-cell office:value-type="float" office:value="0.0694257223978639" calcext:value-type="float">
            <text:p>0.0694257224</text:p>
          </table:table-cell>
          <table:table-cell office:value-type="float" office:value="0.0437400571070612" calcext:value-type="float">
            <text:p>0.0437400571</text:p>
          </table:table-cell>
          <table:table-cell office:value-type="float" office:value="-0.171035184594803" calcext:value-type="float">
            <text:p>-0.1710351846</text:p>
          </table:table-cell>
          <table:table-cell/>
          <table:table-cell office:value-type="float" office:value="0.0179755379434149" calcext:value-type="float">
            <text:p>0.0179755379</text:p>
          </table:table-cell>
          <table:table-cell office:value-type="float" office:value="0.025265989110312" calcext:value-type="float">
            <text:p>0.0252659891</text:p>
          </table:table-cell>
          <table:table-cell office:value-type="float" office:value="0.240420639662788" calcext:value-type="float">
            <text:p>0.2404206397</text:p>
          </table:table-cell>
          <table:table-cell office:value-type="float" office:value="0.0173788539599627" calcext:value-type="float">
            <text:p>0.017378854</text:p>
          </table:table-cell>
          <table:table-cell office:value-type="float" office:value="0.0130100097740069" calcext:value-type="float">
            <text:p>0.0130100098</text:p>
          </table:table-cell>
          <table:table-cell office:value-type="float" office:value="-0.263566259527579" calcext:value-type="float">
            <text:p>-0.2635662595</text:p>
          </table:table-cell>
        </table:table-row>
        <table:table-row table:style-name="ro1">
          <table:table-cell office:value-type="float" office:value="0.0259383961564312" calcext:value-type="float">
            <text:p>0.0259383962</text:p>
          </table:table-cell>
          <table:table-cell office:value-type="float" office:value="0.0325284137048422" calcext:value-type="float">
            <text:p>0.0325284137</text:p>
          </table:table-cell>
          <table:table-cell office:value-type="float" office:value="-0.919483686050208" calcext:value-type="float">
            <text:p>-0.9194836861</text:p>
          </table:table-cell>
          <table:table-cell office:value-type="float" office:value="0.0541122056543827" calcext:value-type="float">
            <text:p>0.0541122057</text:p>
          </table:table-cell>
          <table:table-cell office:value-type="float" office:value="0.0379849306773394" calcext:value-type="float">
            <text:p>0.0379849307</text:p>
          </table:table-cell>
          <table:table-cell office:value-type="float" office:value="-0.112022679299116" calcext:value-type="float">
            <text:p>-0.1120226793</text:p>
          </table:table-cell>
          <table:table-cell/>
          <table:table-cell office:value-type="float" office:value="0.024193945668887" calcext:value-type="float">
            <text:p>0.0241939457</text:p>
          </table:table-cell>
          <table:table-cell office:value-type="float" office:value="0.0240991186706015" calcext:value-type="float">
            <text:p>0.0240991187</text:p>
          </table:table-cell>
          <table:table-cell office:value-type="float" office:value="0.149585400510063" calcext:value-type="float">
            <text:p>0.1495854005</text:p>
          </table:table-cell>
          <table:table-cell office:value-type="float" office:value="0.0240616782568395" calcext:value-type="float">
            <text:p>0.0240616783</text:p>
          </table:table-cell>
          <table:table-cell office:value-type="float" office:value="0.0173819333547726" calcext:value-type="float">
            <text:p>0.0173819334</text:p>
          </table:table-cell>
          <table:table-cell office:value-type="float" office:value="-0.241196120996028" calcext:value-type="float">
            <text:p>-0.241196121</text:p>
          </table:table-cell>
        </table:table-row>
        <table:table-row table:style-name="ro1">
          <table:table-cell office:value-type="float" office:value="0.0269274355477758" calcext:value-type="float">
            <text:p>0.0269274355</text:p>
          </table:table-cell>
          <table:table-cell office:value-type="float" office:value="0.02162797507697" calcext:value-type="float">
            <text:p>0.0216279751</text:p>
          </table:table-cell>
          <table:table-cell office:value-type="float" office:value="-0.747068188080575" calcext:value-type="float">
            <text:p>-0.7470681881</text:p>
          </table:table-cell>
          <table:table-cell office:value-type="float" office:value="0.0352856592275202" calcext:value-type="float">
            <text:p>0.0352856592</text:p>
          </table:table-cell>
          <table:table-cell office:value-type="float" office:value="0.0240824774373323" calcext:value-type="float">
            <text:p>0.0240824774</text:p>
          </table:table-cell>
          <table:table-cell office:value-type="float" office:value="-0.146158138057217" calcext:value-type="float">
            <text:p>-0.1461581381</text:p>
          </table:table-cell>
          <table:table-cell/>
          <table:table-cell office:value-type="float" office:value="0.0253417928740753" calcext:value-type="float">
            <text:p>0.0253417929</text:p>
          </table:table-cell>
          <table:table-cell office:value-type="float" office:value="0.0244139757387596" calcext:value-type="float">
            <text:p>0.0244139757</text:p>
          </table:table-cell>
          <table:table-cell office:value-type="float" office:value="-0.38984765388088" calcext:value-type="float">
            <text:p>-0.3898476539</text:p>
          </table:table-cell>
          <table:table-cell office:value-type="float" office:value="0.0290125145576894" calcext:value-type="float">
            <text:p>0.0290125146</text:p>
          </table:table-cell>
          <table:table-cell office:value-type="float" office:value="0.0184884883230552" calcext:value-type="float">
            <text:p>0.0184884883</text:p>
          </table:table-cell>
          <table:table-cell office:value-type="float" office:value="-0.282428309833631" calcext:value-type="float">
            <text:p>-0.2824283098</text:p>
          </table:table-cell>
        </table:table-row>
        <table:table-row table:style-name="ro1">
          <table:table-cell office:value-type="float" office:value="0.0440538305216949" calcext:value-type="float">
            <text:p>0.0440538305</text:p>
          </table:table-cell>
          <table:table-cell office:value-type="float" office:value="0.0413554104439562" calcext:value-type="float">
            <text:p>0.0413554104</text:p>
          </table:table-cell>
          <table:table-cell office:value-type="float" office:value="-0.916440925739851" calcext:value-type="float">
            <text:p>-0.9164409257</text:p>
          </table:table-cell>
          <table:table-cell office:value-type="float" office:value="0.0612694532610476" calcext:value-type="float">
            <text:p>0.0612694533</text:p>
          </table:table-cell>
          <table:table-cell office:value-type="float" office:value="0.042659939173609" calcext:value-type="float">
            <text:p>0.0426599392</text:p>
          </table:table-cell>
          <table:table-cell office:value-type="float" office:value="-0.165286549506709" calcext:value-type="float">
            <text:p>-0.1652865495</text:p>
          </table:table-cell>
          <table:table-cell/>
          <table:table-cell office:value-type="float" office:value="0.0167200422660529" calcext:value-type="float">
            <text:p>0.0167200423</text:p>
          </table:table-cell>
          <table:table-cell office:value-type="float" office:value="0.0235284524342033" calcext:value-type="float">
            <text:p>0.0235284524</text:p>
          </table:table-cell>
          <table:table-cell office:value-type="float" office:value="-0.406677283264951" calcext:value-type="float">
            <text:p>-0.4066772833</text:p>
          </table:table-cell>
          <table:table-cell office:value-type="float" office:value="0.0170752569101751" calcext:value-type="float">
            <text:p>0.0170752569</text:p>
          </table:table-cell>
          <table:table-cell office:value-type="float" office:value="0.0145558468997479" calcext:value-type="float">
            <text:p>0.0145558469</text:p>
          </table:table-cell>
          <table:table-cell office:value-type="float" office:value="-0.264577668928541" calcext:value-type="float">
            <text:p>-0.2645776689</text:p>
          </table:table-cell>
        </table:table-row>
        <table:table-row table:style-name="ro1">
          <table:table-cell office:value-type="float" office:value="0.0106355179252959" calcext:value-type="float">
            <text:p>0.0106355179</text:p>
          </table:table-cell>
          <table:table-cell office:value-type="float" office:value="0.00894665535205137" calcext:value-type="float">
            <text:p>0.0089466554</text:p>
          </table:table-cell>
          <table:table-cell office:value-type="float" office:value="-0.385172809536125" calcext:value-type="float">
            <text:p>-0.3851728095</text:p>
          </table:table-cell>
          <table:table-cell office:value-type="float" office:value="0.0267259287647903" calcext:value-type="float">
            <text:p>0.0267259288</text:p>
          </table:table-cell>
          <table:table-cell office:value-type="float" office:value="0.0192765039857477" calcext:value-type="float">
            <text:p>0.019276504</text:p>
          </table:table-cell>
          <table:table-cell office:value-type="float" office:value="-0.0892572571756318" calcext:value-type="float">
            <text:p>-0.0892572572</text:p>
          </table:table-cell>
          <table:table-cell/>
          <table:table-cell office:value-type="float" office:value="0.0163905870604455" calcext:value-type="float">
            <text:p>0.0163905871</text:p>
          </table:table-cell>
          <table:table-cell office:value-type="float" office:value="0.0187065941603164" calcext:value-type="float">
            <text:p>0.0187065942</text:p>
          </table:table-cell>
          <table:table-cell office:value-type="float" office:value="-0.0966615957961263" calcext:value-type="float">
            <text:p>-0.0966615958</text:p>
          </table:table-cell>
          <table:table-cell office:value-type="float" office:value="0.0193451897706837" calcext:value-type="float">
            <text:p>0.0193451898</text:p>
          </table:table-cell>
          <table:table-cell office:value-type="float" office:value="0.0129172504181042" calcext:value-type="float">
            <text:p>0.0129172504</text:p>
          </table:table-cell>
          <table:table-cell office:value-type="float" office:value="-0.236688224039972" calcext:value-type="float">
            <text:p>-0.236688224</text:p>
          </table:table-cell>
        </table:table-row>
        <table:table-row table:style-name="ro1">
          <table:table-cell office:value-type="float" office:value="0.0376511274497427" calcext:value-type="float">
            <text:p>0.0376511274</text:p>
          </table:table-cell>
          <table:table-cell office:value-type="float" office:value="0.036007205076301" calcext:value-type="float">
            <text:p>0.0360072051</text:p>
          </table:table-cell>
          <table:table-cell office:value-type="float" office:value="-0.906054320962907" calcext:value-type="float">
            <text:p>-0.906054321</text:p>
          </table:table-cell>
          <table:table-cell office:value-type="float" office:value="0.0554628652520478" calcext:value-type="float">
            <text:p>0.0554628653</text:p>
          </table:table-cell>
          <table:table-cell office:value-type="float" office:value="0.0356814091093838" calcext:value-type="float">
            <text:p>0.0356814091</text:p>
          </table:table-cell>
          <table:table-cell office:value-type="float" office:value="-0.174578176633804" calcext:value-type="float">
            <text:p>-0.1745781766</text:p>
          </table:table-cell>
          <table:table-cell/>
          <table:table-cell office:value-type="float" office:value="0.0255312681077857" calcext:value-type="float">
            <text:p>0.0255312681</text:p>
          </table:table-cell>
          <table:table-cell office:value-type="float" office:value="0.0220081280370977" calcext:value-type="float">
            <text:p>0.022008128</text:p>
          </table:table-cell>
          <table:table-cell office:value-type="float" office:value="0.170647352502293" calcext:value-type="float">
            <text:p>0.1706473525</text:p>
          </table:table-cell>
          <table:table-cell office:value-type="float" office:value="0.0281712223775685" calcext:value-type="float">
            <text:p>0.0281712224</text:p>
          </table:table-cell>
          <table:table-cell office:value-type="float" office:value="0.0193009504117072" calcext:value-type="float">
            <text:p>0.0193009504</text:p>
          </table:table-cell>
          <table:table-cell office:value-type="float" office:value="-0.144904781604419" calcext:value-type="float">
            <text:p>-0.1449047816</text:p>
          </table:table-cell>
        </table:table-row>
        <table:table-row table:style-name="ro1">
          <table:table-cell office:value-type="float" office:value="0.0395028781718322" calcext:value-type="float">
            <text:p>0.0395028782</text:p>
          </table:table-cell>
          <table:table-cell office:value-type="float" office:value="0.0414896370210773" calcext:value-type="float">
            <text:p>0.041489637</text:p>
          </table:table-cell>
          <table:table-cell office:value-type="float" office:value="-0.94775255128486" calcext:value-type="float">
            <text:p>-0.9477525513</text:p>
          </table:table-cell>
          <table:table-cell office:value-type="float" office:value="0.0614257673732937" calcext:value-type="float">
            <text:p>0.0614257674</text:p>
          </table:table-cell>
          <table:table-cell office:value-type="float" office:value="0.0434662500396371" calcext:value-type="float">
            <text:p>0.04346625</text:p>
          </table:table-cell>
          <table:table-cell office:value-type="float" office:value="-0.174557372741401" calcext:value-type="float">
            <text:p>-0.1745573727</text:p>
          </table:table-cell>
          <table:table-cell/>
          <table:table-cell office:value-type="float" office:value="0.0237319428170204" calcext:value-type="float">
            <text:p>0.0237319428</text:p>
          </table:table-cell>
          <table:table-cell office:value-type="float" office:value="0.028189953680733" calcext:value-type="float">
            <text:p>0.0281899537</text:p>
          </table:table-cell>
          <table:table-cell office:value-type="float" office:value="-0.217452490859621" calcext:value-type="float">
            <text:p>-0.2174524909</text:p>
          </table:table-cell>
          <table:table-cell office:value-type="float" office:value="0.0245189125649631" calcext:value-type="float">
            <text:p>0.0245189126</text:p>
          </table:table-cell>
          <table:table-cell office:value-type="float" office:value="0.0184760028496385" calcext:value-type="float">
            <text:p>0.0184760028</text:p>
          </table:table-cell>
          <table:table-cell office:value-type="float" office:value="-0.25806139614433" calcext:value-type="float">
            <text:p>-0.2580613961</text:p>
          </table:table-cell>
        </table:table-row>
        <table:table-row table:style-name="ro1">
          <table:table-cell office:value-type="float" office:value="0.0363834049333373" calcext:value-type="float">
            <text:p>0.0363834049</text:p>
          </table:table-cell>
          <table:table-cell office:value-type="float" office:value="0.0322026700607381" calcext:value-type="float">
            <text:p>0.0322026701</text:p>
          </table:table-cell>
          <table:table-cell office:value-type="float" office:value="-0.941335602922886" calcext:value-type="float">
            <text:p>-0.9413356029</text:p>
          </table:table-cell>
          <table:table-cell office:value-type="float" office:value="0.0496734628453851" calcext:value-type="float">
            <text:p>0.0496734628</text:p>
          </table:table-cell>
          <table:table-cell office:value-type="float" office:value="0.0329688068013638" calcext:value-type="float">
            <text:p>0.0329688068</text:p>
          </table:table-cell>
          <table:table-cell office:value-type="float" office:value="-0.15812825250905" calcext:value-type="float">
            <text:p>-0.1581282525</text:p>
          </table:table-cell>
          <table:table-cell/>
          <table:table-cell office:value-type="float" office:value="0.0167666184916291" calcext:value-type="float">
            <text:p>0.0167666185</text:p>
          </table:table-cell>
          <table:table-cell office:value-type="float" office:value="0.0228044096496673" calcext:value-type="float">
            <text:p>0.0228044096</text:p>
          </table:table-cell>
          <table:table-cell office:value-type="float" office:value="0.665087289785919" calcext:value-type="float">
            <text:p>0.6650872898</text:p>
          </table:table-cell>
          <table:table-cell office:value-type="float" office:value="0.0234397031832486" calcext:value-type="float">
            <text:p>0.0234397032</text:p>
          </table:table-cell>
          <table:table-cell office:value-type="float" office:value="0.0152272359933704" calcext:value-type="float">
            <text:p>0.015227236</text:p>
          </table:table-cell>
          <table:table-cell office:value-type="float" office:value="-0.188108274526894" calcext:value-type="float">
            <text:p>-0.1881082745</text:p>
          </table:table-cell>
        </table:table-row>
        <table:table-row table:style-name="ro1">
          <table:table-cell office:value-type="float" office:value="0.030817879378467" calcext:value-type="float">
            <text:p>0.0308178794</text:p>
          </table:table-cell>
          <table:table-cell office:value-type="float" office:value="0.0292646102022219" calcext:value-type="float">
            <text:p>0.0292646102</text:p>
          </table:table-cell>
          <table:table-cell office:value-type="float" office:value="-0.949552853289076" calcext:value-type="float">
            <text:p>-0.9495528533</text:p>
          </table:table-cell>
          <table:table-cell office:value-type="float" office:value="0.041158162150532" calcext:value-type="float">
            <text:p>0.0411581622</text:p>
          </table:table-cell>
          <table:table-cell office:value-type="float" office:value="0.0271860300097614" calcext:value-type="float">
            <text:p>0.02718603</text:p>
          </table:table-cell>
          <table:table-cell office:value-type="float" office:value="-0.105710612889379" calcext:value-type="float">
            <text:p>-0.1057106129</text:p>
          </table:table-cell>
          <table:table-cell/>
          <table:table-cell office:value-type="float" office:value="0.0176074218869515" calcext:value-type="float">
            <text:p>0.0176074219</text:p>
          </table:table-cell>
          <table:table-cell office:value-type="float" office:value="0.0191234876973386" calcext:value-type="float">
            <text:p>0.0191234877</text:p>
          </table:table-cell>
          <table:table-cell office:value-type="float" office:value="-0.502240266189484" calcext:value-type="float">
            <text:p>-0.5022402662</text:p>
          </table:table-cell>
          <table:table-cell office:value-type="float" office:value="0.0203078719321638" calcext:value-type="float">
            <text:p>0.0203078719</text:p>
          </table:table-cell>
          <table:table-cell office:value-type="float" office:value="0.0131995024392381" calcext:value-type="float">
            <text:p>0.0131995024</text:p>
          </table:table-cell>
          <table:table-cell office:value-type="float" office:value="-0.270106201153249" calcext:value-type="float">
            <text:p>-0.2701062012</text:p>
          </table:table-cell>
        </table:table-row>
        <table:table-row table:style-name="ro1">
          <table:table-cell office:value-type="float" office:value="0.0231611068257251" calcext:value-type="float">
            <text:p>0.0231611068</text:p>
          </table:table-cell>
          <table:table-cell office:value-type="float" office:value="0.0217937232972765" calcext:value-type="float">
            <text:p>0.0217937233</text:p>
          </table:table-cell>
          <table:table-cell office:value-type="float" office:value="-0.816325306787354" calcext:value-type="float">
            <text:p>-0.8163253068</text:p>
          </table:table-cell>
          <table:table-cell office:value-type="float" office:value="0.0425745278596878" calcext:value-type="float">
            <text:p>0.0425745279</text:p>
          </table:table-cell>
          <table:table-cell office:value-type="float" office:value="0.0284689629916102" calcext:value-type="float">
            <text:p>0.028468963</text:p>
          </table:table-cell>
          <table:table-cell office:value-type="float" office:value="-0.114689339743927" calcext:value-type="float">
            <text:p>-0.1146893397</text:p>
          </table:table-cell>
          <table:table-cell/>
          <table:table-cell office:value-type="float" office:value="0.025327585122296" calcext:value-type="float">
            <text:p>0.0253275851</text:p>
          </table:table-cell>
          <table:table-cell office:value-type="float" office:value="0.0190650411702637" calcext:value-type="float">
            <text:p>0.0190650412</text:p>
          </table:table-cell>
          <table:table-cell office:value-type="float" office:value="-0.22316264799692" calcext:value-type="float">
            <text:p>-0.223162648</text:p>
          </table:table-cell>
          <table:table-cell office:value-type="float" office:value="0.0284705129917711" calcext:value-type="float">
            <text:p>0.028470513</text:p>
          </table:table-cell>
          <table:table-cell office:value-type="float" office:value="0.0197223934344947" calcext:value-type="float">
            <text:p>0.0197223934</text:p>
          </table:table-cell>
          <table:table-cell office:value-type="float" office:value="-0.25594267831184" calcext:value-type="float">
            <text:p>-0.2559426783</text:p>
          </table:table-cell>
        </table:table-row>
        <table:table-row table:style-name="ro1">
          <table:table-cell office:value-type="float" office:value="0.0251627595398641" calcext:value-type="float">
            <text:p>0.0251627595</text:p>
          </table:table-cell>
          <table:table-cell office:value-type="float" office:value="0.0205821539203928" calcext:value-type="float">
            <text:p>0.0205821539</text:p>
          </table:table-cell>
          <table:table-cell office:value-type="float" office:value="-0.852425135060943" calcext:value-type="float">
            <text:p>-0.8524251351</text:p>
          </table:table-cell>
          <table:table-cell office:value-type="float" office:value="0.0368251476436853" calcext:value-type="float">
            <text:p>0.0368251476</text:p>
          </table:table-cell>
          <table:table-cell office:value-type="float" office:value="0.025576174678281" calcext:value-type="float">
            <text:p>0.0255761747</text:p>
          </table:table-cell>
          <table:table-cell office:value-type="float" office:value="-0.0877275600098074" calcext:value-type="float">
            <text:p>-0.08772756</text:p>
          </table:table-cell>
          <table:table-cell/>
          <table:table-cell office:value-type="float" office:value="0.0182901910498931" calcext:value-type="float">
            <text:p>0.018290191</text:p>
          </table:table-cell>
          <table:table-cell office:value-type="float" office:value="0.022520206926998" calcext:value-type="float">
            <text:p>0.0225202069</text:p>
          </table:table-cell>
          <table:table-cell office:value-type="float" office:value="-0.261476224496588" calcext:value-type="float">
            <text:p>-0.2614762245</text:p>
          </table:table-cell>
          <table:table-cell office:value-type="float" office:value="0.0378184464760125" calcext:value-type="float">
            <text:p>0.0378184465</text:p>
          </table:table-cell>
          <table:table-cell office:value-type="float" office:value="0.0226987309753895" calcext:value-type="float">
            <text:p>0.022698731</text:p>
          </table:table-cell>
          <table:table-cell office:value-type="float" office:value="-0.217079313844442" calcext:value-type="float">
            <text:p>-0.2170793138</text:p>
          </table:table-cell>
        </table:table-row>
        <table:table-row table:style-name="ro1">
          <table:table-cell office:value-type="float" office:value="0.0224756269698439" calcext:value-type="float">
            <text:p>0.022475627</text:p>
          </table:table-cell>
          <table:table-cell office:value-type="float" office:value="0.0171939167445888" calcext:value-type="float">
            <text:p>0.0171939167</text:p>
          </table:table-cell>
          <table:table-cell office:value-type="float" office:value="-0.623562801739102" calcext:value-type="float">
            <text:p>-0.6235628017</text:p>
          </table:table-cell>
          <table:table-cell office:value-type="float" office:value="0.0287355294451118" calcext:value-type="float">
            <text:p>0.0287355294</text:p>
          </table:table-cell>
          <table:table-cell office:value-type="float" office:value="0.0192205798346549" calcext:value-type="float">
            <text:p>0.0192205798</text:p>
          </table:table-cell>
          <table:table-cell office:value-type="float" office:value="-0.241745699755847" calcext:value-type="float">
            <text:p>-0.2417456998</text:p>
          </table:table-cell>
          <table:table-cell/>
          <table:table-cell office:value-type="float" office:value="0.0204753832244508" calcext:value-type="float">
            <text:p>0.0204753832</text:p>
          </table:table-cell>
          <table:table-cell office:value-type="float" office:value="0.0210083043403572" calcext:value-type="float">
            <text:p>0.0210083043</text:p>
          </table:table-cell>
          <table:table-cell office:value-type="float" office:value="0.0678997734897373" calcext:value-type="float">
            <text:p>0.0678997735</text:p>
          </table:table-cell>
          <table:table-cell office:value-type="float" office:value="0.0242249486967921" calcext:value-type="float">
            <text:p>0.0242249487</text:p>
          </table:table-cell>
          <table:table-cell office:value-type="float" office:value="0.0192057945299894" calcext:value-type="float">
            <text:p>0.0192057945</text:p>
          </table:table-cell>
          <table:table-cell office:value-type="float" office:value="-0.271314888074994" calcext:value-type="float">
            <text:p>-0.2713148881</text:p>
          </table:table-cell>
        </table:table-row>
        <table:table-row table:style-name="ro1">
          <table:table-cell office:value-type="float" office:value="0.0330328625638168" calcext:value-type="float">
            <text:p>0.0330328626</text:p>
          </table:table-cell>
          <table:table-cell office:value-type="float" office:value="0.0332300023717186" calcext:value-type="float">
            <text:p>0.0332300024</text:p>
          </table:table-cell>
          <table:table-cell office:value-type="float" office:value="-0.84652661498078" calcext:value-type="float">
            <text:p>-0.846526615</text:p>
          </table:table-cell>
          <table:table-cell office:value-type="float" office:value="0.0531931104138494" calcext:value-type="float">
            <text:p>0.0531931104</text:p>
          </table:table-cell>
          <table:table-cell office:value-type="float" office:value="0.0336614946834743" calcext:value-type="float">
            <text:p>0.0336614947</text:p>
          </table:table-cell>
          <table:table-cell office:value-type="float" office:value="-0.223585413768888" calcext:value-type="float">
            <text:p>-0.2235854138</text:p>
          </table:table-cell>
          <table:table-cell/>
          <table:table-cell office:value-type="float" office:value="0.0205139859614292" calcext:value-type="float">
            <text:p>0.020513986</text:p>
          </table:table-cell>
          <table:table-cell office:value-type="float" office:value="0.0285472332523115" calcext:value-type="float">
            <text:p>0.0285472333</text:p>
          </table:table-cell>
          <table:table-cell office:value-type="float" office:value="-0.371924696730559" calcext:value-type="float">
            <text:p>-0.3719246967</text:p>
          </table:table-cell>
          <table:table-cell office:value-type="float" office:value="0.0250482169445604" calcext:value-type="float">
            <text:p>0.0250482169</text:p>
          </table:table-cell>
          <table:table-cell office:value-type="float" office:value="0.015675569884479" calcext:value-type="float">
            <text:p>0.0156755699</text:p>
          </table:table-cell>
          <table:table-cell office:value-type="float" office:value="-0.242763721570373" calcext:value-type="float">
            <text:p>-0.2427637216</text:p>
          </table:table-cell>
        </table:table-row>
        <table:table-row table:style-name="ro1">
          <table:table-cell office:value-type="float" office:value="0.0195732988484213" calcext:value-type="float">
            <text:p>0.0195732988</text:p>
          </table:table-cell>
          <table:table-cell office:value-type="float" office:value="0.0220922879662575" calcext:value-type="float">
            <text:p>0.022092288</text:p>
          </table:table-cell>
          <table:table-cell office:value-type="float" office:value="-0.551129445950837" calcext:value-type="float">
            <text:p>-0.551129446</text:p>
          </table:table-cell>
          <table:table-cell office:value-type="float" office:value="0.0386853107251227" calcext:value-type="float">
            <text:p>0.0386853107</text:p>
          </table:table-cell>
          <table:table-cell office:value-type="float" office:value="0.0247317590285093" calcext:value-type="float">
            <text:p>0.024731759</text:p>
          </table:table-cell>
          <table:table-cell office:value-type="float" office:value="-0.231880220770836" calcext:value-type="float">
            <text:p>-0.2318802208</text:p>
          </table:table-cell>
          <table:table-cell/>
          <table:table-cell office:value-type="float" office:value="0.0182721385278164" calcext:value-type="float">
            <text:p>0.0182721385</text:p>
          </table:table-cell>
          <table:table-cell office:value-type="float" office:value="0.0239146887335609" calcext:value-type="float">
            <text:p>0.0239146887</text:p>
          </table:table-cell>
          <table:table-cell office:value-type="float" office:value="-0.00538420008752069" calcext:value-type="float">
            <text:p>-0.0053842001</text:p>
          </table:table-cell>
          <table:table-cell office:value-type="float" office:value="0.018511081347242" calcext:value-type="float">
            <text:p>0.0185110813</text:p>
          </table:table-cell>
          <table:table-cell office:value-type="float" office:value="0.0134346168488264" calcext:value-type="float">
            <text:p>0.0134346168</text:p>
          </table:table-cell>
          <table:table-cell office:value-type="float" office:value="-0.275599391013384" calcext:value-type="float">
            <text:p>-0.275599391</text:p>
          </table:table-cell>
        </table:table-row>
        <table:table-row table:style-name="ro1">
          <table:table-cell office:value-type="float" office:value="0.0260984765648873" calcext:value-type="float">
            <text:p>0.0260984766</text:p>
          </table:table-cell>
          <table:table-cell office:value-type="float" office:value="0.0222871836204579" calcext:value-type="float">
            <text:p>0.0222871836</text:p>
          </table:table-cell>
          <table:table-cell office:value-type="float" office:value="-0.690449899682472" calcext:value-type="float">
            <text:p>-0.6904498997</text:p>
          </table:table-cell>
          <table:table-cell office:value-type="float" office:value="0.0355255648493767" calcext:value-type="float">
            <text:p>0.0355255648</text:p>
          </table:table-cell>
          <table:table-cell office:value-type="float" office:value="0.0215155064128339" calcext:value-type="float">
            <text:p>0.0215155064</text:p>
          </table:table-cell>
          <table:table-cell office:value-type="float" office:value="-0.243079312704504" calcext:value-type="float">
            <text:p>-0.2430793127</text:p>
          </table:table-cell>
          <table:table-cell/>
          <table:table-cell office:value-type="float" office:value="0.0179699718991513" calcext:value-type="float">
            <text:p>0.0179699719</text:p>
          </table:table-cell>
          <table:table-cell office:value-type="float" office:value="0.021166402047496" calcext:value-type="float">
            <text:p>0.021166402</text:p>
          </table:table-cell>
          <table:table-cell office:value-type="float" office:value="-0.239632448897916" calcext:value-type="float">
            <text:p>-0.2396324489</text:p>
          </table:table-cell>
          <table:table-cell office:value-type="float" office:value="0.0244901221711189" calcext:value-type="float">
            <text:p>0.0244901222</text:p>
          </table:table-cell>
          <table:table-cell office:value-type="float" office:value="0.0203466918552294" calcext:value-type="float">
            <text:p>0.0203466919</text:p>
          </table:table-cell>
          <table:table-cell office:value-type="float" office:value="-0.288224217295647" calcext:value-type="float">
            <text:p>-0.2882242173</text:p>
          </table:table-cell>
        </table:table-row>
        <table:table-row table:style-name="ro1">
          <table:table-cell office:value-type="float" office:value="0.0288683779471923" calcext:value-type="float">
            <text:p>0.0288683779</text:p>
          </table:table-cell>
          <table:table-cell office:value-type="float" office:value="0.0328901544874502" calcext:value-type="float">
            <text:p>0.0328901545</text:p>
          </table:table-cell>
          <table:table-cell office:value-type="float" office:value="-0.731742228544767" calcext:value-type="float">
            <text:p>-0.7317422285</text:p>
          </table:table-cell>
          <table:table-cell office:value-type="float" office:value="0.0533814179711044" calcext:value-type="float">
            <text:p>0.053381418</text:p>
          </table:table-cell>
          <table:table-cell office:value-type="float" office:value="0.0374572221189737" calcext:value-type="float">
            <text:p>0.0374572221</text:p>
          </table:table-cell>
          <table:table-cell office:value-type="float" office:value="-0.269931968580931" calcext:value-type="float">
            <text:p>-0.2699319686</text:p>
          </table:table-cell>
          <table:table-cell/>
          <table:table-cell office:value-type="float" office:value="0.0192614206837104" calcext:value-type="float">
            <text:p>0.0192614207</text:p>
          </table:table-cell>
          <table:table-cell office:value-type="float" office:value="0.0222942296888045" calcext:value-type="float">
            <text:p>0.0222942297</text:p>
          </table:table-cell>
          <table:table-cell office:value-type="float" office:value="-0.0505296677870688" calcext:value-type="float">
            <text:p>-0.0505296678</text:p>
          </table:table-cell>
          <table:table-cell office:value-type="float" office:value="0.020667033130303" calcext:value-type="float">
            <text:p>0.0206670331</text:p>
          </table:table-cell>
          <table:table-cell office:value-type="float" office:value="0.0142892049858347" calcext:value-type="float">
            <text:p>0.014289205</text:p>
          </table:table-cell>
          <table:table-cell office:value-type="float" office:value="-0.200562054710463" calcext:value-type="float">
            <text:p>-0.2005620547</text:p>
          </table:table-cell>
        </table:table-row>
        <table:table-row table:style-name="ro1">
          <table:table-cell office:value-type="float" office:value="0.0218424469150953" calcext:value-type="float">
            <text:p>0.0218424469</text:p>
          </table:table-cell>
          <table:table-cell office:value-type="float" office:value="0.0175263514263691" calcext:value-type="float">
            <text:p>0.0175263514</text:p>
          </table:table-cell>
          <table:table-cell office:value-type="float" office:value="-0.378450843136139" calcext:value-type="float">
            <text:p>-0.3784508431</text:p>
          </table:table-cell>
          <table:table-cell office:value-type="float" office:value="0.0328914948739111" calcext:value-type="float">
            <text:p>0.0328914949</text:p>
          </table:table-cell>
          <table:table-cell office:value-type="float" office:value="0.0215432111639529" calcext:value-type="float">
            <text:p>0.0215432112</text:p>
          </table:table-cell>
          <table:table-cell office:value-type="float" office:value="-0.177395038306713" calcext:value-type="float">
            <text:p>-0.1773950383</text:p>
          </table:table-cell>
          <table:table-cell/>
          <table:table-cell office:value-type="float" office:value="0.0175590798027576" calcext:value-type="float">
            <text:p>0.0175590798</text:p>
          </table:table-cell>
          <table:table-cell office:value-type="float" office:value="0.0178581725046142" calcext:value-type="float">
            <text:p>0.0178581725</text:p>
          </table:table-cell>
          <table:table-cell office:value-type="float" office:value="-0.0743606307239274" calcext:value-type="float">
            <text:p>-0.0743606307</text:p>
          </table:table-cell>
          <table:table-cell office:value-type="float" office:value="0.021467265766114" calcext:value-type="float">
            <text:p>0.0214672658</text:p>
          </table:table-cell>
          <table:table-cell office:value-type="float" office:value="0.0148561190115288" calcext:value-type="float">
            <text:p>0.014856119</text:p>
          </table:table-cell>
          <table:table-cell office:value-type="float" office:value="-0.214398993412033" calcext:value-type="float">
            <text:p>-0.2143989934</text:p>
          </table:table-cell>
        </table:table-row>
        <table:table-row table:style-name="ro1">
          <table:table-cell office:value-type="float" office:value="0.0282640185389764" calcext:value-type="float">
            <text:p>0.0282640185</text:p>
          </table:table-cell>
          <table:table-cell office:value-type="float" office:value="0.0236355851469589" calcext:value-type="float">
            <text:p>0.0236355851</text:p>
          </table:table-cell>
          <table:table-cell office:value-type="float" office:value="-0.807225192512216" calcext:value-type="float">
            <text:p>-0.8072251925</text:p>
          </table:table-cell>
          <table:table-cell office:value-type="float" office:value="0.0339340995065868" calcext:value-type="float">
            <text:p>0.0339340995</text:p>
          </table:table-cell>
          <table:table-cell office:value-type="float" office:value="0.0232231911737472" calcext:value-type="float">
            <text:p>0.0232231912</text:p>
          </table:table-cell>
          <table:table-cell office:value-type="float" office:value="-0.240004655346274" calcext:value-type="float">
            <text:p>-0.2400046553</text:p>
          </table:table-cell>
          <table:table-cell/>
          <table:table-cell office:value-type="float" office:value="0.0290605958580771" calcext:value-type="float">
            <text:p>0.0290605959</text:p>
          </table:table-cell>
          <table:table-cell office:value-type="float" office:value="0.0226709776225349" calcext:value-type="float">
            <text:p>0.0226709776</text:p>
          </table:table-cell>
          <table:table-cell office:value-type="float" office:value="-0.502789898230578" calcext:value-type="float">
            <text:p>-0.5027898982</text:p>
          </table:table-cell>
          <table:table-cell office:value-type="float" office:value="0.0345437304582447" calcext:value-type="float">
            <text:p>0.0345437305</text:p>
          </table:table-cell>
          <table:table-cell office:value-type="float" office:value="0.024381931242533" calcext:value-type="float">
            <text:p>0.0243819312</text:p>
          </table:table-cell>
          <table:table-cell office:value-type="float" office:value="-0.216959865717217" calcext:value-type="float">
            <text:p>-0.2169598657</text:p>
          </table:table-cell>
        </table:table-row>
        <table:table-row table:style-name="ro1">
          <table:table-cell office:value-type="float" office:value="0.0109975792114792" calcext:value-type="float">
            <text:p>0.0109975792</text:p>
          </table:table-cell>
          <table:table-cell office:value-type="float" office:value="0.011396794972845" calcext:value-type="float">
            <text:p>0.011396795</text:p>
          </table:table-cell>
          <table:table-cell office:value-type="float" office:value="0.251465195697995" calcext:value-type="float">
            <text:p>0.2514651957</text:p>
          </table:table-cell>
          <table:table-cell office:value-type="float" office:value="0.0234602358192205" calcext:value-type="float">
            <text:p>0.0234602358</text:p>
          </table:table-cell>
          <table:table-cell office:value-type="float" office:value="0.016886676568538" calcext:value-type="float">
            <text:p>0.0168866766</text:p>
          </table:table-cell>
          <table:table-cell office:value-type="float" office:value="-0.182125236466527" calcext:value-type="float">
            <text:p>-0.1821252365</text:p>
          </table:table-cell>
          <table:table-cell/>
          <table:table-cell office:value-type="float" office:value="0.0285723917138472" calcext:value-type="float">
            <text:p>0.0285723917</text:p>
          </table:table-cell>
          <table:table-cell office:value-type="float" office:value="0.0232338338615347" calcext:value-type="float">
            <text:p>0.0232338339</text:p>
          </table:table-cell>
          <table:table-cell office:value-type="float" office:value="0.1289236148253" calcext:value-type="float">
            <text:p>0.1289236148</text:p>
          </table:table-cell>
          <table:table-cell office:value-type="float" office:value="0.0305268737021834" calcext:value-type="float">
            <text:p>0.0305268737</text:p>
          </table:table-cell>
          <table:table-cell office:value-type="float" office:value="0.0175643552560359" calcext:value-type="float">
            <text:p>0.0175643553</text:p>
          </table:table-cell>
          <table:table-cell office:value-type="float" office:value="-0.157787120901048" calcext:value-type="float">
            <text:p>-0.1577871209</text:p>
          </table:table-cell>
        </table:table-row>
        <table:table-row table:style-name="ro1">
          <table:table-cell office:value-type="float" office:value="0.0113964270033505" calcext:value-type="float">
            <text:p>0.011396427</text:p>
          </table:table-cell>
          <table:table-cell office:value-type="float" office:value="0.011779168989779" calcext:value-type="float">
            <text:p>0.011779169</text:p>
          </table:table-cell>
          <table:table-cell office:value-type="float" office:value="0.186771740914689" calcext:value-type="float">
            <text:p>0.1867717409</text:p>
          </table:table-cell>
          <table:table-cell office:value-type="float" office:value="0.0269039113074541" calcext:value-type="float">
            <text:p>0.0269039113</text:p>
          </table:table-cell>
          <table:table-cell office:value-type="float" office:value="0.0180564182344824" calcext:value-type="float">
            <text:p>0.0180564182</text:p>
          </table:table-cell>
          <table:table-cell office:value-type="float" office:value="-0.183539648726582" calcext:value-type="float">
            <text:p>-0.1835396487</text:p>
          </table:table-cell>
          <table:table-cell/>
          <table:table-cell office:value-type="float" office:value="0.0215484106699936" calcext:value-type="float">
            <text:p>0.0215484107</text:p>
          </table:table-cell>
          <table:table-cell office:value-type="float" office:value="0.0179363615898293" calcext:value-type="float">
            <text:p>0.0179363616</text:p>
          </table:table-cell>
          <table:table-cell office:value-type="float" office:value="0.157077491214431" calcext:value-type="float">
            <text:p>0.1570774912</text:p>
          </table:table-cell>
          <table:table-cell office:value-type="float" office:value="0.0166632018983364" calcext:value-type="float">
            <text:p>0.0166632019</text:p>
          </table:table-cell>
          <table:table-cell office:value-type="float" office:value="0.0126999239204451" calcext:value-type="float">
            <text:p>0.0126999239</text:p>
          </table:table-cell>
          <table:table-cell office:value-type="float" office:value="-0.265673284605145" calcext:value-type="float">
            <text:p>-0.2656732846</text:p>
          </table:table-cell>
        </table:table-row>
        <table:table-row table:style-name="ro1">
          <table:table-cell office:value-type="float" office:value="0.0261385715183387" calcext:value-type="float">
            <text:p>0.0261385715</text:p>
          </table:table-cell>
          <table:table-cell office:value-type="float" office:value="0.0231214617755786" calcext:value-type="float">
            <text:p>0.0231214618</text:p>
          </table:table-cell>
          <table:table-cell office:value-type="float" office:value="-0.678400115260379" calcext:value-type="float">
            <text:p>-0.6784001153</text:p>
          </table:table-cell>
          <table:table-cell office:value-type="float" office:value="0.0407526232302189" calcext:value-type="float">
            <text:p>0.0407526232</text:p>
          </table:table-cell>
          <table:table-cell office:value-type="float" office:value="0.0264008248224855" calcext:value-type="float">
            <text:p>0.0264008248</text:p>
          </table:table-cell>
          <table:table-cell office:value-type="float" office:value="-0.187973515503109" calcext:value-type="float">
            <text:p>-0.1879735155</text:p>
          </table:table-cell>
          <table:table-cell/>
          <table:table-cell office:value-type="float" office:value="0.0139643133057539" calcext:value-type="float">
            <text:p>0.0139643133</text:p>
          </table:table-cell>
          <table:table-cell office:value-type="float" office:value="0.0204007817285504" calcext:value-type="float">
            <text:p>0.0204007817</text:p>
          </table:table-cell>
          <table:table-cell office:value-type="float" office:value="-0.0109565203014931" calcext:value-type="float">
            <text:p>-0.0109565203</text:p>
          </table:table-cell>
          <table:table-cell office:value-type="float" office:value="0.0194908971432596" calcext:value-type="float">
            <text:p>0.0194908971</text:p>
          </table:table-cell>
          <table:table-cell office:value-type="float" office:value="0.0136292054783553" calcext:value-type="float">
            <text:p>0.0136292055</text:p>
          </table:table-cell>
          <table:table-cell office:value-type="float" office:value="-0.231770921126008" calcext:value-type="float">
            <text:p>-0.2317709211</text:p>
          </table:table-cell>
        </table:table-row>
        <table:table-row table:style-name="ro1">
          <table:table-cell office:value-type="float" office:value="0.0226147231148869" calcext:value-type="float">
            <text:p>0.0226147231</text:p>
          </table:table-cell>
          <table:table-cell office:value-type="float" office:value="0.0246274103259277" calcext:value-type="float">
            <text:p>0.0246274103</text:p>
          </table:table-cell>
          <table:table-cell office:value-type="float" office:value="-0.709978265833809" calcext:value-type="float">
            <text:p>-0.7099782658</text:p>
          </table:table-cell>
          <table:table-cell office:value-type="float" office:value="0.0350038914009929" calcext:value-type="float">
            <text:p>0.0350038914</text:p>
          </table:table-cell>
          <table:table-cell office:value-type="float" office:value="0.0271288748830557" calcext:value-type="float">
            <text:p>0.0271288749</text:p>
          </table:table-cell>
          <table:table-cell office:value-type="float" office:value="-0.2187119058799" calcext:value-type="float">
            <text:p>-0.2187119059</text:p>
          </table:table-cell>
          <table:table-cell/>
          <table:table-cell office:value-type="float" office:value="0.021881520395102" calcext:value-type="float">
            <text:p>0.0218815204</text:p>
          </table:table-cell>
          <table:table-cell office:value-type="float" office:value="0.028492489001883" calcext:value-type="float">
            <text:p>0.028492489</text:p>
          </table:table-cell>
          <table:table-cell office:value-type="float" office:value="-0.127434060523965" calcext:value-type="float">
            <text:p>-0.1274340605</text:p>
          </table:table-cell>
          <table:table-cell office:value-type="float" office:value="0.0336211632937193" calcext:value-type="float">
            <text:p>0.0336211633</text:p>
          </table:table-cell>
          <table:table-cell office:value-type="float" office:value="0.0218201201176271" calcext:value-type="float">
            <text:p>0.0218201201</text:p>
          </table:table-cell>
          <table:table-cell office:value-type="float" office:value="-0.216126387100667" calcext:value-type="float">
            <text:p>-0.2161263871</text:p>
          </table:table-cell>
        </table:table-row>
        <table:table-row table:style-name="ro1">
          <table:table-cell office:value-type="float" office:value="0.0193390012048518" calcext:value-type="float">
            <text:p>0.0193390012</text:p>
          </table:table-cell>
          <table:table-cell office:value-type="float" office:value="0.0142033302178884" calcext:value-type="float">
            <text:p>0.0142033302</text:p>
          </table:table-cell>
          <table:table-cell office:value-type="float" office:value="-0.308335934364562" calcext:value-type="float">
            <text:p>-0.3083359344</text:p>
          </table:table-cell>
          <table:table-cell office:value-type="float" office:value="0.0357101853005588" calcext:value-type="float">
            <text:p>0.0357101853</text:p>
          </table:table-cell>
          <table:table-cell office:value-type="float" office:value="0.0231237444095314" calcext:value-type="float">
            <text:p>0.0231237444</text:p>
          </table:table-cell>
          <table:table-cell office:value-type="float" office:value="-0.188190605212003" calcext:value-type="float">
            <text:p>-0.1881906052</text:p>
          </table:table-cell>
          <table:table-cell/>
          <table:table-cell office:value-type="float" office:value="0.0242914011610012" calcext:value-type="float">
            <text:p>0.0242914012</text:p>
          </table:table-cell>
          <table:table-cell office:value-type="float" office:value="0.0282351840552115" calcext:value-type="float">
            <text:p>0.0282351841</text:p>
          </table:table-cell>
          <table:table-cell office:value-type="float" office:value="0.463374439491878" calcext:value-type="float">
            <text:p>0.4633744395</text:p>
          </table:table-cell>
          <table:table-cell office:value-type="float" office:value="0.0269610527902842" calcext:value-type="float">
            <text:p>0.0269610528</text:p>
          </table:table-cell>
          <table:table-cell office:value-type="float" office:value="0.018629291956313" calcext:value-type="float">
            <text:p>0.018629292</text:p>
          </table:table-cell>
          <table:table-cell office:value-type="float" office:value="-0.198762849345803" calcext:value-type="float">
            <text:p>-0.1987628493</text:p>
          </table:table-cell>
        </table:table-row>
        <table:table-row table:style-name="ro1">
          <table:table-cell office:value-type="float" office:value="0.0135180079121056" calcext:value-type="float">
            <text:p>0.0135180079</text:p>
          </table:table-cell>
          <table:table-cell office:value-type="float" office:value="0.0118320013880003" calcext:value-type="float">
            <text:p>0.0118320014</text:p>
          </table:table-cell>
          <table:table-cell office:value-type="float" office:value="0.301687679065562" calcext:value-type="float">
            <text:p>0.3016876791</text:p>
          </table:table-cell>
          <table:table-cell office:value-type="float" office:value="0.0366028042510152" calcext:value-type="float">
            <text:p>0.0366028043</text:p>
          </table:table-cell>
          <table:table-cell office:value-type="float" office:value="0.0224964211694896" calcext:value-type="float">
            <text:p>0.0224964212</text:p>
          </table:table-cell>
          <table:table-cell office:value-type="float" office:value="-0.20091498545371" calcext:value-type="float">
            <text:p>-0.2009149855</text:p>
          </table:table-cell>
          <table:table-cell/>
          <table:table-cell office:value-type="float" office:value="0.0154472473352295" calcext:value-type="float">
            <text:p>0.0154472473</text:p>
          </table:table-cell>
          <table:table-cell office:value-type="float" office:value="0.0191827604516006" calcext:value-type="float">
            <text:p>0.0191827605</text:p>
          </table:table-cell>
          <table:table-cell office:value-type="float" office:value="0.272046674870213" calcext:value-type="float">
            <text:p>0.2720466749</text:p>
          </table:table-cell>
          <table:table-cell office:value-type="float" office:value="0.0165577434469014" calcext:value-type="float">
            <text:p>0.0165577434</text:p>
          </table:table-cell>
          <table:table-cell office:value-type="float" office:value="0.0115633482811973" calcext:value-type="float">
            <text:p>0.0115633483</text:p>
          </table:table-cell>
          <table:table-cell office:value-type="float" office:value="-0.283827574551105" calcext:value-type="float">
            <text:p>-0.2838275746</text:p>
          </table:table-cell>
        </table:table-row>
        <table:table-row table:style-name="ro1">
          <table:table-cell office:value-type="float" office:value="0.026125702855747" calcext:value-type="float">
            <text:p>0.0261257029</text:p>
          </table:table-cell>
          <table:table-cell office:value-type="float" office:value="0.0254980702678915" calcext:value-type="float">
            <text:p>0.0254980703</text:p>
          </table:table-cell>
          <table:table-cell office:value-type="float" office:value="-0.832681449182385" calcext:value-type="float">
            <text:p>-0.8326814492</text:p>
          </table:table-cell>
          <table:table-cell office:value-type="float" office:value="0.0390242137014866" calcext:value-type="float">
            <text:p>0.0390242137</text:p>
          </table:table-cell>
          <table:table-cell office:value-type="float" office:value="0.0261411026120186" calcext:value-type="float">
            <text:p>0.0261411026</text:p>
          </table:table-cell>
          <table:table-cell office:value-type="float" office:value="-0.247602081019431" calcext:value-type="float">
            <text:p>-0.247602081</text:p>
          </table:table-cell>
          <table:table-cell/>
          <table:table-cell office:value-type="float" office:value="0.0154554715855842" calcext:value-type="float">
            <text:p>0.0154554716</text:p>
          </table:table-cell>
          <table:table-cell office:value-type="float" office:value="0.0237933187438164" calcext:value-type="float">
            <text:p>0.0237933187</text:p>
          </table:table-cell>
          <table:table-cell office:value-type="float" office:value="-0.102953832265781" calcext:value-type="float">
            <text:p>-0.1029538323</text:p>
          </table:table-cell>
          <table:table-cell office:value-type="float" office:value="0.0199211857281625" calcext:value-type="float">
            <text:p>0.0199211857</text:p>
          </table:table-cell>
          <table:table-cell office:value-type="float" office:value="0.0174061963800341" calcext:value-type="float">
            <text:p>0.0174061964</text:p>
          </table:table-cell>
          <table:table-cell office:value-type="float" office:value="-0.282798285968602" calcext:value-type="float">
            <text:p>-0.282798286</text:p>
          </table:table-cell>
        </table:table-row>
        <table:table-row table:style-name="ro1">
          <table:table-cell office:value-type="float" office:value="0.0229820234736566" calcext:value-type="float">
            <text:p>0.0229820235</text:p>
          </table:table-cell>
          <table:table-cell office:value-type="float" office:value="0.0227102304466057" calcext:value-type="float">
            <text:p>0.0227102304</text:p>
          </table:table-cell>
          <table:table-cell office:value-type="float" office:value="-0.446513676017814" calcext:value-type="float">
            <text:p>-0.446513676</text:p>
          </table:table-cell>
          <table:table-cell office:value-type="float" office:value="0.0385624326765537" calcext:value-type="float">
            <text:p>0.0385624327</text:p>
          </table:table-cell>
          <table:table-cell office:value-type="float" office:value="0.0304280538111925" calcext:value-type="float">
            <text:p>0.0304280538</text:p>
          </table:table-cell>
          <table:table-cell office:value-type="float" office:value="-0.23847952708602" calcext:value-type="float">
            <text:p>-0.2384795271</text:p>
          </table:table-cell>
          <table:table-cell/>
          <table:table-cell office:value-type="float" office:value="0.0237957644636522" calcext:value-type="float">
            <text:p>0.0237957645</text:p>
          </table:table-cell>
          <table:table-cell office:value-type="float" office:value="0.0258092733112533" calcext:value-type="float">
            <text:p>0.0258092733</text:p>
          </table:table-cell>
          <table:table-cell office:value-type="float" office:value="-0.439387035687098" calcext:value-type="float">
            <text:p>-0.4393870357</text:p>
          </table:table-cell>
          <table:table-cell office:value-type="float" office:value="0.0262897829990834" calcext:value-type="float">
            <text:p>0.026289783</text:p>
          </table:table-cell>
          <table:table-cell office:value-type="float" office:value="0.0200737996958196" calcext:value-type="float">
            <text:p>0.0200737997</text:p>
          </table:table-cell>
          <table:table-cell office:value-type="float" office:value="-0.281889428943396" calcext:value-type="float">
            <text:p>-0.2818894289</text:p>
          </table:table-cell>
        </table:table-row>
        <table:table-row table:style-name="ro1">
          <table:table-cell office:value-type="float" office:value="0.0232851506558091" calcext:value-type="float">
            <text:p>0.0232851507</text:p>
          </table:table-cell>
          <table:table-cell office:value-type="float" office:value="0.0200838720876623" calcext:value-type="float">
            <text:p>0.0200838721</text:p>
          </table:table-cell>
          <table:table-cell office:value-type="float" office:value="-0.69808633144923" calcext:value-type="float">
            <text:p>-0.6980863314</text:p>
          </table:table-cell>
          <table:table-cell office:value-type="float" office:value="0.0434513663873076" calcext:value-type="float">
            <text:p>0.0434513664</text:p>
          </table:table-cell>
          <table:table-cell office:value-type="float" office:value="0.0291689175181091" calcext:value-type="float">
            <text:p>0.0291689175</text:p>
          </table:table-cell>
          <table:table-cell office:value-type="float" office:value="-0.224626582488418" calcext:value-type="float">
            <text:p>-0.2246265825</text:p>
          </table:table-cell>
          <table:table-cell/>
          <table:table-cell office:value-type="float" office:value="0.0201859380603817" calcext:value-type="float">
            <text:p>0.0201859381</text:p>
          </table:table-cell>
          <table:table-cell office:value-type="float" office:value="0.0247635698008624" calcext:value-type="float">
            <text:p>0.0247635698</text:p>
          </table:table-cell>
          <table:table-cell office:value-type="float" office:value="0.148711891673745" calcext:value-type="float">
            <text:p>0.1487118917</text:p>
          </table:table-cell>
          <table:table-cell office:value-type="float" office:value="0.0265504180919379" calcext:value-type="float">
            <text:p>0.0265504181</text:p>
          </table:table-cell>
          <table:table-cell office:value-type="float" office:value="0.0185806127265096" calcext:value-type="float">
            <text:p>0.0185806127</text:p>
          </table:table-cell>
          <table:table-cell office:value-type="float" office:value="-0.237352682137862" calcext:value-type="float">
            <text:p>-0.2373526821</text:p>
          </table:table-cell>
        </table:table-row>
        <table:table-row table:style-name="ro1">
          <table:table-cell office:value-type="float" office:value="0.0282881178114183" calcext:value-type="float">
            <text:p>0.0282881178</text:p>
          </table:table-cell>
          <table:table-cell office:value-type="float" office:value="0.0292015051555896" calcext:value-type="float">
            <text:p>0.0292015052</text:p>
          </table:table-cell>
          <table:table-cell office:value-type="float" office:value="-0.726570449604214" calcext:value-type="float">
            <text:p>-0.7265704496</text:p>
          </table:table-cell>
          <table:table-cell office:value-type="float" office:value="0.0536477281711996" calcext:value-type="float">
            <text:p>0.0536477282</text:p>
          </table:table-cell>
          <table:table-cell office:value-type="float" office:value="0.0399929796345532" calcext:value-type="float">
            <text:p>0.0399929796</text:p>
          </table:table-cell>
          <table:table-cell office:value-type="float" office:value="-0.285617478750646" calcext:value-type="float">
            <text:p>-0.2856174788</text:p>
          </table:table-cell>
          <table:table-cell/>
          <table:table-cell office:value-type="float" office:value="0.023597431071568" calcext:value-type="float">
            <text:p>0.0235974311</text:p>
          </table:table-cell>
          <table:table-cell office:value-type="float" office:value="0.0205943606287524" calcext:value-type="float">
            <text:p>0.0205943606</text:p>
          </table:table-cell>
          <table:table-cell office:value-type="float" office:value="0.0360527687726448" calcext:value-type="float">
            <text:p>0.0360527688</text:p>
          </table:table-cell>
          <table:table-cell office:value-type="float" office:value="0.0244087299797684" calcext:value-type="float">
            <text:p>0.02440873</text:p>
          </table:table-cell>
          <table:table-cell office:value-type="float" office:value="0.0190137702738866" calcext:value-type="float">
            <text:p>0.0190137703</text:p>
          </table:table-cell>
          <table:table-cell office:value-type="float" office:value="-0.243516109604388" calcext:value-type="float">
            <text:p>-0.2435161096</text:p>
          </table:table-cell>
        </table:table-row>
        <table:table-row table:style-name="ro1">
          <table:table-cell office:value-type="float" office:value="0.0230592368063986" calcext:value-type="float">
            <text:p>0.0230592368</text:p>
          </table:table-cell>
          <table:table-cell office:value-type="float" office:value="0.0256801734696347" calcext:value-type="float">
            <text:p>0.0256801735</text:p>
          </table:table-cell>
          <table:table-cell office:value-type="float" office:value="-0.673518597019134" calcext:value-type="float">
            <text:p>-0.673518597</text:p>
          </table:table-cell>
          <table:table-cell office:value-type="float" office:value="0.0447298812679946" calcext:value-type="float">
            <text:p>0.0447298813</text:p>
          </table:table-cell>
          <table:table-cell office:value-type="float" office:value="0.0318821932654828" calcext:value-type="float">
            <text:p>0.0318821933</text:p>
          </table:table-cell>
          <table:table-cell office:value-type="float" office:value="-0.261506121605635" calcext:value-type="float">
            <text:p>-0.2615061216</text:p>
          </table:table-cell>
          <table:table-cell/>
          <table:table-cell office:value-type="float" office:value="0.0200471308236291" calcext:value-type="float">
            <text:p>0.0200471308</text:p>
          </table:table-cell>
          <table:table-cell office:value-type="float" office:value="0.0193945825734892" calcext:value-type="float">
            <text:p>0.0193945826</text:p>
          </table:table-cell>
          <table:table-cell office:value-type="float" office:value="0.302591643405047" calcext:value-type="float">
            <text:p>0.3025916434</text:p>
          </table:table-cell>
          <table:table-cell office:value-type="float" office:value="0.0200289121363312" calcext:value-type="float">
            <text:p>0.0200289121</text:p>
          </table:table-cell>
          <table:table-cell office:value-type="float" office:value="0.0133352801436558" calcext:value-type="float">
            <text:p>0.0133352801</text:p>
          </table:table-cell>
          <table:table-cell office:value-type="float" office:value="-0.231451191008091" calcext:value-type="float">
            <text:p>-0.231451191</text:p>
          </table:table-cell>
        </table:table-row>
        <table:table-row table:style-name="ro1">
          <table:table-cell office:value-type="float" office:value="0.0181346386638373" calcext:value-type="float">
            <text:p>0.0181346387</text:p>
          </table:table-cell>
          <table:table-cell office:value-type="float" office:value="0.0150973620254968" calcext:value-type="float">
            <text:p>0.015097362</text:p>
          </table:table-cell>
          <table:table-cell office:value-type="float" office:value="-0.780153813151658" calcext:value-type="float">
            <text:p>-0.7801538132</text:p>
          </table:table-cell>
          <table:table-cell office:value-type="float" office:value="0.0470191772095859" calcext:value-type="float">
            <text:p>0.0470191772</text:p>
          </table:table-cell>
          <table:table-cell office:value-type="float" office:value="0.0330768722109497" calcext:value-type="float">
            <text:p>0.0330768722</text:p>
          </table:table-cell>
          <table:table-cell office:value-type="float" office:value="-0.242083839373663" calcext:value-type="float">
            <text:p>-0.2420838394</text:p>
          </table:table-cell>
          <table:table-cell/>
          <table:table-cell office:value-type="float" office:value="0.0160494546442112" calcext:value-type="float">
            <text:p>0.0160494546</text:p>
          </table:table-cell>
          <table:table-cell office:value-type="float" office:value="0.0221824007628243" calcext:value-type="float">
            <text:p>0.0221824008</text:p>
          </table:table-cell>
          <table:table-cell office:value-type="float" office:value="0.281084185543171" calcext:value-type="float">
            <text:p>0.2810841855</text:p>
          </table:table-cell>
          <table:table-cell office:value-type="float" office:value="0.0196493503637612" calcext:value-type="float">
            <text:p>0.0196493504</text:p>
          </table:table-cell>
          <table:table-cell office:value-type="float" office:value="0.0152853128034622" calcext:value-type="float">
            <text:p>0.0152853128</text:p>
          </table:table-cell>
          <table:table-cell office:value-type="float" office:value="-0.219451243709773" calcext:value-type="float">
            <text:p>-0.21945124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9T22:00:27.215828644</dc:date>
    <meta:editing-duration>PT11M39S</meta:editing-duration>
    <meta:editing-cycles>2</meta:editing-cycles>
    <meta:generator>LibreOffice/5.1.6.2$Linux_X86_64 LibreOffice_project/10m0$Build-2</meta:generator>
    <meta:document-statistic meta:table-count="1" meta:cell-count="121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line" chart:style-name="ch1">
        <chart:legend chart:legend-position="end" svg:x="11.97cm" svg:y="3.954cm" style:legend-expansion="high" chart:style-name="ch2"/>
        <chart:plot-area chart:style-name="ch3" table:cell-range-address="std_devs_compare.A1:std_devs_compare.A102 std_devs_compare.H1:std_devs_compare.H102" chart:data-source-has-labels="row" svg:x="0.319cm" svg:y="0.18cm" svg:width="11.332cm" svg:height="8.645cm">
          <chartooo:coordinate-region svg:x="1.231cm" svg:y="0.379cm" svg:width="10.42cm" svg:height="7.6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d_devs_compare.A3:std_devs_compare.A102" chart:label-cell-address="std_devs_compare.A1:std_devs_compare.A2" chart:class="chart:line">
            <chart:data-point chart:repeated="100"/>
          </chart:series>
          <chart:series chart:style-name="ch7" chart:values-cell-range-address="std_devs_compare.H3:std_devs_compare.H102" chart:label-cell-address="std_devs_compare.H1:std_devs_compare.H2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 Model x</text:p>
                <text:list>
                  <text:list-item>
                    <text:p>Success</text:p>
                  </text:list-item>
                  <text:list-item>
                    <text:p>Model x</text:p>
                  </text:list-item>
                </text:list>
                <draw:g>
                  <svg:desc>std_devs_compare.A1:std_devs_compare.A2</svg:desc>
                </draw:g>
              </table:table-cell>
              <table:table-cell office:value-type="string">
                <text:p>Failure Model x</text:p>
                <text:list>
                  <text:list-item>
                    <text:p>Failure</text:p>
                  </text:list-item>
                  <text:list-item>
                    <text:p>Model x</text:p>
                  </text:list-item>
                </text:list>
                <draw:g>
                  <svg:desc>std_devs_compare.H1:std_devs_compare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12351539038818">
                <text:p>0.0112351539038818</text:p>
                <draw:g>
                  <svg:desc>std_devs_compare.A3:std_devs_compare.A102</svg:desc>
                </draw:g>
              </table:table-cell>
              <table:table-cell office:value-type="float" office:value="0.0556962829305754">
                <text:p>0.0556962829305754</text:p>
                <draw:g>
                  <svg:desc>std_devs_compare.H3:std_devs_compare.H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66652453452138">
                <text:p>0.0266652453452138</text:p>
              </table:table-cell>
              <table:table-cell office:value-type="float" office:value="0.0242947505722326">
                <text:p>0.02429475057223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60882595356933">
                <text:p>0.0260882595356933</text:p>
              </table:table-cell>
              <table:table-cell office:value-type="float" office:value="0.0141322470754334">
                <text:p>0.01413224707543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31455556561384">
                <text:p>0.0331455556561384</text:p>
              </table:table-cell>
              <table:table-cell office:value-type="float" office:value="0.0235469546485413">
                <text:p>0.02354695464854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9433543648748">
                <text:p>0.019433543648748</text:p>
              </table:table-cell>
              <table:table-cell office:value-type="float" office:value="0.0256272526787101">
                <text:p>0.02562725267871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65511060614229">
                <text:p>0.0265511060614229</text:p>
              </table:table-cell>
              <table:table-cell office:value-type="float" office:value="0.0235833872865653">
                <text:p>0.02358338728656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36113183653496">
                <text:p>0.0236113183653496</text:p>
              </table:table-cell>
              <table:table-cell office:value-type="float" office:value="0.0104198152579217">
                <text:p>0.01041981525792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76858431551239">
                <text:p>0.0276858431551239</text:p>
              </table:table-cell>
              <table:table-cell office:value-type="float" office:value="0.0236745849117567">
                <text:p>0.02367458491175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10197903295857">
                <text:p>0.0210197903295857</text:p>
              </table:table-cell>
              <table:table-cell office:value-type="float" office:value="0.02049183266043">
                <text:p>0.020491832660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07839449237302">
                <text:p>0.0207839449237302</text:p>
              </table:table-cell>
              <table:table-cell office:value-type="float" office:value="0.0245518198759423">
                <text:p>0.02455181987594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08799541946082">
                <text:p>0.0308799541946082</text:p>
              </table:table-cell>
              <table:table-cell office:value-type="float" office:value="0.0184849300331068">
                <text:p>0.01848493003310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79759016743107">
                <text:p>0.0279759016743107</text:p>
              </table:table-cell>
              <table:table-cell office:value-type="float" office:value="0.0210991968775396">
                <text:p>0.02109919687753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16528850842273">
                <text:p>0.0316528850842273</text:p>
              </table:table-cell>
              <table:table-cell office:value-type="float" office:value="0.0217552803309729">
                <text:p>0.02175528033097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66248920192345">
                <text:p>0.0266248920192345</text:p>
              </table:table-cell>
              <table:table-cell office:value-type="float" office:value="0.0182587397932565">
                <text:p>0.01825873979325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57778633117185">
                <text:p>0.0257778633117185</text:p>
              </table:table-cell>
              <table:table-cell office:value-type="float" office:value="0.0207905023309428">
                <text:p>0.02079050233094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00980898872236">
                <text:p>0.0200980898872236</text:p>
              </table:table-cell>
              <table:table-cell office:value-type="float" office:value="0.0137269680649036">
                <text:p>0.01372696806490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17597443442119">
                <text:p>0.0317597443442119</text:p>
              </table:table-cell>
              <table:table-cell office:value-type="float" office:value="0.015346827210096">
                <text:p>0.0153468272100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17845101026049">
                <text:p>0.0217845101026049</text:p>
              </table:table-cell>
              <table:table-cell office:value-type="float" office:value="0.0208402706721471">
                <text:p>0.02084027067214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22534136497869">
                <text:p>0.0322534136497869</text:p>
              </table:table-cell>
              <table:table-cell office:value-type="float" office:value="0.0186713673046945">
                <text:p>0.01867136730469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85377581513187">
                <text:p>0.0285377581513187</text:p>
              </table:table-cell>
              <table:table-cell office:value-type="float" office:value="0.0227368721175738">
                <text:p>0.02273687211757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61637388915405">
                <text:p>0.0261637388915405</text:p>
              </table:table-cell>
              <table:table-cell office:value-type="float" office:value="0.0101392232634021">
                <text:p>0.01013922326340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76357804669174">
                <text:p>0.0276357804669174</text:p>
              </table:table-cell>
              <table:table-cell office:value-type="float" office:value="0.017898765535797">
                <text:p>0.0178987655357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60636549220341">
                <text:p>0.0160636549220341</text:p>
              </table:table-cell>
              <table:table-cell office:value-type="float" office:value="0.0176921211555582">
                <text:p>0.01769212115555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00377962979641">
                <text:p>0.0200377962979641</text:p>
              </table:table-cell>
              <table:table-cell office:value-type="float" office:value="0.0237333283591188">
                <text:p>0.02373332835911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22715087981269">
                <text:p>0.0322715087981269</text:p>
              </table:table-cell>
              <table:table-cell office:value-type="float" office:value="0.0222774578440074">
                <text:p>0.02227745784400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51168747226096">
                <text:p>0.0151168747226096</text:p>
              </table:table-cell>
              <table:table-cell office:value-type="float" office:value="0.0201074140222967">
                <text:p>0.02010741402229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7106547575807">
                <text:p>0.027106547575807</text:p>
              </table:table-cell>
              <table:table-cell office:value-type="float" office:value="0.0197136125178205">
                <text:p>0.01971361251782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63957728732179">
                <text:p>0.0263957728732179</text:p>
              </table:table-cell>
              <table:table-cell office:value-type="float" office:value="0.0212110709071779">
                <text:p>0.02121107090717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21365478339178">
                <text:p>0.0321365478339178</text:p>
              </table:table-cell>
              <table:table-cell office:value-type="float" office:value="0.0194134050429797">
                <text:p>0.01941340504297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26047158455092">
                <text:p>0.0326047158455092</text:p>
              </table:table-cell>
              <table:table-cell office:value-type="float" office:value="0.0175275574890876">
                <text:p>0.01752755748908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23487613368047">
                <text:p>0.0323487613368047</text:p>
              </table:table-cell>
              <table:table-cell office:value-type="float" office:value="0.0202756372361561">
                <text:p>0.02027563723615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65484341763927">
                <text:p>0.0165484341763927</text:p>
              </table:table-cell>
              <table:table-cell office:value-type="float" office:value="0.0111202404970847">
                <text:p>0.01112024049708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71350376004397">
                <text:p>0.0271350376004397</text:p>
              </table:table-cell>
              <table:table-cell office:value-type="float" office:value="0.0260584896829673">
                <text:p>0.02605848968296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99888958107379">
                <text:p>0.0299888958107379</text:p>
              </table:table-cell>
              <table:table-cell office:value-type="float" office:value="0.0118273839731616">
                <text:p>0.01182738397316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65157764267719">
                <text:p>0.0265157764267719</text:p>
              </table:table-cell>
              <table:table-cell office:value-type="float" office:value="0.0154822876602943">
                <text:p>0.01548228766029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98343777437242">
                <text:p>0.0298343777437242</text:p>
              </table:table-cell>
              <table:table-cell office:value-type="float" office:value="0.0152326425706518">
                <text:p>0.01523264257065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68163799088325">
                <text:p>0.0268163799088325</text:p>
              </table:table-cell>
              <table:table-cell office:value-type="float" office:value="0.0166229132932948">
                <text:p>0.01662291329329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88112181226759">
                <text:p>0.0288112181226759</text:p>
              </table:table-cell>
              <table:table-cell office:value-type="float" office:value="0.0175415963058943">
                <text:p>0.01754159630589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12640976428396">
                <text:p>0.0312640976428396</text:p>
              </table:table-cell>
              <table:table-cell office:value-type="float" office:value="0.0178550016018514">
                <text:p>0.01785500160185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78085167595442">
                <text:p>0.0378085167595442</text:p>
              </table:table-cell>
              <table:table-cell office:value-type="float" office:value="0.0249319756284181">
                <text:p>0.02493197562841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84499525434108">
                <text:p>0.0184499525434108</text:p>
              </table:table-cell>
              <table:table-cell office:value-type="float" office:value="0.01913707793382">
                <text:p>0.019137077933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57119360019499">
                <text:p>0.0257119360019499</text:p>
              </table:table-cell>
              <table:table-cell office:value-type="float" office:value="0.0182477048702761">
                <text:p>0.01824770487027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00907695557844">
                <text:p>0.0300907695557844</text:p>
              </table:table-cell>
              <table:table-cell office:value-type="float" office:value="0.015687766798088">
                <text:p>0.0156877667980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60542164314282">
                <text:p>0.0260542164314282</text:p>
              </table:table-cell>
              <table:table-cell office:value-type="float" office:value="0.0189412039012326">
                <text:p>0.01894120390123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54905732515862">
                <text:p>0.0154905732515862</text:p>
              </table:table-cell>
              <table:table-cell office:value-type="float" office:value="0.0153486457492118">
                <text:p>0.01534864574921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17397173499431">
                <text:p>0.0217397173499431</text:p>
              </table:table-cell>
              <table:table-cell office:value-type="float" office:value="0.0155032935484306">
                <text:p>0.01550329354843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71937208270199">
                <text:p>0.0271937208270199</text:p>
              </table:table-cell>
              <table:table-cell office:value-type="float" office:value="0.0149348713152985">
                <text:p>0.01493487131529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19682282532899">
                <text:p>0.0319682282532899</text:p>
              </table:table-cell>
              <table:table-cell office:value-type="float" office:value="0.0134118034032101">
                <text:p>0.01341180340321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8257480889485">
                <text:p>0.028257480889485</text:p>
              </table:table-cell>
              <table:table-cell office:value-type="float" office:value="0.0163544781760099">
                <text:p>0.01635447817600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25918446468032">
                <text:p>0.0225918446468032</text:p>
              </table:table-cell>
              <table:table-cell office:value-type="float" office:value="0.0170051659278082">
                <text:p>0.01700516592780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41844219463392">
                <text:p>0.0241844219463392</text:p>
              </table:table-cell>
              <table:table-cell office:value-type="float" office:value="0.0192931575415117">
                <text:p>0.01929315754151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31749651085611">
                <text:p>0.0331749651085611</text:p>
              </table:table-cell>
              <table:table-cell office:value-type="float" office:value="0.0198334342032243">
                <text:p>0.01983343420322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313705019647746">
                <text:p>0.0313705019647746</text:p>
              </table:table-cell>
              <table:table-cell office:value-type="float" office:value="0.0205043101674826">
                <text:p>0.02050431016748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17856749000533">
                <text:p>0.0217856749000533</text:p>
              </table:table-cell>
              <table:table-cell office:value-type="float" office:value="0.0168801908859571">
                <text:p>0.01688019088595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449243256024901">
                <text:p>0.0449243256024901</text:p>
              </table:table-cell>
              <table:table-cell office:value-type="float" office:value="0.0168206538932605">
                <text:p>0.01682065389326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35211022366065">
                <text:p>0.0335211022366065</text:p>
              </table:table-cell>
              <table:table-cell office:value-type="float" office:value="0.0170953921336865">
                <text:p>0.01709539213368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92290472219294">
                <text:p>0.0292290472219294</text:p>
              </table:table-cell>
              <table:table-cell office:value-type="float" office:value="0.018693879643071">
                <text:p>0.0186938796430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52934767740621">
                <text:p>0.0252934767740621</text:p>
              </table:table-cell>
              <table:table-cell office:value-type="float" office:value="0.0157471199704961">
                <text:p>0.01574711997049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44162774826049">
                <text:p>0.0344162774826049</text:p>
              </table:table-cell>
              <table:table-cell office:value-type="float" office:value="0.0194808177444632">
                <text:p>0.01948081774446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37974192967892">
                <text:p>0.0237974192967892</text:p>
              </table:table-cell>
              <table:table-cell office:value-type="float" office:value="0.0183161505217934">
                <text:p>0.01831615052179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13700022517531">
                <text:p>0.0313700022517531</text:p>
              </table:table-cell>
              <table:table-cell office:value-type="float" office:value="0.0213058477254395">
                <text:p>0.02130584772543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65461984251785">
                <text:p>0.0265461984251785</text:p>
              </table:table-cell>
              <table:table-cell office:value-type="float" office:value="0.020602749501163">
                <text:p>0.0206027495011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82846614221483">
                <text:p>0.0282846614221483</text:p>
              </table:table-cell>
              <table:table-cell office:value-type="float" office:value="0.00968622485910776">
                <text:p>0.009686224859107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0586344048681">
                <text:p>0.040586344048681</text:p>
              </table:table-cell>
              <table:table-cell office:value-type="float" office:value="0.0207783356454949">
                <text:p>0.02077833564549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20522863257072">
                <text:p>0.0220522863257072</text:p>
              </table:table-cell>
              <table:table-cell office:value-type="float" office:value="0.0259397576945291">
                <text:p>0.02593975769452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43807905656065">
                <text:p>0.0343807905656065</text:p>
              </table:table-cell>
              <table:table-cell office:value-type="float" office:value="0.0228700733719027">
                <text:p>0.02287007337190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52925860863104">
                <text:p>0.0252925860863104</text:p>
              </table:table-cell>
              <table:table-cell office:value-type="float" office:value="0.0173741767931636">
                <text:p>0.01737417679316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17084084983269">
                <text:p>0.0217084084983269</text:p>
              </table:table-cell>
              <table:table-cell office:value-type="float" office:value="0.0248407951777398">
                <text:p>0.02484079517773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2308768158679">
                <text:p>0.032308768158679</text:p>
              </table:table-cell>
              <table:table-cell office:value-type="float" office:value="0.0122524840376685">
                <text:p>0.01225248403766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85454872740522">
                <text:p>0.0285454872740522</text:p>
              </table:table-cell>
              <table:table-cell office:value-type="float" office:value="0.0170887281026817">
                <text:p>0.01708872810268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81966892009632">
                <text:p>0.0381966892009632</text:p>
              </table:table-cell>
              <table:table-cell office:value-type="float" office:value="0.0179755379434149">
                <text:p>0.01797553794341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59383961564312">
                <text:p>0.0259383961564312</text:p>
              </table:table-cell>
              <table:table-cell office:value-type="float" office:value="0.024193945668887">
                <text:p>0.0241939456688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69274355477758">
                <text:p>0.0269274355477758</text:p>
              </table:table-cell>
              <table:table-cell office:value-type="float" office:value="0.0253417928740753">
                <text:p>0.02534179287407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40538305216949">
                <text:p>0.0440538305216949</text:p>
              </table:table-cell>
              <table:table-cell office:value-type="float" office:value="0.0167200422660529">
                <text:p>0.01672004226605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06355179252959">
                <text:p>0.0106355179252959</text:p>
              </table:table-cell>
              <table:table-cell office:value-type="float" office:value="0.0163905870604455">
                <text:p>0.01639058706044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76511274497427">
                <text:p>0.0376511274497427</text:p>
              </table:table-cell>
              <table:table-cell office:value-type="float" office:value="0.0255312681077857">
                <text:p>0.02553126810778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95028781718322">
                <text:p>0.0395028781718322</text:p>
              </table:table-cell>
              <table:table-cell office:value-type="float" office:value="0.0237319428170204">
                <text:p>0.02373194281702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63834049333373">
                <text:p>0.0363834049333373</text:p>
              </table:table-cell>
              <table:table-cell office:value-type="float" office:value="0.0167666184916291">
                <text:p>0.01676661849162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0817879378467">
                <text:p>0.030817879378467</text:p>
              </table:table-cell>
              <table:table-cell office:value-type="float" office:value="0.0176074218869515">
                <text:p>0.01760742188695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31611068257251">
                <text:p>0.0231611068257251</text:p>
              </table:table-cell>
              <table:table-cell office:value-type="float" office:value="0.025327585122296">
                <text:p>0.0253275851222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51627595398641">
                <text:p>0.0251627595398641</text:p>
              </table:table-cell>
              <table:table-cell office:value-type="float" office:value="0.0182901910498931">
                <text:p>0.01829019104989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24756269698439">
                <text:p>0.0224756269698439</text:p>
              </table:table-cell>
              <table:table-cell office:value-type="float" office:value="0.0204753832244508">
                <text:p>0.02047538322445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30328625638168">
                <text:p>0.0330328625638168</text:p>
              </table:table-cell>
              <table:table-cell office:value-type="float" office:value="0.0205139859614292">
                <text:p>0.02051398596142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95732988484213">
                <text:p>0.0195732988484213</text:p>
              </table:table-cell>
              <table:table-cell office:value-type="float" office:value="0.0182721385278164">
                <text:p>0.01827213852781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60984765648873">
                <text:p>0.0260984765648873</text:p>
              </table:table-cell>
              <table:table-cell office:value-type="float" office:value="0.0179699718991513">
                <text:p>0.01796997189915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88683779471923">
                <text:p>0.0288683779471923</text:p>
              </table:table-cell>
              <table:table-cell office:value-type="float" office:value="0.0192614206837104">
                <text:p>0.01926142068371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18424469150953">
                <text:p>0.0218424469150953</text:p>
              </table:table-cell>
              <table:table-cell office:value-type="float" office:value="0.0175590798027576">
                <text:p>0.01755907980275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82640185389764">
                <text:p>0.0282640185389764</text:p>
              </table:table-cell>
              <table:table-cell office:value-type="float" office:value="0.0290605958580771">
                <text:p>0.02906059585807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09975792114792">
                <text:p>0.0109975792114792</text:p>
              </table:table-cell>
              <table:table-cell office:value-type="float" office:value="0.0285723917138472">
                <text:p>0.02857239171384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13964270033505">
                <text:p>0.0113964270033505</text:p>
              </table:table-cell>
              <table:table-cell office:value-type="float" office:value="0.0215484106699936">
                <text:p>0.02154841066999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61385715183387">
                <text:p>0.0261385715183387</text:p>
              </table:table-cell>
              <table:table-cell office:value-type="float" office:value="0.0139643133057539">
                <text:p>0.01396431330575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26147231148869">
                <text:p>0.0226147231148869</text:p>
              </table:table-cell>
              <table:table-cell office:value-type="float" office:value="0.021881520395102">
                <text:p>0.0218815203951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93390012048518">
                <text:p>0.0193390012048518</text:p>
              </table:table-cell>
              <table:table-cell office:value-type="float" office:value="0.0242914011610012">
                <text:p>0.02429140116100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35180079121056">
                <text:p>0.0135180079121056</text:p>
              </table:table-cell>
              <table:table-cell office:value-type="float" office:value="0.0154472473352295">
                <text:p>0.01544724733522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6125702855747">
                <text:p>0.026125702855747</text:p>
              </table:table-cell>
              <table:table-cell office:value-type="float" office:value="0.0154554715855842">
                <text:p>0.01545547158558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29820234736566">
                <text:p>0.0229820234736566</text:p>
              </table:table-cell>
              <table:table-cell office:value-type="float" office:value="0.0237957644636522">
                <text:p>0.0237957644636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32851506558091">
                <text:p>0.0232851506558091</text:p>
              </table:table-cell>
              <table:table-cell office:value-type="float" office:value="0.0201859380603817">
                <text:p>0.02018593806038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82881178114183">
                <text:p>0.0282881178114183</text:p>
              </table:table-cell>
              <table:table-cell office:value-type="float" office:value="0.023597431071568">
                <text:p>0.0235974310715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30592368063986">
                <text:p>0.0230592368063986</text:p>
              </table:table-cell>
              <table:table-cell office:value-type="float" office:value="0.0200471308236291">
                <text:p>0.02004713082362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81346386638373">
                <text:p>0.0181346386638373</text:p>
              </table:table-cell>
              <table:table-cell office:value-type="float" office:value="0.0160494546442112">
                <text:p>0.01604945464421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5cm" svg:height="9.006cm" xlink:href=".." xlink:type="simple" chart:class="chart:line" chart:style-name="ch1">
        <chart:legend chart:legend-position="end" svg:x="13.424cm" svg:y="3.955cm" style:legend-expansion="high" chart:style-name="ch2"/>
        <chart:plot-area chart:style-name="ch3" table:cell-range-address="std_devs_compare.B2:std_devs_compare.B102 std_devs_compare.I2:std_devs_compare.I102" chart:data-source-has-labels="row" svg:x="0.319cm" svg:y="0.18cm" svg:width="12.786cm" svg:height="8.646cm">
          <chartooo:coordinate-region svg:x="1.231cm" svg:y="0.379cm" svg:width="11.874cm" svg:height="7.6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d_devs_compare.B3:std_devs_compare.B102" chart:label-cell-address="std_devs_compare.B2:std_devs_compare.B2" chart:class="chart:line">
            <chart:data-point chart:repeated="100"/>
          </chart:series>
          <chart:series chart:style-name="ch7" chart:values-cell-range-address="std_devs_compare.I3:std_devs_compare.I102" chart:label-cell-address="std_devs_compare.I2:std_devs_compare.I2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el y</text:p>
                <draw:g>
                  <svg:desc>std_devs_compare.B2:std_devs_compare.B2</svg:desc>
                </draw:g>
              </table:table-cell>
              <table:table-cell office:value-type="string">
                <text:p>Model y</text:p>
                <draw:g>
                  <svg:desc>std_devs_compare.I2:std_devs_compare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2228215921962">
                <text:p>0.0082228215921962</text:p>
                <draw:g>
                  <svg:desc>std_devs_compare.B3:std_devs_compare.B102</svg:desc>
                </draw:g>
              </table:table-cell>
              <table:table-cell office:value-type="float" office:value="0.0508252739401678">
                <text:p>0.0508252739401678</text:p>
                <draw:g>
                  <svg:desc>std_devs_compare.I3:std_devs_compare.I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35382890982175">
                <text:p>0.0235382890982175</text:p>
              </table:table-cell>
              <table:table-cell office:value-type="float" office:value="0.0224743929092293">
                <text:p>0.02247439290922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357317241245">
                <text:p>0.025357317241245</text:p>
              </table:table-cell>
              <table:table-cell office:value-type="float" office:value="0.0162054555809013">
                <text:p>0.0162054555809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34799098091001">
                <text:p>0.0234799098091001</text:p>
              </table:table-cell>
              <table:table-cell office:value-type="float" office:value="0.0260084124794917">
                <text:p>0.02600841247949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42811837520042">
                <text:p>0.0242811837520042</text:p>
              </table:table-cell>
              <table:table-cell office:value-type="float" office:value="0.0316084534336787">
                <text:p>0.03160845343367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65588032757056">
                <text:p>0.0265588032757056</text:p>
              </table:table-cell>
              <table:table-cell office:value-type="float" office:value="0.0265225057183237">
                <text:p>0.02652250571832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49814825814312">
                <text:p>0.0249814825814312</text:p>
              </table:table-cell>
              <table:table-cell office:value-type="float" office:value="0.0167614198014964">
                <text:p>0.01676141980149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70723715557589">
                <text:p>0.0270723715557589</text:p>
              </table:table-cell>
              <table:table-cell office:value-type="float" office:value="0.0269266257125379">
                <text:p>0.02692662571253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54202140475463">
                <text:p>0.0154202140475463</text:p>
              </table:table-cell>
              <table:table-cell office:value-type="float" office:value="0.020434078452107">
                <text:p>0.0204340784521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20561519962371">
                <text:p>0.0220561519962371</text:p>
              </table:table-cell>
              <table:table-cell office:value-type="float" office:value="0.0193577502925823">
                <text:p>0.01935775029258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74731925980106">
                <text:p>0.0274731925980106</text:p>
              </table:table-cell>
              <table:table-cell office:value-type="float" office:value="0.0198050717736396">
                <text:p>0.01980507177363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94419989515162">
                <text:p>0.0194419989515162</text:p>
              </table:table-cell>
              <table:table-cell office:value-type="float" office:value="0.0264783493363739">
                <text:p>0.02647834933637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04026868547774">
                <text:p>0.0304026868547774</text:p>
              </table:table-cell>
              <table:table-cell office:value-type="float" office:value="0.0218393072182254">
                <text:p>0.02183930721822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08962805759793">
                <text:p>0.0308962805759793</text:p>
              </table:table-cell>
              <table:table-cell office:value-type="float" office:value="0.0282911222314182">
                <text:p>0.02829112223141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65813810502669">
                <text:p>0.0265813810502669</text:p>
              </table:table-cell>
              <table:table-cell office:value-type="float" office:value="0.0240783076503873">
                <text:p>0.02407830765038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29747694763325">
                <text:p>0.0129747694763325</text:p>
              </table:table-cell>
              <table:table-cell office:value-type="float" office:value="0.0134629040557818">
                <text:p>0.01346290405578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18043821113283">
                <text:p>0.0318043821113283</text:p>
              </table:table-cell>
              <table:table-cell office:value-type="float" office:value="0.0278529322685142">
                <text:p>0.02785293226851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17102254428241">
                <text:p>0.0117102254428241</text:p>
              </table:table-cell>
              <table:table-cell office:value-type="float" office:value="0.0276271995393973">
                <text:p>0.02762719953939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83411166896356">
                <text:p>0.0283411166896356</text:p>
              </table:table-cell>
              <table:table-cell office:value-type="float" office:value="0.0240858569678662">
                <text:p>0.02408585696786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19521278920035">
                <text:p>0.0219521278920035</text:p>
              </table:table-cell>
              <table:table-cell office:value-type="float" office:value="0.0249552560547498">
                <text:p>0.02495525605474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80385446513426">
                <text:p>0.0280385446513426</text:p>
              </table:table-cell>
              <table:table-cell office:value-type="float" office:value="0.0342109120812625">
                <text:p>0.0342109120812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87958864986184">
                <text:p>0.0287958864986184</text:p>
              </table:table-cell>
              <table:table-cell office:value-type="float" office:value="0.018702616849348">
                <text:p>0.0187026168493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37163344699744">
                <text:p>0.0137163344699744</text:p>
              </table:table-cell>
              <table:table-cell office:value-type="float" office:value="0.0235243567767953">
                <text:p>0.02352435677679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66101644719738">
                <text:p>0.0266101644719738</text:p>
              </table:table-cell>
              <table:table-cell office:value-type="float" office:value="0.0248866794808696">
                <text:p>0.02488667948086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48868127684025">
                <text:p>0.0348868127684025</text:p>
              </table:table-cell>
              <table:table-cell office:value-type="float" office:value="0.0280794066598831">
                <text:p>0.02807940665988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957814265827656">
                <text:p>0.00957814265827656</text:p>
              </table:table-cell>
              <table:table-cell office:value-type="float" office:value="0.0261226833833552">
                <text:p>0.02612268338335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48399992626148">
                <text:p>0.0248399992626148</text:p>
              </table:table-cell>
              <table:table-cell office:value-type="float" office:value="0.0269590862468446">
                <text:p>0.02695908624684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26794219294949">
                <text:p>0.0226794219294949</text:p>
              </table:table-cell>
              <table:table-cell office:value-type="float" office:value="0.0249993395179013">
                <text:p>0.02499933951790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37814094942626">
                <text:p>0.0337814094942626</text:p>
              </table:table-cell>
              <table:table-cell office:value-type="float" office:value="0.0228405301974879">
                <text:p>0.02284053019748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89527377793662">
                <text:p>0.0289527377793662</text:p>
              </table:table-cell>
              <table:table-cell office:value-type="float" office:value="0.0249951694047265">
                <text:p>0.02499516940472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61941347526294">
                <text:p>0.0261941347526294</text:p>
              </table:table-cell>
              <table:table-cell office:value-type="float" office:value="0.0253371063029018">
                <text:p>0.02533710630290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915211433485096">
                <text:p>0.00915211433485096</text:p>
              </table:table-cell>
              <table:table-cell office:value-type="float" office:value="0.0270752715439294">
                <text:p>0.02707527154392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70827811618365">
                <text:p>0.0270827811618365</text:p>
              </table:table-cell>
              <table:table-cell office:value-type="float" office:value="0.0226808581540308">
                <text:p>0.02268085815403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02916919942451">
                <text:p>0.0302916919942451</text:p>
              </table:table-cell>
              <table:table-cell office:value-type="float" office:value="0.0248841740422033">
                <text:p>0.02488417404220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91682133283493">
                <text:p>0.0191682133283493</text:p>
              </table:table-cell>
              <table:table-cell office:value-type="float" office:value="0.0202373274275169">
                <text:p>0.02023732742751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48562547211178">
                <text:p>0.0248562547211178</text:p>
              </table:table-cell>
              <table:table-cell office:value-type="float" office:value="0.023108351882115">
                <text:p>0.023108351882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02428045107131">
                <text:p>0.0302428045107131</text:p>
              </table:table-cell>
              <table:table-cell office:value-type="float" office:value="0.0239869166880687">
                <text:p>0.02398691668806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44488112368069">
                <text:p>0.0344488112368069</text:p>
              </table:table-cell>
              <table:table-cell office:value-type="float" office:value="0.029541369720945">
                <text:p>0.0295413697209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62316183814006">
                <text:p>0.0262316183814006</text:p>
              </table:table-cell>
              <table:table-cell office:value-type="float" office:value="0.0230377446809124">
                <text:p>0.02303774468091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3237820882451">
                <text:p>0.033237820882451</text:p>
              </table:table-cell>
              <table:table-cell office:value-type="float" office:value="0.0252142393861899">
                <text:p>0.02521423938618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65033197852901">
                <text:p>0.0165033197852901</text:p>
              </table:table-cell>
              <table:table-cell office:value-type="float" office:value="0.031807232989453">
                <text:p>0.0318072329894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52303478148847">
                <text:p>0.0252303478148847</text:p>
              </table:table-cell>
              <table:table-cell office:value-type="float" office:value="0.0191666740904108">
                <text:p>0.01916667409041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64889163948951">
                <text:p>0.0264889163948951</text:p>
              </table:table-cell>
              <table:table-cell office:value-type="float" office:value="0.0201134343052287">
                <text:p>0.02011343430522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09355742842168">
                <text:p>0.0209355742842168</text:p>
              </table:table-cell>
              <table:table-cell office:value-type="float" office:value="0.017584118403863">
                <text:p>0.0175841184038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09250300216195">
                <text:p>0.0109250300216195</text:p>
              </table:table-cell>
              <table:table-cell office:value-type="float" office:value="0.0324066431085511">
                <text:p>0.03240664310855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94471881344739">
                <text:p>0.0194471881344739</text:p>
              </table:table-cell>
              <table:table-cell office:value-type="float" office:value="0.0267021299666281">
                <text:p>0.02670212996662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48613400018743">
                <text:p>0.0248613400018743</text:p>
              </table:table-cell>
              <table:table-cell office:value-type="float" office:value="0.0292080994516429">
                <text:p>0.02920809945164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68372539906768">
                <text:p>0.0368372539906768</text:p>
              </table:table-cell>
              <table:table-cell office:value-type="float" office:value="0.0317967719675337">
                <text:p>0.03179677196753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37911546433754">
                <text:p>0.0237911546433754</text:p>
              </table:table-cell>
              <table:table-cell office:value-type="float" office:value="0.0267362261941365">
                <text:p>0.02673622619413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07861132766071">
                <text:p>0.0207861132766071</text:p>
              </table:table-cell>
              <table:table-cell office:value-type="float" office:value="0.0194927544464133">
                <text:p>0.01949275444641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51106517546703">
                <text:p>0.0151106517546703</text:p>
              </table:table-cell>
              <table:table-cell office:value-type="float" office:value="0.0232913411104095">
                <text:p>0.02329134111040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20570929937559">
                <text:p>0.0320570929937559</text:p>
              </table:table-cell>
              <table:table-cell office:value-type="float" office:value="0.0199793957292959">
                <text:p>0.01997939572929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9297482506001">
                <text:p>0.029297482506001</text:p>
              </table:table-cell>
              <table:table-cell office:value-type="float" office:value="0.0196154270599627">
                <text:p>0.01961542705996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07327362732155">
                <text:p>0.0207327362732155</text:p>
              </table:table-cell>
              <table:table-cell office:value-type="float" office:value="0.0290998785799572">
                <text:p>0.02909987857995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51853378825549">
                <text:p>0.0351853378825549</text:p>
              </table:table-cell>
              <table:table-cell office:value-type="float" office:value="0.0192033402671531">
                <text:p>0.01920334026715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3331595986869">
                <text:p>0.033331595986869</text:p>
              </table:table-cell>
              <table:table-cell office:value-type="float" office:value="0.0261960700248703">
                <text:p>0.02619607002487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90618700474967">
                <text:p>0.0190618700474967</text:p>
              </table:table-cell>
              <table:table-cell office:value-type="float" office:value="0.0265687906258937">
                <text:p>0.02656879062589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80828143300315">
                <text:p>0.0180828143300315</text:p>
              </table:table-cell>
              <table:table-cell office:value-type="float" office:value="0.0220282671473797">
                <text:p>0.02202826714737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75454748990428">
                <text:p>0.0375454748990428</text:p>
              </table:table-cell>
              <table:table-cell office:value-type="float" office:value="0.0226328402858453">
                <text:p>0.02263284028584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87167189922465">
                <text:p>0.0187167189922465</text:p>
              </table:table-cell>
              <table:table-cell office:value-type="float" office:value="0.0337616765839899">
                <text:p>0.03376167658398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71061547630497">
                <text:p>0.0271061547630497</text:p>
              </table:table-cell>
              <table:table-cell office:value-type="float" office:value="0.0213294484806896">
                <text:p>0.02132944848068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56382805895582">
                <text:p>0.0256382805895582</text:p>
              </table:table-cell>
              <table:table-cell office:value-type="float" office:value="0.0333531239304984">
                <text:p>0.03335312393049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98873049561629">
                <text:p>0.0298873049561629</text:p>
              </table:table-cell>
              <table:table-cell office:value-type="float" office:value="0.0221125232355646">
                <text:p>0.02211252323556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91220474389649">
                <text:p>0.0391220474389649</text:p>
              </table:table-cell>
              <table:table-cell office:value-type="float" office:value="0.0239041045120362">
                <text:p>0.02390410451203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63790733721562">
                <text:p>0.0263790733721562</text:p>
              </table:table-cell>
              <table:table-cell office:value-type="float" office:value="0.0248279894978988">
                <text:p>0.02482798949789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01869965397438">
                <text:p>0.0301869965397438</text:p>
              </table:table-cell>
              <table:table-cell office:value-type="float" office:value="0.0233993601127628">
                <text:p>0.02339936011276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93528448068074">
                <text:p>0.0293528448068074</text:p>
              </table:table-cell>
              <table:table-cell office:value-type="float" office:value="0.0230386396011303">
                <text:p>0.02303863960113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56262626144919">
                <text:p>0.0256262626144919</text:p>
              </table:table-cell>
              <table:table-cell office:value-type="float" office:value="0.0211713758651462">
                <text:p>0.02117137586514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72115786524464">
                <text:p>0.0372115786524464</text:p>
              </table:table-cell>
              <table:table-cell office:value-type="float" office:value="0.0128770213512201">
                <text:p>0.01287702135122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63943880079284">
                <text:p>0.0263943880079284</text:p>
              </table:table-cell>
              <table:table-cell office:value-type="float" office:value="0.020739788535817">
                <text:p>0.0207397885358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07880116258147">
                <text:p>0.0407880116258147</text:p>
              </table:table-cell>
              <table:table-cell office:value-type="float" office:value="0.025265989110312">
                <text:p>0.0252659891103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25284137048422">
                <text:p>0.0325284137048422</text:p>
              </table:table-cell>
              <table:table-cell office:value-type="float" office:value="0.0240991186706015">
                <text:p>0.02409911867060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162797507697">
                <text:p>0.02162797507697</text:p>
              </table:table-cell>
              <table:table-cell office:value-type="float" office:value="0.0244139757387596">
                <text:p>0.02441397573875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13554104439562">
                <text:p>0.0413554104439562</text:p>
              </table:table-cell>
              <table:table-cell office:value-type="float" office:value="0.0235284524342033">
                <text:p>0.02352845243420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894665535205137">
                <text:p>0.00894665535205137</text:p>
              </table:table-cell>
              <table:table-cell office:value-type="float" office:value="0.0187065941603164">
                <text:p>0.01870659416031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6007205076301">
                <text:p>0.036007205076301</text:p>
              </table:table-cell>
              <table:table-cell office:value-type="float" office:value="0.0220081280370977">
                <text:p>0.02200812803709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14896370210773">
                <text:p>0.0414896370210773</text:p>
              </table:table-cell>
              <table:table-cell office:value-type="float" office:value="0.028189953680733">
                <text:p>0.0281899536807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22026700607381">
                <text:p>0.0322026700607381</text:p>
              </table:table-cell>
              <table:table-cell office:value-type="float" office:value="0.0228044096496673">
                <text:p>0.02280440964966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92646102022219">
                <text:p>0.0292646102022219</text:p>
              </table:table-cell>
              <table:table-cell office:value-type="float" office:value="0.0191234876973386">
                <text:p>0.01912348769733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17937232972765">
                <text:p>0.0217937232972765</text:p>
              </table:table-cell>
              <table:table-cell office:value-type="float" office:value="0.0190650411702637">
                <text:p>0.01906504117026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05821539203928">
                <text:p>0.0205821539203928</text:p>
              </table:table-cell>
              <table:table-cell office:value-type="float" office:value="0.022520206926998">
                <text:p>0.0225202069269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71939167445888">
                <text:p>0.0171939167445888</text:p>
              </table:table-cell>
              <table:table-cell office:value-type="float" office:value="0.0210083043403572">
                <text:p>0.02100830434035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32300023717186">
                <text:p>0.0332300023717186</text:p>
              </table:table-cell>
              <table:table-cell office:value-type="float" office:value="0.0285472332523115">
                <text:p>0.02854723325231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20922879662575">
                <text:p>0.0220922879662575</text:p>
              </table:table-cell>
              <table:table-cell office:value-type="float" office:value="0.0239146887335609">
                <text:p>0.02391468873356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22871836204579">
                <text:p>0.0222871836204579</text:p>
              </table:table-cell>
              <table:table-cell office:value-type="float" office:value="0.021166402047496">
                <text:p>0.0211664020474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328901544874502">
                <text:p>0.0328901544874502</text:p>
              </table:table-cell>
              <table:table-cell office:value-type="float" office:value="0.0222942296888045">
                <text:p>0.02229422968880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75263514263691">
                <text:p>0.0175263514263691</text:p>
              </table:table-cell>
              <table:table-cell office:value-type="float" office:value="0.0178581725046142">
                <text:p>0.01785817250461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36355851469589">
                <text:p>0.0236355851469589</text:p>
              </table:table-cell>
              <table:table-cell office:value-type="float" office:value="0.0226709776225349">
                <text:p>0.02267097762253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1396794972845">
                <text:p>0.011396794972845</text:p>
              </table:table-cell>
              <table:table-cell office:value-type="float" office:value="0.0232338338615347">
                <text:p>0.02323383386153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1779168989779">
                <text:p>0.011779168989779</text:p>
              </table:table-cell>
              <table:table-cell office:value-type="float" office:value="0.0179363615898293">
                <text:p>0.01793636158982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31214617755786">
                <text:p>0.0231214617755786</text:p>
              </table:table-cell>
              <table:table-cell office:value-type="float" office:value="0.0204007817285504">
                <text:p>0.02040078172855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46274103259277">
                <text:p>0.0246274103259277</text:p>
              </table:table-cell>
              <table:table-cell office:value-type="float" office:value="0.028492489001883">
                <text:p>0.0284924890018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42033302178884">
                <text:p>0.0142033302178884</text:p>
              </table:table-cell>
              <table:table-cell office:value-type="float" office:value="0.0282351840552115">
                <text:p>0.02823518405521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18320013880003">
                <text:p>0.0118320013880003</text:p>
              </table:table-cell>
              <table:table-cell office:value-type="float" office:value="0.0191827604516006">
                <text:p>0.01918276045160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54980702678915">
                <text:p>0.0254980702678915</text:p>
              </table:table-cell>
              <table:table-cell office:value-type="float" office:value="0.0237933187438164">
                <text:p>0.02379331874381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27102304466057">
                <text:p>0.0227102304466057</text:p>
              </table:table-cell>
              <table:table-cell office:value-type="float" office:value="0.0258092733112533">
                <text:p>0.02580927331125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00838720876623">
                <text:p>0.0200838720876623</text:p>
              </table:table-cell>
              <table:table-cell office:value-type="float" office:value="0.0247635698008624">
                <text:p>0.02476356980086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92015051555896">
                <text:p>0.0292015051555896</text:p>
              </table:table-cell>
              <table:table-cell office:value-type="float" office:value="0.0205943606287524">
                <text:p>0.02059436062875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56801734696347">
                <text:p>0.0256801734696347</text:p>
              </table:table-cell>
              <table:table-cell office:value-type="float" office:value="0.0193945825734892">
                <text:p>0.01939458257348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50973620254968">
                <text:p>0.0150973620254968</text:p>
              </table:table-cell>
              <table:table-cell office:value-type="float" office:value="0.0221824007628243">
                <text:p>0.02218240076282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5cm" svg:height="9.006cm" xlink:href=".." xlink:type="simple" chart:class="chart:line" chart:style-name="ch1">
        <chart:legend chart:legend-position="end" svg:x="12.974cm" svg:y="3.955cm" style:legend-expansion="high" chart:style-name="ch2"/>
        <chart:plot-area chart:style-name="ch3" table:cell-range-address="std_devs_compare.C2:std_devs_compare.C102 std_devs_compare.J2:std_devs_compare.J102" chart:data-source-has-labels="row" svg:x="0.319cm" svg:y="0.18cm" svg:width="12.336cm" svg:height="8.646cm">
          <chartooo:coordinate-region svg:x="1.152cm" svg:y="0.379cm" svg:width="11.503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d_devs_compare.C3:std_devs_compare.C102" chart:label-cell-address="std_devs_compare.C2:std_devs_compare.C2" chart:class="chart:line">
            <chart:data-point chart:repeated="100"/>
          </chart:series>
          <chart:series chart:style-name="ch7" chart:values-cell-range-address="std_devs_compare.J3:std_devs_compare.J102" chart:label-cell-address="std_devs_compare.J2:std_devs_compare.J2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el Corr</text:p>
                <draw:g>
                  <svg:desc>std_devs_compare.C2:std_devs_compare.C2</svg:desc>
                </draw:g>
              </table:table-cell>
              <table:table-cell office:value-type="string">
                <text:p>Model Corr</text:p>
                <draw:g>
                  <svg:desc>std_devs_compare.J2:std_devs_compare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864374786881894">
                <text:p>-0.864374786881894</text:p>
                <draw:g>
                  <svg:desc>std_devs_compare.C3:std_devs_compare.C102</svg:desc>
                </draw:g>
              </table:table-cell>
              <table:table-cell office:value-type="float" office:value="-0.96533258212492">
                <text:p>-0.96533258212492</text:p>
                <draw:g>
                  <svg:desc>std_devs_compare.J3:std_devs_compare.J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09357633900466">
                <text:p>-0.709357633900466</text:p>
              </table:table-cell>
              <table:table-cell office:value-type="float" office:value="-0.423151805740274">
                <text:p>-0.423151805740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609381839342529">
                <text:p>-0.609381839342529</text:p>
              </table:table-cell>
              <table:table-cell office:value-type="float" office:value="0.800584824852743">
                <text:p>0.8005848248527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62924615620631">
                <text:p>-0.762924615620631</text:p>
              </table:table-cell>
              <table:table-cell office:value-type="float" office:value="-0.75973018937958">
                <text:p>-0.759730189379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309244726443973">
                <text:p>-0.309244726443973</text:p>
              </table:table-cell>
              <table:table-cell office:value-type="float" office:value="-0.54402224400457">
                <text:p>-0.544022244004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720616766175154">
                <text:p>-0.720616766175154</text:p>
              </table:table-cell>
              <table:table-cell office:value-type="float" office:value="-0.282156425799621">
                <text:p>-0.2821564257996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627654496126791">
                <text:p>-0.627654496126791</text:p>
              </table:table-cell>
              <table:table-cell office:value-type="float" office:value="0.107550310742938">
                <text:p>0.1075503107429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767026897920261">
                <text:p>-0.767026897920261</text:p>
              </table:table-cell>
              <table:table-cell office:value-type="float" office:value="0.018096172810487">
                <text:p>0.0180961728104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745418620557693">
                <text:p>-0.0745418620557693</text:p>
              </table:table-cell>
              <table:table-cell office:value-type="float" office:value="-0.0662036801163286">
                <text:p>-0.06620368011632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532259511144623">
                <text:p>-0.532259511144623</text:p>
              </table:table-cell>
              <table:table-cell office:value-type="float" office:value="-0.266676471159644">
                <text:p>-0.2666764711596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656578013165261">
                <text:p>-0.656578013165261</text:p>
              </table:table-cell>
              <table:table-cell office:value-type="float" office:value="0.361749749901543">
                <text:p>0.3617497499015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16969389640398">
                <text:p>-0.816969389640398</text:p>
              </table:table-cell>
              <table:table-cell office:value-type="float" office:value="0.167700063617761">
                <text:p>0.1677000636177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674063146070006">
                <text:p>-0.674063146070006</text:p>
              </table:table-cell>
              <table:table-cell office:value-type="float" office:value="0.2357385805042">
                <text:p>0.23573858050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364070633479824">
                <text:p>-0.364070633479824</text:p>
              </table:table-cell>
              <table:table-cell office:value-type="float" office:value="0.228158212070087">
                <text:p>0.2281582120700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618411914772991">
                <text:p>-0.618411914772991</text:p>
              </table:table-cell>
              <table:table-cell office:value-type="float" office:value="0.302346015038244">
                <text:p>0.3023460150382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97858767720466">
                <text:p>-0.197858767720466</text:p>
              </table:table-cell>
              <table:table-cell office:value-type="float" office:value="0.164464680775954">
                <text:p>0.164464680775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20951268895465">
                <text:p>-0.820951268895465</text:p>
              </table:table-cell>
              <table:table-cell office:value-type="float" office:value="0.0173316804207016">
                <text:p>0.01733168042070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14029344846796">
                <text:p>-0.114029344846796</text:p>
              </table:table-cell>
              <table:table-cell office:value-type="float" office:value="0.445571534339462">
                <text:p>0.4455715343394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609275460799869">
                <text:p>-0.609275460799869</text:p>
              </table:table-cell>
              <table:table-cell office:value-type="float" office:value="0.295643324939898">
                <text:p>0.2956433249398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702455196577531">
                <text:p>-0.702455196577531</text:p>
              </table:table-cell>
              <table:table-cell office:value-type="float" office:value="0.389424659247488">
                <text:p>0.3894246592474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645079381994982">
                <text:p>-0.645079381994982</text:p>
              </table:table-cell>
              <table:table-cell office:value-type="float" office:value="0.216805437789883">
                <text:p>0.2168054377898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804087443685134">
                <text:p>-0.804087443685134</text:p>
              </table:table-cell>
              <table:table-cell office:value-type="float" office:value="0.1608690572609">
                <text:p>0.16086905726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18903875330984">
                <text:p>0.318903875330984</text:p>
              </table:table-cell>
              <table:table-cell office:value-type="float" office:value="0.400704172639644">
                <text:p>0.4007041726396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896741675809075">
                <text:p>-0.896741675809075</text:p>
              </table:table-cell>
              <table:table-cell office:value-type="float" office:value="0.193497595500166">
                <text:p>0.1934975955001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77061537150821">
                <text:p>-0.777061537150821</text:p>
              </table:table-cell>
              <table:table-cell office:value-type="float" office:value="0.267884493907014">
                <text:p>0.2678844939070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894046353248519">
                <text:p>-0.0894046353248519</text:p>
              </table:table-cell>
              <table:table-cell office:value-type="float" office:value="0.410157382578748">
                <text:p>0.4101573825787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819649909259137">
                <text:p>-0.819649909259137</text:p>
              </table:table-cell>
              <table:table-cell office:value-type="float" office:value="0.522538196589206">
                <text:p>0.5225381965892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8610181102244">
                <text:p>-0.78610181102244</text:p>
              </table:table-cell>
              <table:table-cell office:value-type="float" office:value="0.0169208316076937">
                <text:p>0.01692083160769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82682324125836">
                <text:p>-0.82682324125836</text:p>
              </table:table-cell>
              <table:table-cell office:value-type="float" office:value="0.14342887473955">
                <text:p>0.143428874739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885261668264206">
                <text:p>-0.885261668264206</text:p>
              </table:table-cell>
              <table:table-cell office:value-type="float" office:value="-0.00182331751265368">
                <text:p>-0.001823317512653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64820848465302">
                <text:p>-0.64820848465302</text:p>
              </table:table-cell>
              <table:table-cell office:value-type="float" office:value="0.500348630949773">
                <text:p>0.5003486309497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173075315925666">
                <text:p>-0.173075315925666</text:p>
              </table:table-cell>
              <table:table-cell office:value-type="float" office:value="0.218663971465307">
                <text:p>0.2186639714653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712409076608338">
                <text:p>-0.712409076608338</text:p>
              </table:table-cell>
              <table:table-cell office:value-type="float" office:value="-0.0061262214428167">
                <text:p>-0.00612622144281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808452789998457">
                <text:p>-0.808452789998457</text:p>
              </table:table-cell>
              <table:table-cell office:value-type="float" office:value="0.470278850894589">
                <text:p>0.4702788508945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588180934133262">
                <text:p>-0.588180934133262</text:p>
              </table:table-cell>
              <table:table-cell office:value-type="float" office:value="0.09766862540324">
                <text:p>0.097668625403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526567644285332">
                <text:p>-0.526567644285332</text:p>
              </table:table-cell>
              <table:table-cell office:value-type="float" office:value="0.308409135282921">
                <text:p>0.308409135282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96645676604292">
                <text:p>-0.696645676604292</text:p>
              </table:table-cell>
              <table:table-cell office:value-type="float" office:value="0.0260386388142388">
                <text:p>0.02603863881423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773965160914494">
                <text:p>-0.773965160914494</text:p>
              </table:table-cell>
              <table:table-cell office:value-type="float" office:value="0.209641496389103">
                <text:p>0.2096414963891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732872002668906">
                <text:p>-0.732872002668906</text:p>
              </table:table-cell>
              <table:table-cell office:value-type="float" office:value="0.364424775061127">
                <text:p>0.3644247750611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770585804232594">
                <text:p>-0.770585804232594</text:p>
              </table:table-cell>
              <table:table-cell office:value-type="float" office:value="0.516992547289899">
                <text:p>0.5169925472898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29885399176983">
                <text:p>-0.129885399176983</text:p>
              </table:table-cell>
              <table:table-cell office:value-type="float" office:value="0.349412825246663">
                <text:p>0.3494128252466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814484184852215">
                <text:p>-0.814484184852215</text:p>
              </table:table-cell>
              <table:table-cell office:value-type="float" office:value="0.123982883139817">
                <text:p>0.1239828831398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715697068436228">
                <text:p>-0.715697068436228</text:p>
              </table:table-cell>
              <table:table-cell office:value-type="float" office:value="0.430785270463072">
                <text:p>0.4307852704630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615032589667421">
                <text:p>-0.615032589667421</text:p>
              </table:table-cell>
              <table:table-cell office:value-type="float" office:value="0.332004036843545">
                <text:p>0.3320040368435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712433495661473">
                <text:p>0.0712433495661473</text:p>
              </table:table-cell>
              <table:table-cell office:value-type="float" office:value="0.461025823085826">
                <text:p>0.4610258230858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610331857666113">
                <text:p>-0.610331857666113</text:p>
              </table:table-cell>
              <table:table-cell office:value-type="float" office:value="0.421322089728646">
                <text:p>0.4213220897286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724743453072454">
                <text:p>-0.724743453072454</text:p>
              </table:table-cell>
              <table:table-cell office:value-type="float" office:value="-0.158918387452899">
                <text:p>-0.1589183874528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809953446459764">
                <text:p>-0.809953446459764</text:p>
              </table:table-cell>
              <table:table-cell office:value-type="float" office:value="-0.150980814881184">
                <text:p>-0.1509808148811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764771970557883">
                <text:p>-0.764771970557883</text:p>
              </table:table-cell>
              <table:table-cell office:value-type="float" office:value="0.264797591661428">
                <text:p>0.2647975916614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636266669453529">
                <text:p>-0.636266669453529</text:p>
              </table:table-cell>
              <table:table-cell office:value-type="float" office:value="0.589056351528206">
                <text:p>0.5890563515282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791389995612278">
                <text:p>-0.791389995612278</text:p>
              </table:table-cell>
              <table:table-cell office:value-type="float" office:value="0.202239963463206">
                <text:p>0.2022399634632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817485391214819">
                <text:p>-0.817485391214819</text:p>
              </table:table-cell>
              <table:table-cell office:value-type="float" office:value="0.336609305498898">
                <text:p>0.3366093054988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816029618808606">
                <text:p>-0.816029618808606</text:p>
              </table:table-cell>
              <table:table-cell office:value-type="float" office:value="0.502068080452185">
                <text:p>0.5020680804521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674863985760314">
                <text:p>-0.674863985760314</text:p>
              </table:table-cell>
              <table:table-cell office:value-type="float" office:value="0.478265654893187">
                <text:p>0.4782656548931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900952537968362">
                <text:p>-0.900952537968362</text:p>
              </table:table-cell>
              <table:table-cell office:value-type="float" office:value="0.200501899214309">
                <text:p>0.2005018992143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709590052567922">
                <text:p>-0.709590052567922</text:p>
              </table:table-cell>
              <table:table-cell office:value-type="float" office:value="0.199902688598649">
                <text:p>0.1999026885986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754735367010554">
                <text:p>-0.754735367010554</text:p>
              </table:table-cell>
              <table:table-cell office:value-type="float" office:value="-0.110379870915088">
                <text:p>-0.1103798709150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520136909060504">
                <text:p>-0.520136909060504</text:p>
              </table:table-cell>
              <table:table-cell office:value-type="float" office:value="-0.281589552328224">
                <text:p>-0.2815895523282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878603546529996">
                <text:p>-0.878603546529996</text:p>
              </table:table-cell>
              <table:table-cell office:value-type="float" office:value="-0.472400295871998">
                <text:p>-0.4724002958719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596084375303164">
                <text:p>-0.596084375303164</text:p>
              </table:table-cell>
              <table:table-cell office:value-type="float" office:value="-0.519875098701733">
                <text:p>-0.5198750987017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803955509157641">
                <text:p>-0.803955509157641</text:p>
              </table:table-cell>
              <table:table-cell office:value-type="float" office:value="-0.103980215277927">
                <text:p>-0.1039802152779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83335331076532">
                <text:p>-0.83335331076532</text:p>
              </table:table-cell>
              <table:table-cell office:value-type="float" office:value="-0.243378810063277">
                <text:p>-0.2433788100632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786692503310105">
                <text:p>-0.786692503310105</text:p>
              </table:table-cell>
              <table:table-cell office:value-type="float" office:value="-0.0419856954773877">
                <text:p>-0.04198569547738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920115478806408">
                <text:p>-0.920115478806408</text:p>
              </table:table-cell>
              <table:table-cell office:value-type="float" office:value="0.200453852234203">
                <text:p>0.2004538522342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768269357209513">
                <text:p>-0.768269357209513</text:p>
              </table:table-cell>
              <table:table-cell office:value-type="float" office:value="0.141522159099229">
                <text:p>0.1415221590992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830037594252526">
                <text:p>-0.830037594252526</text:p>
              </table:table-cell>
              <table:table-cell office:value-type="float" office:value="-0.123930654443419">
                <text:p>-0.1239306544434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752490483081797">
                <text:p>-0.752490483081797</text:p>
              </table:table-cell>
              <table:table-cell office:value-type="float" office:value="0.098086439592895">
                <text:p>0.0980864395928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653634674301904">
                <text:p>-0.653634674301904</text:p>
              </table:table-cell>
              <table:table-cell office:value-type="float" office:value="0.245892084569258">
                <text:p>0.2458920845692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867642398908689">
                <text:p>-0.867642398908689</text:p>
              </table:table-cell>
              <table:table-cell office:value-type="float" office:value="0.244986228675943">
                <text:p>0.2449862286759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785175379664714">
                <text:p>-0.785175379664714</text:p>
              </table:table-cell>
              <table:table-cell office:value-type="float" office:value="-0.0847004312584459">
                <text:p>-0.08470043125844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94620511933447">
                <text:p>-0.94620511933447</text:p>
              </table:table-cell>
              <table:table-cell office:value-type="float" office:value="0.240420639662788">
                <text:p>0.2404206396627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919483686050208">
                <text:p>-0.919483686050208</text:p>
              </table:table-cell>
              <table:table-cell office:value-type="float" office:value="0.149585400510063">
                <text:p>0.1495854005100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747068188080575">
                <text:p>-0.747068188080575</text:p>
              </table:table-cell>
              <table:table-cell office:value-type="float" office:value="-0.38984765388088">
                <text:p>-0.389847653880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916440925739851">
                <text:p>-0.916440925739851</text:p>
              </table:table-cell>
              <table:table-cell office:value-type="float" office:value="-0.406677283264951">
                <text:p>-0.4066772832649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385172809536125">
                <text:p>-0.385172809536125</text:p>
              </table:table-cell>
              <table:table-cell office:value-type="float" office:value="-0.0966615957961263">
                <text:p>-0.09666159579612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906054320962907">
                <text:p>-0.906054320962907</text:p>
              </table:table-cell>
              <table:table-cell office:value-type="float" office:value="0.170647352502293">
                <text:p>0.1706473525022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94775255128486">
                <text:p>-0.94775255128486</text:p>
              </table:table-cell>
              <table:table-cell office:value-type="float" office:value="-0.217452490859621">
                <text:p>-0.2174524908596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941335602922886">
                <text:p>-0.941335602922886</text:p>
              </table:table-cell>
              <table:table-cell office:value-type="float" office:value="0.665087289785919">
                <text:p>0.6650872897859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949552853289076">
                <text:p>-0.949552853289076</text:p>
              </table:table-cell>
              <table:table-cell office:value-type="float" office:value="-0.502240266189484">
                <text:p>-0.5022402661894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816325306787354">
                <text:p>-0.816325306787354</text:p>
              </table:table-cell>
              <table:table-cell office:value-type="float" office:value="-0.22316264799692">
                <text:p>-0.223162647996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852425135060943">
                <text:p>-0.852425135060943</text:p>
              </table:table-cell>
              <table:table-cell office:value-type="float" office:value="-0.261476224496588">
                <text:p>-0.2614762244965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623562801739102">
                <text:p>-0.623562801739102</text:p>
              </table:table-cell>
              <table:table-cell office:value-type="float" office:value="0.0678997734897373">
                <text:p>0.06789977348973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84652661498078">
                <text:p>-0.84652661498078</text:p>
              </table:table-cell>
              <table:table-cell office:value-type="float" office:value="-0.371924696730559">
                <text:p>-0.3719246967305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551129445950837">
                <text:p>-0.551129445950837</text:p>
              </table:table-cell>
              <table:table-cell office:value-type="float" office:value="-0.00538420008752069">
                <text:p>-0.005384200087520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690449899682472">
                <text:p>-0.690449899682472</text:p>
              </table:table-cell>
              <table:table-cell office:value-type="float" office:value="-0.239632448897916">
                <text:p>-0.2396324488979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731742228544767">
                <text:p>-0.731742228544767</text:p>
              </table:table-cell>
              <table:table-cell office:value-type="float" office:value="-0.0505296677870688">
                <text:p>-0.05052966778706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378450843136139">
                <text:p>-0.378450843136139</text:p>
              </table:table-cell>
              <table:table-cell office:value-type="float" office:value="-0.0743606307239274">
                <text:p>-0.07436063072392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807225192512216">
                <text:p>-0.807225192512216</text:p>
              </table:table-cell>
              <table:table-cell office:value-type="float" office:value="-0.502789898230578">
                <text:p>-0.5027898982305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51465195697995">
                <text:p>0.251465195697995</text:p>
              </table:table-cell>
              <table:table-cell office:value-type="float" office:value="0.1289236148253">
                <text:p>0.12892361482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86771740914689">
                <text:p>0.186771740914689</text:p>
              </table:table-cell>
              <table:table-cell office:value-type="float" office:value="0.157077491214431">
                <text:p>0.1570774912144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678400115260379">
                <text:p>-0.678400115260379</text:p>
              </table:table-cell>
              <table:table-cell office:value-type="float" office:value="-0.0109565203014931">
                <text:p>-0.01095652030149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709978265833809">
                <text:p>-0.709978265833809</text:p>
              </table:table-cell>
              <table:table-cell office:value-type="float" office:value="-0.127434060523965">
                <text:p>-0.1274340605239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308335934364562">
                <text:p>-0.308335934364562</text:p>
              </table:table-cell>
              <table:table-cell office:value-type="float" office:value="0.463374439491878">
                <text:p>0.4633744394918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01687679065562">
                <text:p>0.301687679065562</text:p>
              </table:table-cell>
              <table:table-cell office:value-type="float" office:value="0.272046674870213">
                <text:p>0.2720466748702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832681449182385">
                <text:p>-0.832681449182385</text:p>
              </table:table-cell>
              <table:table-cell office:value-type="float" office:value="-0.102953832265781">
                <text:p>-0.1029538322657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446513676017814">
                <text:p>-0.446513676017814</text:p>
              </table:table-cell>
              <table:table-cell office:value-type="float" office:value="-0.439387035687098">
                <text:p>-0.4393870356870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69808633144923">
                <text:p>-0.69808633144923</text:p>
              </table:table-cell>
              <table:table-cell office:value-type="float" office:value="0.148711891673745">
                <text:p>0.1487118916737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726570449604214">
                <text:p>-0.726570449604214</text:p>
              </table:table-cell>
              <table:table-cell office:value-type="float" office:value="0.0360527687726448">
                <text:p>0.03605276877264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673518597019134">
                <text:p>-0.673518597019134</text:p>
              </table:table-cell>
              <table:table-cell office:value-type="float" office:value="0.302591643405047">
                <text:p>0.3025916434050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780153813151658">
                <text:p>-0.780153813151658</text:p>
              </table:table-cell>
              <table:table-cell office:value-type="float" office:value="0.281084185543171">
                <text:p>0.2810841855431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5cm" svg:height="9.006cm" xlink:href=".." xlink:type="simple" chart:class="chart:line" chart:style-name="ch1">
        <chart:legend chart:legend-position="end" svg:x="13.636cm" svg:y="3.955cm" style:legend-expansion="high" chart:style-name="ch2"/>
        <chart:plot-area chart:style-name="ch3" table:cell-range-address="std_devs_compare.D2:std_devs_compare.D102 std_devs_compare.K2:std_devs_compare.K102" chart:data-source-has-labels="row" svg:x="0.319cm" svg:y="0.18cm" svg:width="12.998cm" svg:height="8.646cm">
          <chartooo:coordinate-region svg:x="1.231cm" svg:y="0.38cm" svg:width="12.086cm" svg:height="7.6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d_devs_compare.D3:std_devs_compare.D102" chart:label-cell-address="std_devs_compare.D2:std_devs_compare.D2" chart:class="chart:line">
            <chart:data-point chart:repeated="100"/>
          </chart:series>
          <chart:series chart:style-name="ch7" chart:values-cell-range-address="std_devs_compare.K3:std_devs_compare.K102" chart:label-cell-address="std_devs_compare.K2:std_devs_compare.K2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x</text:p>
                <draw:g>
                  <svg:desc>std_devs_compare.D2:std_devs_compare.D2</svg:desc>
                </draw:g>
              </table:table-cell>
              <table:table-cell office:value-type="string">
                <text:p>Data x</text:p>
                <draw:g>
                  <svg:desc>std_devs_compare.K2:std_devs_compare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11385294795036">
                <text:p>0.0211385294795036</text:p>
                <draw:g>
                  <svg:desc>std_devs_compare.D3:std_devs_compare.D102</svg:desc>
                </draw:g>
              </table:table-cell>
              <table:table-cell office:value-type="float" office:value="0.0469446528935805">
                <text:p>0.0469446528935805</text:p>
                <draw:g>
                  <svg:desc>std_devs_compare.K3:std_devs_compare.K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48082874156535">
                <text:p>0.0548082874156535</text:p>
              </table:table-cell>
              <table:table-cell office:value-type="float" office:value="0.0469139511696994">
                <text:p>0.0469139511696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62414409965277">
                <text:p>0.0462414409965277</text:p>
              </table:table-cell>
              <table:table-cell office:value-type="float" office:value="0.0273042613174766">
                <text:p>0.02730426131747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37435355037451">
                <text:p>0.0437435355037451</text:p>
              </table:table-cell>
              <table:table-cell office:value-type="float" office:value="0.0269986395258456">
                <text:p>0.02699863952584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88686696067452">
                <text:p>0.0388686696067452</text:p>
              </table:table-cell>
              <table:table-cell office:value-type="float" office:value="0.0258279005531222">
                <text:p>0.0258279005531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18643902987242">
                <text:p>0.0418643902987242</text:p>
              </table:table-cell>
              <table:table-cell office:value-type="float" office:value="0.0312029880005866">
                <text:p>0.03120298800058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50099118426442">
                <text:p>0.0350099118426442</text:p>
              </table:table-cell>
              <table:table-cell office:value-type="float" office:value="0.0164255387615413">
                <text:p>0.01642553876154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69392807222903">
                <text:p>0.0469392807222903</text:p>
              </table:table-cell>
              <table:table-cell office:value-type="float" office:value="0.0316140981856734">
                <text:p>0.03161409818567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72408795170486">
                <text:p>0.0372408795170486</text:p>
              </table:table-cell>
              <table:table-cell office:value-type="float" office:value="0.0217753199860454">
                <text:p>0.02177531998604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08663665503264">
                <text:p>0.0508663665503264</text:p>
              </table:table-cell>
              <table:table-cell office:value-type="float" office:value="0.0302899083588272">
                <text:p>0.03028990835882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47285282984376">
                <text:p>0.0547285282984376</text:p>
              </table:table-cell>
              <table:table-cell office:value-type="float" office:value="0.0329873404931277">
                <text:p>0.03298734049312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8751089386642">
                <text:p>0.038751089386642</text:p>
              </table:table-cell>
              <table:table-cell office:value-type="float" office:value="0.0277560263872147">
                <text:p>0.02775602638721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23230072110891">
                <text:p>0.0523230072110891</text:p>
              </table:table-cell>
              <table:table-cell office:value-type="float" office:value="0.0198914613109082">
                <text:p>0.01989146131090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28117956593633">
                <text:p>0.0528117956593633</text:p>
              </table:table-cell>
              <table:table-cell office:value-type="float" office:value="0.0242255326826125">
                <text:p>0.0242255326826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66354195959866">
                <text:p>0.0466354195959866</text:p>
              </table:table-cell>
              <table:table-cell office:value-type="float" office:value="0.024022650718689">
                <text:p>0.0240226507186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53757488541305">
                <text:p>0.0353757488541305</text:p>
              </table:table-cell>
              <table:table-cell office:value-type="float" office:value="0.0144161647185683">
                <text:p>0.01441616471856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07958703674376">
                <text:p>0.0507958703674376</text:p>
              </table:table-cell>
              <table:table-cell office:value-type="float" office:value="0.0211971728596836">
                <text:p>0.02119717285968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40341785922647">
                <text:p>0.0340341785922647</text:p>
              </table:table-cell>
              <table:table-cell office:value-type="float" office:value="0.0299053511582315">
                <text:p>0.02990535115823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71754858270288">
                <text:p>0.0471754858270288</text:p>
              </table:table-cell>
              <table:table-cell office:value-type="float" office:value="0.0266503545455635">
                <text:p>0.02665035454556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81666068919003">
                <text:p>0.0381666068919003</text:p>
              </table:table-cell>
              <table:table-cell office:value-type="float" office:value="0.0241475680842996">
                <text:p>0.02414756808429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0181226618588">
                <text:p>0.050181226618588</text:p>
              </table:table-cell>
              <table:table-cell office:value-type="float" office:value="0.0380680953152478">
                <text:p>0.03806809531524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05370025523007">
                <text:p>0.0505370025523007</text:p>
              </table:table-cell>
              <table:table-cell office:value-type="float" office:value="0.0186862892704085">
                <text:p>0.01868628927040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23657951317728">
                <text:p>0.0323657951317728</text:p>
              </table:table-cell>
              <table:table-cell office:value-type="float" office:value="0.017495162691921">
                <text:p>0.0174951626919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15709320083261">
                <text:p>0.0515709320083261</text:p>
              </table:table-cell>
              <table:table-cell office:value-type="float" office:value="0.0251862143399194">
                <text:p>0.02518621433991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35000714473426">
                <text:p>0.0535000714473426</text:p>
              </table:table-cell>
              <table:table-cell office:value-type="float" office:value="0.0233447034843266">
                <text:p>0.02334470348432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77009076438844">
                <text:p>0.0277009076438844</text:p>
              </table:table-cell>
              <table:table-cell office:value-type="float" office:value="0.0189952303655446">
                <text:p>0.01899523036554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82086800411344">
                <text:p>0.0382086800411344</text:p>
              </table:table-cell>
              <table:table-cell office:value-type="float" office:value="0.0212895015254617">
                <text:p>0.02128950152546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25582990981639">
                <text:p>0.0425582990981639</text:p>
              </table:table-cell>
              <table:table-cell office:value-type="float" office:value="0.0204211536794901">
                <text:p>0.02042115367949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8964622206986">
                <text:p>0.058964622206986</text:p>
              </table:table-cell>
              <table:table-cell office:value-type="float" office:value="0.0167157724965364">
                <text:p>0.01671577249653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97780510224402">
                <text:p>0.0497780510224402</text:p>
              </table:table-cell>
              <table:table-cell office:value-type="float" office:value="0.0195811749901623">
                <text:p>0.01958117499016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41026084125042">
                <text:p>0.0441026084125042</text:p>
              </table:table-cell>
              <table:table-cell office:value-type="float" office:value="0.0278617009054869">
                <text:p>0.02786170090548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07093162089586">
                <text:p>0.0307093162089586</text:p>
              </table:table-cell>
              <table:table-cell office:value-type="float" office:value="0.0183367818593979">
                <text:p>0.01833678185939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517353169620037">
                <text:p>0.0517353169620037</text:p>
              </table:table-cell>
              <table:table-cell office:value-type="float" office:value="0.0211625108961016">
                <text:p>0.02116251089610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53490992076695">
                <text:p>0.053490992076695</text:p>
              </table:table-cell>
              <table:table-cell office:value-type="float" office:value="0.0183233567513526">
                <text:p>0.01832335675135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35487937554717">
                <text:p>0.0335487937554717</text:p>
              </table:table-cell>
              <table:table-cell office:value-type="float" office:value="0.0140870442148298">
                <text:p>0.01408704421482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92501425929368">
                <text:p>0.0392501425929368</text:p>
              </table:table-cell>
              <table:table-cell office:value-type="float" office:value="0.0167690697591752">
                <text:p>0.01676906975917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9393860809505">
                <text:p>0.049393860809505</text:p>
              </table:table-cell>
              <table:table-cell office:value-type="float" office:value="0.0167310240212828">
                <text:p>0.01673102402128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492789053358138">
                <text:p>0.0492789053358138</text:p>
              </table:table-cell>
              <table:table-cell office:value-type="float" office:value="0.0257906122365966">
                <text:p>0.02579061223659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19764561578631">
                <text:p>0.0419764561578631</text:p>
              </table:table-cell>
              <table:table-cell office:value-type="float" office:value="0.0192811174783856">
                <text:p>0.01928111747838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91336984187365">
                <text:p>0.0591336984187365</text:p>
              </table:table-cell>
              <table:table-cell office:value-type="float" office:value="0.030139156547375">
                <text:p>0.0301391565473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33895151503384">
                <text:p>0.0333895151503384</text:p>
              </table:table-cell>
              <table:table-cell office:value-type="float" office:value="0.0159314692486078">
                <text:p>0.01593146924860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38596414402127">
                <text:p>0.0438596414402127</text:p>
              </table:table-cell>
              <table:table-cell office:value-type="float" office:value="0.0176157034933567">
                <text:p>0.01761570349335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50084641575813">
                <text:p>0.0450084641575813</text:p>
              </table:table-cell>
              <table:table-cell office:value-type="float" office:value="0.0212698041461408">
                <text:p>0.02126980414614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37912997230887">
                <text:p>0.0337912997230887</text:p>
              </table:table-cell>
              <table:table-cell office:value-type="float" office:value="0.0207318377681077">
                <text:p>0.02073183776810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31224141642451">
                <text:p>0.0331224141642451</text:p>
              </table:table-cell>
              <table:table-cell office:value-type="float" office:value="0.0265405175276101">
                <text:p>0.02654051752761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34139402583242">
                <text:p>0.0434139402583242</text:p>
              </table:table-cell>
              <table:table-cell office:value-type="float" office:value="0.0231166916433722">
                <text:p>0.02311669164337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510812518186867">
                <text:p>0.0510812518186867</text:p>
              </table:table-cell>
              <table:table-cell office:value-type="float" office:value="0.0180069206748158">
                <text:p>0.01800692067481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563917388208211">
                <text:p>0.0563917388208211</text:p>
              </table:table-cell>
              <table:table-cell office:value-type="float" office:value="0.0172621571924537">
                <text:p>0.01726215719245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56580872088671">
                <text:p>0.0356580872088671</text:p>
              </table:table-cell>
              <table:table-cell office:value-type="float" office:value="0.0208834119606763">
                <text:p>0.02088341196067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27543009631336">
                <text:p>0.0427543009631336</text:p>
              </table:table-cell>
              <table:table-cell office:value-type="float" office:value="0.0194179530255497">
                <text:p>0.01941795302554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14386249519885">
                <text:p>0.0314386249519885</text:p>
              </table:table-cell>
              <table:table-cell office:value-type="float" office:value="0.0251012941356748">
                <text:p>0.02510129413567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76910203695297">
                <text:p>0.0476910203695297</text:p>
              </table:table-cell>
              <table:table-cell office:value-type="float" office:value="0.0249619938898832">
                <text:p>0.02496199388988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89736185409129">
                <text:p>0.0489736185409129</text:p>
              </table:table-cell>
              <table:table-cell office:value-type="float" office:value="0.0239491920918226">
                <text:p>0.02394919209182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70930606499314">
                <text:p>0.0370930606499314</text:p>
              </table:table-cell>
              <table:table-cell office:value-type="float" office:value="0.025555579806678">
                <text:p>0.0255555798066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626595524139702">
                <text:p>0.0626595524139702</text:p>
              </table:table-cell>
              <table:table-cell office:value-type="float" office:value="0.0197574484627694">
                <text:p>0.01975744846276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71500326506794">
                <text:p>0.0571500326506794</text:p>
              </table:table-cell>
              <table:table-cell office:value-type="float" office:value="0.0172665175283328">
                <text:p>0.01726651752833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314462820999324">
                <text:p>0.0314462820999324</text:p>
              </table:table-cell>
              <table:table-cell office:value-type="float" office:value="0.0181591535918415">
                <text:p>0.01815915359184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765341732651">
                <text:p>0.03765341732651</text:p>
              </table:table-cell>
              <table:table-cell office:value-type="float" office:value="0.0157518070656806">
                <text:p>0.01575180706568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647816019132733">
                <text:p>0.0647816019132733</text:p>
              </table:table-cell>
              <table:table-cell office:value-type="float" office:value="0.0188246469944716">
                <text:p>0.0188246469944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76966366544366">
                <text:p>0.0376966366544366</text:p>
              </table:table-cell>
              <table:table-cell office:value-type="float" office:value="0.0183309129904956">
                <text:p>0.01833091299049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534482939168811">
                <text:p>0.0534482939168811</text:p>
              </table:table-cell>
              <table:table-cell office:value-type="float" office:value="0.0250650205183774">
                <text:p>0.02506502051837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82118492014706">
                <text:p>0.0482118492014706</text:p>
              </table:table-cell>
              <table:table-cell office:value-type="float" office:value="0.0234704618342221">
                <text:p>0.02347046183422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461103388108313">
                <text:p>0.0461103388108313</text:p>
              </table:table-cell>
              <table:table-cell office:value-type="float" office:value="0.017456684820354">
                <text:p>0.0174566848203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569564986042678">
                <text:p>0.0569564986042678</text:p>
              </table:table-cell>
              <table:table-cell office:value-type="float" office:value="0.0265405389014631">
                <text:p>0.02654053890146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98217703774571">
                <text:p>0.0498217703774571</text:p>
              </table:table-cell>
              <table:table-cell office:value-type="float" office:value="0.0233435888774693">
                <text:p>0.02334358887746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405610831454396">
                <text:p>0.0405610831454396</text:p>
              </table:table-cell>
              <table:table-cell office:value-type="float" office:value="0.0228910598903894">
                <text:p>0.02289105989038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49424961581826">
                <text:p>0.0449424961581826</text:p>
              </table:table-cell>
              <table:table-cell office:value-type="float" office:value="0.0221499055624008">
                <text:p>0.02214990556240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510425500571728">
                <text:p>0.0510425500571728</text:p>
              </table:table-cell>
              <table:table-cell office:value-type="float" office:value="0.0233959403820336">
                <text:p>0.02339594038203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10184662975371">
                <text:p>0.0610184662975371</text:p>
              </table:table-cell>
              <table:table-cell office:value-type="float" office:value="0.0162768371403217">
                <text:p>0.01627683714032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45719457231462">
                <text:p>0.0445719457231462</text:p>
              </table:table-cell>
              <table:table-cell office:value-type="float" office:value="0.02093824329786">
                <text:p>0.020938243297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694257223978639">
                <text:p>0.0694257223978639</text:p>
              </table:table-cell>
              <table:table-cell office:value-type="float" office:value="0.0173788539599627">
                <text:p>0.01737885395996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541122056543827">
                <text:p>0.0541122056543827</text:p>
              </table:table-cell>
              <table:table-cell office:value-type="float" office:value="0.0240616782568395">
                <text:p>0.02406167825683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352856592275202">
                <text:p>0.0352856592275202</text:p>
              </table:table-cell>
              <table:table-cell office:value-type="float" office:value="0.0290125145576894">
                <text:p>0.02901251455768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612694532610476">
                <text:p>0.0612694532610476</text:p>
              </table:table-cell>
              <table:table-cell office:value-type="float" office:value="0.0170752569101751">
                <text:p>0.01707525691017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67259287647903">
                <text:p>0.0267259287647903</text:p>
              </table:table-cell>
              <table:table-cell office:value-type="float" office:value="0.0193451897706837">
                <text:p>0.01934518977068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554628652520478">
                <text:p>0.0554628652520478</text:p>
              </table:table-cell>
              <table:table-cell office:value-type="float" office:value="0.0281712223775685">
                <text:p>0.02817122237756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614257673732937">
                <text:p>0.0614257673732937</text:p>
              </table:table-cell>
              <table:table-cell office:value-type="float" office:value="0.0245189125649631">
                <text:p>0.02451891256496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496734628453851">
                <text:p>0.0496734628453851</text:p>
              </table:table-cell>
              <table:table-cell office:value-type="float" office:value="0.0234397031832486">
                <text:p>0.02343970318324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41158162150532">
                <text:p>0.041158162150532</text:p>
              </table:table-cell>
              <table:table-cell office:value-type="float" office:value="0.0203078719321638">
                <text:p>0.02030787193216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25745278596878">
                <text:p>0.0425745278596878</text:p>
              </table:table-cell>
              <table:table-cell office:value-type="float" office:value="0.0284705129917711">
                <text:p>0.02847051299177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68251476436853">
                <text:p>0.0368251476436853</text:p>
              </table:table-cell>
              <table:table-cell office:value-type="float" office:value="0.0378184464760125">
                <text:p>0.0378184464760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87355294451118">
                <text:p>0.0287355294451118</text:p>
              </table:table-cell>
              <table:table-cell office:value-type="float" office:value="0.0242249486967921">
                <text:p>0.02422494869679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531931104138494">
                <text:p>0.0531931104138494</text:p>
              </table:table-cell>
              <table:table-cell office:value-type="float" office:value="0.0250482169445604">
                <text:p>0.02504821694456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386853107251227">
                <text:p>0.0386853107251227</text:p>
              </table:table-cell>
              <table:table-cell office:value-type="float" office:value="0.018511081347242">
                <text:p>0.0185110813472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55255648493767">
                <text:p>0.0355255648493767</text:p>
              </table:table-cell>
              <table:table-cell office:value-type="float" office:value="0.0244901221711189">
                <text:p>0.02449012217111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533814179711044">
                <text:p>0.0533814179711044</text:p>
              </table:table-cell>
              <table:table-cell office:value-type="float" office:value="0.020667033130303">
                <text:p>0.0206670331303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28914948739111">
                <text:p>0.0328914948739111</text:p>
              </table:table-cell>
              <table:table-cell office:value-type="float" office:value="0.021467265766114">
                <text:p>0.0214672657661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339340995065868">
                <text:p>0.0339340995065868</text:p>
              </table:table-cell>
              <table:table-cell office:value-type="float" office:value="0.0345437304582447">
                <text:p>0.03454373045824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34602358192205">
                <text:p>0.0234602358192205</text:p>
              </table:table-cell>
              <table:table-cell office:value-type="float" office:value="0.0305268737021834">
                <text:p>0.03052687370218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69039113074541">
                <text:p>0.0269039113074541</text:p>
              </table:table-cell>
              <table:table-cell office:value-type="float" office:value="0.0166632018983364">
                <text:p>0.01666320189833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407526232302189">
                <text:p>0.0407526232302189</text:p>
              </table:table-cell>
              <table:table-cell office:value-type="float" office:value="0.0194908971432596">
                <text:p>0.01949089714325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50038914009929">
                <text:p>0.0350038914009929</text:p>
              </table:table-cell>
              <table:table-cell office:value-type="float" office:value="0.0336211632937193">
                <text:p>0.03362116329371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57101853005588">
                <text:p>0.0357101853005588</text:p>
              </table:table-cell>
              <table:table-cell office:value-type="float" office:value="0.0269610527902842">
                <text:p>0.02696105279028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66028042510152">
                <text:p>0.0366028042510152</text:p>
              </table:table-cell>
              <table:table-cell office:value-type="float" office:value="0.0165577434469014">
                <text:p>0.01655774344690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90242137014866">
                <text:p>0.0390242137014866</text:p>
              </table:table-cell>
              <table:table-cell office:value-type="float" office:value="0.0199211857281625">
                <text:p>0.01992118572816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385624326765537">
                <text:p>0.0385624326765537</text:p>
              </table:table-cell>
              <table:table-cell office:value-type="float" office:value="0.0262897829990834">
                <text:p>0.02628978299908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34513663873076">
                <text:p>0.0434513663873076</text:p>
              </table:table-cell>
              <table:table-cell office:value-type="float" office:value="0.0265504180919379">
                <text:p>0.02655041809193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536477281711996">
                <text:p>0.0536477281711996</text:p>
              </table:table-cell>
              <table:table-cell office:value-type="float" office:value="0.0244087299797684">
                <text:p>0.02440872997976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47298812679946">
                <text:p>0.0447298812679946</text:p>
              </table:table-cell>
              <table:table-cell office:value-type="float" office:value="0.0200289121363312">
                <text:p>0.02002891213633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70191772095859">
                <text:p>0.0470191772095859</text:p>
              </table:table-cell>
              <table:table-cell office:value-type="float" office:value="0.0196493503637612">
                <text:p>0.01964935036376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51cm" svg:y="3.952cm" style:legend-expansion="high" chart:style-name="ch2"/>
        <chart:plot-area chart:style-name="ch3" table:cell-range-address="std_devs_compare.E2:std_devs_compare.E102 std_devs_compare.L2:std_devs_compare.L102" chart:data-source-has-labels="row" svg:x="0.32cm" svg:y="0.18cm" svg:width="13.011cm" svg:height="8.64cm">
          <chartooo:coordinate-region svg:x="1.418cm" svg:y="0.379cm" svg:width="11.913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d_devs_compare.E3:std_devs_compare.E102" chart:label-cell-address="std_devs_compare.E2:std_devs_compare.E2" chart:class="chart:line">
            <chart:data-point chart:repeated="100"/>
          </chart:series>
          <chart:series chart:style-name="ch7" chart:values-cell-range-address="std_devs_compare.L3:std_devs_compare.L102" chart:label-cell-address="std_devs_compare.L2:std_devs_compare.L2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y</text:p>
                <draw:g>
                  <svg:desc>std_devs_compare.E2:std_devs_compare.E2</svg:desc>
                </draw:g>
              </table:table-cell>
              <table:table-cell office:value-type="string">
                <text:p>Data y</text:p>
                <draw:g>
                  <svg:desc>std_devs_compare.L2:std_devs_compare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99812360107899">
                <text:p>0.0199812360107899</text:p>
                <draw:g>
                  <svg:desc>std_devs_compare.E3:std_devs_compare.E102</svg:desc>
                </draw:g>
              </table:table-cell>
              <table:table-cell office:value-type="float" office:value="0.0400842826813459">
                <text:p>0.0400842826813459</text:p>
                <draw:g>
                  <svg:desc>std_devs_compare.L3:std_devs_compare.L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65498919039965">
                <text:p>0.0365498919039965</text:p>
              </table:table-cell>
              <table:table-cell office:value-type="float" office:value="0.0313924910500646">
                <text:p>0.03139249105006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066361669451">
                <text:p>0.025066361669451</text:p>
              </table:table-cell>
              <table:table-cell office:value-type="float" office:value="0.0169848545454443">
                <text:p>0.01698485454544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471719016321">
                <text:p>0.02471719016321</text:p>
              </table:table-cell>
              <table:table-cell office:value-type="float" office:value="0.0182645617751405">
                <text:p>0.01826456177514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5569057073444">
                <text:p>0.0255569057073444</text:p>
              </table:table-cell>
              <table:table-cell office:value-type="float" office:value="0.0162847883300856">
                <text:p>0.01628478833008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0300930347294">
                <text:p>0.0250300930347294</text:p>
              </table:table-cell>
              <table:table-cell office:value-type="float" office:value="0.0203786627389491">
                <text:p>0.02037866273894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13895909488201">
                <text:p>0.0213895909488201</text:p>
              </table:table-cell>
              <table:table-cell office:value-type="float" office:value="0.0102003959240392">
                <text:p>0.0102003959240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42673112079501">
                <text:p>0.0242673112079501</text:p>
              </table:table-cell>
              <table:table-cell office:value-type="float" office:value="0.0207312790909782">
                <text:p>0.02073127909097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13883391581476">
                <text:p>0.0213883391581476</text:p>
              </table:table-cell>
              <table:table-cell office:value-type="float" office:value="0.012393120652996">
                <text:p>0.0123931206529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96803580597043">
                <text:p>0.0296803580597043</text:p>
              </table:table-cell>
              <table:table-cell office:value-type="float" office:value="0.0196315065491945">
                <text:p>0.01963150654919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0343498988077">
                <text:p>0.030343498988077</text:p>
              </table:table-cell>
              <table:table-cell office:value-type="float" office:value="0.0197046305984259">
                <text:p>0.01970463059842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11020921822637">
                <text:p>0.0211020921822637</text:p>
              </table:table-cell>
              <table:table-cell office:value-type="float" office:value="0.0171681085135788">
                <text:p>0.01716810851357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02724252454936">
                <text:p>0.0302724252454936</text:p>
              </table:table-cell>
              <table:table-cell office:value-type="float" office:value="0.0124870599946007">
                <text:p>0.01248705999460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32424901425839">
                <text:p>0.0332424901425839</text:p>
              </table:table-cell>
              <table:table-cell office:value-type="float" office:value="0.0193751258309931">
                <text:p>0.01937512583099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44130531325936">
                <text:p>0.0244130531325936</text:p>
              </table:table-cell>
              <table:table-cell office:value-type="float" office:value="0.0182074803160504">
                <text:p>0.01820748031605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99627590365708">
                <text:p>0.0199627590365708</text:p>
              </table:table-cell>
              <table:table-cell office:value-type="float" office:value="0.0132566604064778">
                <text:p>0.0132566604064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75009978096932">
                <text:p>0.0275009978096932</text:p>
              </table:table-cell>
              <table:table-cell office:value-type="float" office:value="0.0183359445305541">
                <text:p>0.01833594453055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99453838169575">
                <text:p>0.0199453838169575</text:p>
              </table:table-cell>
              <table:table-cell office:value-type="float" office:value="0.0259230511728674">
                <text:p>0.0259230511728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71239254623651">
                <text:p>0.0271239254623651</text:p>
              </table:table-cell>
              <table:table-cell office:value-type="float" office:value="0.0168323050020263">
                <text:p>0.01683230500202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30544314254075">
                <text:p>0.0230544314254075</text:p>
              </table:table-cell>
              <table:table-cell office:value-type="float" office:value="0.0209987697424367">
                <text:p>0.02099876974243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06165371090174">
                <text:p>0.0306165371090174</text:p>
              </table:table-cell>
              <table:table-cell office:value-type="float" office:value="0.038112992211245">
                <text:p>0.0381129922112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30564043018967">
                <text:p>0.0330564043018967</text:p>
              </table:table-cell>
              <table:table-cell office:value-type="float" office:value="0.017207584134303">
                <text:p>0.0172075841343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94007607642561">
                <text:p>0.0194007607642561</text:p>
              </table:table-cell>
              <table:table-cell office:value-type="float" office:value="0.0176468629622832">
                <text:p>0.01764686296228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15760731697083">
                <text:p>0.0315760731697083</text:p>
              </table:table-cell>
              <table:table-cell office:value-type="float" office:value="0.01780291327741">
                <text:p>0.017802913277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23794811032713">
                <text:p>0.0323794811032713</text:p>
              </table:table-cell>
              <table:table-cell office:value-type="float" office:value="0.0196800211910158">
                <text:p>0.01968002119101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64902155753225">
                <text:p>0.0164902155753225</text:p>
              </table:table-cell>
              <table:table-cell office:value-type="float" office:value="0.0188964001601562">
                <text:p>0.01889640016015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15106269344687">
                <text:p>0.0215106269344687</text:p>
              </table:table-cell>
              <table:table-cell office:value-type="float" office:value="0.014756689989008">
                <text:p>0.0147566899890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47384714428335">
                <text:p>0.0247384714428335</text:p>
              </table:table-cell>
              <table:table-cell office:value-type="float" office:value="0.0157650546869263">
                <text:p>0.01576505468692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48059915471822">
                <text:p>0.0348059915471822</text:p>
              </table:table-cell>
              <table:table-cell office:value-type="float" office:value="0.0153878913959488">
                <text:p>0.01538789139594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91303784586489">
                <text:p>0.0291303784586489</text:p>
              </table:table-cell>
              <table:table-cell office:value-type="float" office:value="0.018974623689428">
                <text:p>0.0189746236894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92460586875677">
                <text:p>0.0292460586875677</text:p>
              </table:table-cell>
              <table:table-cell office:value-type="float" office:value="0.0236162416869774">
                <text:p>0.02361624168697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82950588408858">
                <text:p>0.0182950588408858</text:p>
              </table:table-cell>
              <table:table-cell office:value-type="float" office:value="0.0218187556136399">
                <text:p>0.02181875561363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10349282808602">
                <text:p>0.0310349282808602</text:p>
              </table:table-cell>
              <table:table-cell office:value-type="float" office:value="0.0183122653979808">
                <text:p>0.01831226539798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38783079758286">
                <text:p>0.0338783079758286</text:p>
              </table:table-cell>
              <table:table-cell office:value-type="float" office:value="0.017648538784124">
                <text:p>0.0176485387841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1067034965381">
                <text:p>0.021067034965381</text:p>
              </table:table-cell>
              <table:table-cell office:value-type="float" office:value="0.0139022763818502">
                <text:p>0.01390227638185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46323622297496">
                <text:p>0.0246323622297496</text:p>
              </table:table-cell>
              <table:table-cell office:value-type="float" office:value="0.0154279810143635">
                <text:p>0.01542798101436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02431218326092">
                <text:p>0.0302431218326092</text:p>
              </table:table-cell>
              <table:table-cell office:value-type="float" office:value="0.0151119890622795">
                <text:p>0.01511198906227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22623864281923">
                <text:p>0.0322623864281923</text:p>
              </table:table-cell>
              <table:table-cell office:value-type="float" office:value="0.0161824350012466">
                <text:p>0.01618243500124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67835089471191">
                <text:p>0.0267835089471191</text:p>
              </table:table-cell>
              <table:table-cell office:value-type="float" office:value="0.0147604486905038">
                <text:p>0.01476044869050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65574039053172">
                <text:p>0.0365574039053172</text:p>
              </table:table-cell>
              <table:table-cell office:value-type="float" office:value="0.0252756937639788">
                <text:p>0.02527569376397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11951013188809">
                <text:p>0.0211951013188809</text:p>
              </table:table-cell>
              <table:table-cell office:value-type="float" office:value="0.0161002365406603">
                <text:p>0.01610023654066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83154131378978">
                <text:p>0.0283154131378978</text:p>
              </table:table-cell>
              <table:table-cell office:value-type="float" office:value="0.0138712834334001">
                <text:p>0.0138712834334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83055834006518">
                <text:p>0.0283055834006518</text:p>
              </table:table-cell>
              <table:table-cell office:value-type="float" office:value="0.0189405474346131">
                <text:p>0.01894054743461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14514878112823">
                <text:p>0.0214514878112823</text:p>
              </table:table-cell>
              <table:table-cell office:value-type="float" office:value="0.0147526031825691">
                <text:p>0.01475260318256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00052214320749">
                <text:p>0.0200052214320749</text:p>
              </table:table-cell>
              <table:table-cell office:value-type="float" office:value="0.0229326012078673">
                <text:p>0.02293260120786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68920312635601">
                <text:p>0.0268920312635601</text:p>
              </table:table-cell>
              <table:table-cell office:value-type="float" office:value="0.0236704505281523">
                <text:p>0.02367045052815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21119287051261">
                <text:p>0.0321119287051261</text:p>
              </table:table-cell>
              <table:table-cell office:value-type="float" office:value="0.0201974881114438">
                <text:p>0.02019748811144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71436449233442">
                <text:p>0.0371436449233442</text:p>
              </table:table-cell>
              <table:table-cell office:value-type="float" office:value="0.0194906584918499">
                <text:p>0.01949065849184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2812468605116">
                <text:p>0.022812468605116</text:p>
              </table:table-cell>
              <table:table-cell office:value-type="float" office:value="0.0190375859383494">
                <text:p>0.01903758593834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66987139824778">
                <text:p>0.0266987139824778</text:p>
              </table:table-cell>
              <table:table-cell office:value-type="float" office:value="0.0162599473726004">
                <text:p>0.01625994737260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95450028404594">
                <text:p>0.0195450028404594</text:p>
              </table:table-cell>
              <table:table-cell office:value-type="float" office:value="0.0217555753421038">
                <text:p>0.02175557534210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24805823154747">
                <text:p>0.0324805823154747</text:p>
              </table:table-cell>
              <table:table-cell office:value-type="float" office:value="0.0254996472736821">
                <text:p>0.02549964727368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85953226499259">
                <text:p>0.0285953226499259</text:p>
              </table:table-cell>
              <table:table-cell office:value-type="float" office:value="0.0197163864737377">
                <text:p>0.01971638647373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38516646437347">
                <text:p>0.0238516646437347</text:p>
              </table:table-cell>
              <table:table-cell office:value-type="float" office:value="0.0296584596158937">
                <text:p>0.02965845961589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74697373714298">
                <text:p>0.0374697373714298</text:p>
              </table:table-cell>
              <table:table-cell office:value-type="float" office:value="0.0156200613826513">
                <text:p>0.01562006138265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49657328333706">
                <text:p>0.0349657328333706</text:p>
              </table:table-cell>
              <table:table-cell office:value-type="float" office:value="0.016530551481992">
                <text:p>0.0165305514819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01977556105703">
                <text:p>0.0201977556105703</text:p>
              </table:table-cell>
              <table:table-cell office:value-type="float" office:value="0.0171072998316959">
                <text:p>0.01710729983169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19495716504753">
                <text:p>0.0219495716504753</text:p>
              </table:table-cell>
              <table:table-cell office:value-type="float" office:value="0.0141768567962572">
                <text:p>0.01417685679625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418679248541594">
                <text:p>0.0418679248541594</text:p>
              </table:table-cell>
              <table:table-cell office:value-type="float" office:value="0.0166487021837384">
                <text:p>0.01664870218373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40184249356389">
                <text:p>0.0240184249356389</text:p>
              </table:table-cell>
              <table:table-cell office:value-type="float" office:value="0.0162880978081375">
                <text:p>0.0162880978081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08858168777078">
                <text:p>0.0308858168777078</text:p>
              </table:table-cell>
              <table:table-cell office:value-type="float" office:value="0.0186011820333079">
                <text:p>0.01860118203330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99291300121695">
                <text:p>0.0299291300121695</text:p>
              </table:table-cell>
              <table:table-cell office:value-type="float" office:value="0.0262998059624806">
                <text:p>0.02629980596248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9125643055886">
                <text:p>0.029125643055886</text:p>
              </table:table-cell>
              <table:table-cell office:value-type="float" office:value="0.0126475313445553">
                <text:p>0.01264753134455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04984310269356">
                <text:p>0.0404984310269356</text:p>
              </table:table-cell>
              <table:table-cell office:value-type="float" office:value="0.0200959586305544">
                <text:p>0.02009595863055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316692687105387">
                <text:p>0.0316692687105387</text:p>
              </table:table-cell>
              <table:table-cell office:value-type="float" office:value="0.0153386679943651">
                <text:p>0.01533866799436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74082174059004">
                <text:p>0.0274082174059004</text:p>
              </table:table-cell>
              <table:table-cell office:value-type="float" office:value="0.0172316939104348">
                <text:p>0.01723169391043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36505607701838">
                <text:p>0.0336505607701838</text:p>
              </table:table-cell>
              <table:table-cell office:value-type="float" office:value="0.0177905277116224">
                <text:p>0.01779052771162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23354803025722">
                <text:p>0.0323354803025722</text:p>
              </table:table-cell>
              <table:table-cell office:value-type="float" office:value="0.0172662163386121">
                <text:p>0.01726621633861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12408691830933">
                <text:p>0.0412408691830933</text:p>
              </table:table-cell>
              <table:table-cell office:value-type="float" office:value="0.0114713567541912">
                <text:p>0.01147135675419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99257143400609">
                <text:p>0.0299257143400609</text:p>
              </table:table-cell>
              <table:table-cell office:value-type="float" office:value="0.0164791066432372">
                <text:p>0.01647910664323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37400571070612">
                <text:p>0.0437400571070612</text:p>
              </table:table-cell>
              <table:table-cell office:value-type="float" office:value="0.0130100097740069">
                <text:p>0.01301000977400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79849306773394">
                <text:p>0.0379849306773394</text:p>
              </table:table-cell>
              <table:table-cell office:value-type="float" office:value="0.0173819333547726">
                <text:p>0.01738193335477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40824774373323">
                <text:p>0.0240824774373323</text:p>
              </table:table-cell>
              <table:table-cell office:value-type="float" office:value="0.0184884883230552">
                <text:p>0.01848848832305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2659939173609">
                <text:p>0.042659939173609</text:p>
              </table:table-cell>
              <table:table-cell office:value-type="float" office:value="0.0145558468997479">
                <text:p>0.01455584689974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92765039857477">
                <text:p>0.0192765039857477</text:p>
              </table:table-cell>
              <table:table-cell office:value-type="float" office:value="0.0129172504181042">
                <text:p>0.01291725041810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56814091093838">
                <text:p>0.0356814091093838</text:p>
              </table:table-cell>
              <table:table-cell office:value-type="float" office:value="0.0193009504117072">
                <text:p>0.01930095041170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34662500396371">
                <text:p>0.0434662500396371</text:p>
              </table:table-cell>
              <table:table-cell office:value-type="float" office:value="0.0184760028496385">
                <text:p>0.01847600284963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29688068013638">
                <text:p>0.0329688068013638</text:p>
              </table:table-cell>
              <table:table-cell office:value-type="float" office:value="0.0152272359933704">
                <text:p>0.01522723599337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71860300097614">
                <text:p>0.0271860300097614</text:p>
              </table:table-cell>
              <table:table-cell office:value-type="float" office:value="0.0131995024392381">
                <text:p>0.01319950243923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84689629916102">
                <text:p>0.0284689629916102</text:p>
              </table:table-cell>
              <table:table-cell office:value-type="float" office:value="0.0197223934344947">
                <text:p>0.01972239343449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5576174678281">
                <text:p>0.025576174678281</text:p>
              </table:table-cell>
              <table:table-cell office:value-type="float" office:value="0.0226987309753895">
                <text:p>0.02269873097538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92205798346549">
                <text:p>0.0192205798346549</text:p>
              </table:table-cell>
              <table:table-cell office:value-type="float" office:value="0.0192057945299894">
                <text:p>0.01920579452998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36614946834743">
                <text:p>0.0336614946834743</text:p>
              </table:table-cell>
              <table:table-cell office:value-type="float" office:value="0.015675569884479">
                <text:p>0.0156755698844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47317590285093">
                <text:p>0.0247317590285093</text:p>
              </table:table-cell>
              <table:table-cell office:value-type="float" office:value="0.0134346168488264">
                <text:p>0.01343461684882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15155064128339">
                <text:p>0.0215155064128339</text:p>
              </table:table-cell>
              <table:table-cell office:value-type="float" office:value="0.0203466918552294">
                <text:p>0.02034669185522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374572221189737">
                <text:p>0.0374572221189737</text:p>
              </table:table-cell>
              <table:table-cell office:value-type="float" office:value="0.0142892049858347">
                <text:p>0.01428920498583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15432111639529">
                <text:p>0.0215432111639529</text:p>
              </table:table-cell>
              <table:table-cell office:value-type="float" office:value="0.0148561190115288">
                <text:p>0.01485611901152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32231911737472">
                <text:p>0.0232231911737472</text:p>
              </table:table-cell>
              <table:table-cell office:value-type="float" office:value="0.024381931242533">
                <text:p>0.0243819312425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6886676568538">
                <text:p>0.016886676568538</text:p>
              </table:table-cell>
              <table:table-cell office:value-type="float" office:value="0.0175643552560359">
                <text:p>0.01756435525603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80564182344824">
                <text:p>0.0180564182344824</text:p>
              </table:table-cell>
              <table:table-cell office:value-type="float" office:value="0.0126999239204451">
                <text:p>0.01269992392044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64008248224855">
                <text:p>0.0264008248224855</text:p>
              </table:table-cell>
              <table:table-cell office:value-type="float" office:value="0.0136292054783553">
                <text:p>0.01362920547835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71288748830557">
                <text:p>0.0271288748830557</text:p>
              </table:table-cell>
              <table:table-cell office:value-type="float" office:value="0.0218201201176271">
                <text:p>0.02182012011762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31237444095314">
                <text:p>0.0231237444095314</text:p>
              </table:table-cell>
              <table:table-cell office:value-type="float" office:value="0.018629291956313">
                <text:p>0.0186292919563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24964211694896">
                <text:p>0.0224964211694896</text:p>
              </table:table-cell>
              <table:table-cell office:value-type="float" office:value="0.0115633482811973">
                <text:p>0.01156334828119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61411026120186">
                <text:p>0.0261411026120186</text:p>
              </table:table-cell>
              <table:table-cell office:value-type="float" office:value="0.0174061963800341">
                <text:p>0.01740619638003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304280538111925">
                <text:p>0.0304280538111925</text:p>
              </table:table-cell>
              <table:table-cell office:value-type="float" office:value="0.0200737996958196">
                <text:p>0.02007379969581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91689175181091">
                <text:p>0.0291689175181091</text:p>
              </table:table-cell>
              <table:table-cell office:value-type="float" office:value="0.0185806127265096">
                <text:p>0.01858061272650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399929796345532">
                <text:p>0.0399929796345532</text:p>
              </table:table-cell>
              <table:table-cell office:value-type="float" office:value="0.0190137702738866">
                <text:p>0.01901377027388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318821932654828">
                <text:p>0.0318821932654828</text:p>
              </table:table-cell>
              <table:table-cell office:value-type="float" office:value="0.0133352801436558">
                <text:p>0.01333528014365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330768722109497">
                <text:p>0.0330768722109497</text:p>
              </table:table-cell>
              <table:table-cell office:value-type="float" office:value="0.0152853128034622">
                <text:p>0.01528531280346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54cm" svg:y="3.952cm" style:legend-expansion="high" chart:style-name="ch2"/>
        <chart:plot-area chart:style-name="ch3" table:cell-range-address="std_devs_compare.F2:std_devs_compare.F102 std_devs_compare.M2:std_devs_compare.M102" chart:data-source-has-labels="row" svg:x="0.32cm" svg:y="0.18cm" svg:width="12.614cm" svg:height="8.64cm">
          <chartooo:coordinate-region svg:x="1.338cm" svg:y="0.379cm" svg:width="11.596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d_devs_compare.F3:std_devs_compare.F102" chart:label-cell-address="std_devs_compare.F2:std_devs_compare.F2" chart:class="chart:line">
            <chart:data-point chart:repeated="100"/>
          </chart:series>
          <chart:series chart:style-name="ch7" chart:values-cell-range-address="std_devs_compare.M3:std_devs_compare.M102" chart:label-cell-address="std_devs_compare.M2:std_devs_compare.M2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corr</text:p>
                <draw:g>
                  <svg:desc>std_devs_compare.F2:std_devs_compare.F2</svg:desc>
                </draw:g>
              </table:table-cell>
              <table:table-cell office:value-type="string">
                <text:p>Data corr</text:p>
                <draw:g>
                  <svg:desc>std_devs_compare.M2:std_devs_compare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294229794293642">
                <text:p>-0.294229794293642</text:p>
                <draw:g>
                  <svg:desc>std_devs_compare.F3:std_devs_compare.F102</svg:desc>
                </draw:g>
              </table:table-cell>
              <table:table-cell office:value-type="float" office:value="-0.445180478692055">
                <text:p>-0.445180478692055</text:p>
                <draw:g>
                  <svg:desc>std_devs_compare.M3:std_devs_compare.M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297603957401589">
                <text:p>-0.297603957401589</text:p>
              </table:table-cell>
              <table:table-cell office:value-type="float" office:value="-0.239449592120945">
                <text:p>-0.2394495921209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261552136205137">
                <text:p>-0.261552136205137</text:p>
              </table:table-cell>
              <table:table-cell office:value-type="float" office:value="-0.186468935961602">
                <text:p>-0.186468935961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49564303457737">
                <text:p>-0.249564303457737</text:p>
              </table:table-cell>
              <table:table-cell office:value-type="float" office:value="-0.241181189892814">
                <text:p>-0.241181189892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20656543783844">
                <text:p>-0.220656543783844</text:p>
              </table:table-cell>
              <table:table-cell office:value-type="float" office:value="-0.25507626645267">
                <text:p>-0.255076266452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45184350758791">
                <text:p>-0.245184350758791</text:p>
              </table:table-cell>
              <table:table-cell office:value-type="float" office:value="-0.233522209804505">
                <text:p>-0.2335222098045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78137694764882">
                <text:p>-0.178137694764882</text:p>
              </table:table-cell>
              <table:table-cell office:value-type="float" office:value="-0.246789338532835">
                <text:p>-0.2467893385328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92317247157916">
                <text:p>-0.192317247157916</text:p>
              </table:table-cell>
              <table:table-cell office:value-type="float" office:value="-0.22356834448874">
                <text:p>-0.223568344488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30961789190769">
                <text:p>-0.230961789190769</text:p>
              </table:table-cell>
              <table:table-cell office:value-type="float" office:value="-0.208922830037773">
                <text:p>-0.2089228300377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145971018821">
                <text:p>-0.2145971018821</text:p>
              </table:table-cell>
              <table:table-cell office:value-type="float" office:value="-0.199900828069076">
                <text:p>-0.1999008280690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86590221477672">
                <text:p>-0.186590221477672</text:p>
              </table:table-cell>
              <table:table-cell office:value-type="float" office:value="-0.211212665951462">
                <text:p>-0.2112126659514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99317265860736">
                <text:p>-0.199317265860736</text:p>
              </table:table-cell>
              <table:table-cell office:value-type="float" office:value="-0.21593592427671">
                <text:p>-0.215935924276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85972766112536">
                <text:p>-0.185972766112536</text:p>
              </table:table-cell>
              <table:table-cell office:value-type="float" office:value="-0.212614994420437">
                <text:p>-0.2126149944204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204515792988241">
                <text:p>-0.204515792988241</text:p>
              </table:table-cell>
              <table:table-cell office:value-type="float" office:value="-0.198663598950952">
                <text:p>-0.1986635989509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68762890994549">
                <text:p>-0.168762890994549</text:p>
              </table:table-cell>
              <table:table-cell office:value-type="float" office:value="-0.241585909575224">
                <text:p>-0.2415859095752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24425051361322">
                <text:p>-0.124425051361322</text:p>
              </table:table-cell>
              <table:table-cell office:value-type="float" office:value="-0.248655439913273">
                <text:p>-0.2486554399132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221428485494107">
                <text:p>-0.221428485494107</text:p>
              </table:table-cell>
              <table:table-cell office:value-type="float" office:value="-0.170629976410419">
                <text:p>-0.1706299764104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44080216134898">
                <text:p>-0.144080216134898</text:p>
              </table:table-cell>
              <table:table-cell office:value-type="float" office:value="-0.104819941881578">
                <text:p>-0.1048199418815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92274853028357">
                <text:p>-0.192274853028357</text:p>
              </table:table-cell>
              <table:table-cell office:value-type="float" office:value="-0.190567610785365">
                <text:p>-0.1905676107853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8313946062699">
                <text:p>-0.18313946062699</text:p>
              </table:table-cell>
              <table:table-cell office:value-type="float" office:value="-0.1788210619241">
                <text:p>-0.17882106192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200186852039769">
                <text:p>-0.200186852039769</text:p>
              </table:table-cell>
              <table:table-cell office:value-type="float" office:value="-0.203287673927844">
                <text:p>-0.2032876739278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19275841480121">
                <text:p>-0.19275841480121</text:p>
              </table:table-cell>
              <table:table-cell office:value-type="float" office:value="-0.222960515855812">
                <text:p>-0.2229605158558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141891884338111">
                <text:p>-0.141891884338111</text:p>
              </table:table-cell>
              <table:table-cell office:value-type="float" office:value="-0.239876618492417">
                <text:p>-0.2398766184924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120628515258431">
                <text:p>-0.120628515258431</text:p>
              </table:table-cell>
              <table:table-cell office:value-type="float" office:value="-0.181606231257319">
                <text:p>-0.1816062312573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243139990791678">
                <text:p>-0.243139990791678</text:p>
              </table:table-cell>
              <table:table-cell office:value-type="float" office:value="-0.170920641801786">
                <text:p>-0.1709206418017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78590635443106">
                <text:p>-0.178590635443106</text:p>
              </table:table-cell>
              <table:table-cell office:value-type="float" office:value="-0.215060718450695">
                <text:p>-0.2150607184506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203264306671917">
                <text:p>-0.203264306671917</text:p>
              </table:table-cell>
              <table:table-cell office:value-type="float" office:value="-0.195035362220369">
                <text:p>-0.1950353622203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171137157082558">
                <text:p>-0.171137157082558</text:p>
              </table:table-cell>
              <table:table-cell office:value-type="float" office:value="-0.206237257551402">
                <text:p>-0.2062372575514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18606814853847">
                <text:p>-0.18606814853847</text:p>
              </table:table-cell>
              <table:table-cell office:value-type="float" office:value="-0.25507922321558">
                <text:p>-0.255079223215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167625981941819">
                <text:p>-0.167625981941819</text:p>
              </table:table-cell>
              <table:table-cell office:value-type="float" office:value="-0.274198677390814">
                <text:p>-0.2741986773908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185555321816355">
                <text:p>-0.185555321816355</text:p>
              </table:table-cell>
              <table:table-cell office:value-type="float" office:value="-0.15866396650672">
                <text:p>-0.158663966506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17005354212597">
                <text:p>-0.17005354212597</text:p>
              </table:table-cell>
              <table:table-cell office:value-type="float" office:value="-0.231698361039162">
                <text:p>-0.2316983610391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146587256714702">
                <text:p>-0.146587256714702</text:p>
              </table:table-cell>
              <table:table-cell office:value-type="float" office:value="-0.193988488521427">
                <text:p>-0.1939884885214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225514512695372">
                <text:p>-0.225514512695372</text:p>
              </table:table-cell>
              <table:table-cell office:value-type="float" office:value="-0.174124963860959">
                <text:p>-0.1741249638609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208449128828943">
                <text:p>-0.208449128828943</text:p>
              </table:table-cell>
              <table:table-cell office:value-type="float" office:value="-0.215510759642348">
                <text:p>-0.2155107596423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20831928122789">
                <text:p>-0.120831928122789</text:p>
              </table:table-cell>
              <table:table-cell office:value-type="float" office:value="-0.229316014796495">
                <text:p>-0.2293160147964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148620378039777">
                <text:p>-0.148620378039777</text:p>
              </table:table-cell>
              <table:table-cell office:value-type="float" office:value="-0.230785645172">
                <text:p>-0.2307856451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151425370015204">
                <text:p>-0.151425370015204</text:p>
              </table:table-cell>
              <table:table-cell office:value-type="float" office:value="-0.205784355476499">
                <text:p>-0.2057843554764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41794698685408">
                <text:p>-0.141794698685408</text:p>
              </table:table-cell>
              <table:table-cell office:value-type="float" office:value="-0.202706553414464">
                <text:p>-0.2027065534144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20638836119324">
                <text:p>-0.20638836119324</text:p>
              </table:table-cell>
              <table:table-cell office:value-type="float" office:value="-0.18322266722098">
                <text:p>-0.183222667220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58862370718271">
                <text:p>-0.158862370718271</text:p>
              </table:table-cell>
              <table:table-cell office:value-type="float" office:value="-0.200115502282279">
                <text:p>-0.2001155022822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130181400105357">
                <text:p>-0.130181400105357</text:p>
              </table:table-cell>
              <table:table-cell office:value-type="float" office:value="-0.210573250986636">
                <text:p>-0.2105732509866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156508063036017">
                <text:p>-0.156508063036017</text:p>
              </table:table-cell>
              <table:table-cell office:value-type="float" office:value="-0.186386841442436">
                <text:p>-0.1863868414424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145034634321928">
                <text:p>-0.145034634321928</text:p>
              </table:table-cell>
              <table:table-cell office:value-type="float" office:value="-0.210498365201056">
                <text:p>-0.2104983652010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174501561420038">
                <text:p>-0.174501561420038</text:p>
              </table:table-cell>
              <table:table-cell office:value-type="float" office:value="-0.247314593754709">
                <text:p>-0.2473145937547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154927484923974">
                <text:p>-0.154927484923974</text:p>
              </table:table-cell>
              <table:table-cell office:value-type="float" office:value="-0.19091340478044">
                <text:p>-0.190913404780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206894337432459">
                <text:p>-0.206894337432459</text:p>
              </table:table-cell>
              <table:table-cell office:value-type="float" office:value="-0.247605420043692">
                <text:p>-0.2476054200436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219141382351518">
                <text:p>-0.219141382351518</text:p>
              </table:table-cell>
              <table:table-cell office:value-type="float" office:value="-0.240357586694881">
                <text:p>-0.2403575866948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06756645068526">
                <text:p>-0.206756645068526</text:p>
              </table:table-cell>
              <table:table-cell office:value-type="float" office:value="-0.185094162635505">
                <text:p>-0.1850941626355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5617445348762">
                <text:p>-0.15617445348762</text:p>
              </table:table-cell>
              <table:table-cell office:value-type="float" office:value="-0.215778456907719">
                <text:p>-0.2157784569077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154423000663519">
                <text:p>-0.154423000663519</text:p>
              </table:table-cell>
              <table:table-cell office:value-type="float" office:value="-0.181731021404266">
                <text:p>-0.1817310214042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140610053483397">
                <text:p>-0.140610053483397</text:p>
              </table:table-cell>
              <table:table-cell office:value-type="float" office:value="-0.212982881534845">
                <text:p>-0.2129828815348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244219163060188">
                <text:p>-0.244219163060188</text:p>
              </table:table-cell>
              <table:table-cell office:value-type="float" office:value="-0.14783972564619">
                <text:p>-0.147839725646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209096585959196">
                <text:p>-0.209096585959196</text:p>
              </table:table-cell>
              <table:table-cell office:value-type="float" office:value="-0.155250805802643">
                <text:p>-0.1552508058026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250978907290846">
                <text:p>-0.250978907290846</text:p>
              </table:table-cell>
              <table:table-cell office:value-type="float" office:value="-0.201135794445872">
                <text:p>-0.2011357944458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21204088833183">
                <text:p>-0.21204088833183</text:p>
              </table:table-cell>
              <table:table-cell office:value-type="float" office:value="-0.226408797828481">
                <text:p>-0.2264087978284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156386723578908">
                <text:p>-0.156386723578908</text:p>
              </table:table-cell>
              <table:table-cell office:value-type="float" office:value="-0.220989450626075">
                <text:p>-0.2209894506260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181309339590371">
                <text:p>-0.181309339590371</text:p>
              </table:table-cell>
              <table:table-cell office:value-type="float" office:value="-0.221055746078491">
                <text:p>-0.2210557460784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217100619641133">
                <text:p>-0.217100619641133</text:p>
              </table:table-cell>
              <table:table-cell office:value-type="float" office:value="-0.214887028932571">
                <text:p>-0.2148870289325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197654219344258">
                <text:p>-0.197654219344258</text:p>
              </table:table-cell>
              <table:table-cell office:value-type="float" office:value="-0.251170816831291">
                <text:p>-0.2511708168312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169009440089576">
                <text:p>-0.169009440089576</text:p>
              </table:table-cell>
              <table:table-cell office:value-type="float" office:value="-0.221124211419374">
                <text:p>-0.2211242114193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170038173627108">
                <text:p>-0.170038173627108</text:p>
              </table:table-cell>
              <table:table-cell office:value-type="float" office:value="-0.17788374547381">
                <text:p>-0.177883745473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138644734569243">
                <text:p>-0.138644734569243</text:p>
              </table:table-cell>
              <table:table-cell office:value-type="float" office:value="-0.22387921102345">
                <text:p>-0.223879211023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106246660253964">
                <text:p>-0.106246660253964</text:p>
              </table:table-cell>
              <table:table-cell office:value-type="float" office:value="-0.247326305392198">
                <text:p>-0.2473263053921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711948253214359">
                <text:p>-0.0711948253214359</text:p>
              </table:table-cell>
              <table:table-cell office:value-type="float" office:value="-0.197301134094596">
                <text:p>-0.1973011340945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152041608840227">
                <text:p>-0.152041608840227</text:p>
              </table:table-cell>
              <table:table-cell office:value-type="float" office:value="-0.277828032895923">
                <text:p>-0.2778280328959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113498481991701">
                <text:p>-0.113498481991701</text:p>
              </table:table-cell>
              <table:table-cell office:value-type="float" office:value="-0.217863645404577">
                <text:p>-0.2178636454045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984194331802428">
                <text:p>-0.0984194331802428</text:p>
              </table:table-cell>
              <table:table-cell office:value-type="float" office:value="-0.237312838062644">
                <text:p>-0.2373128380626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153401073860005">
                <text:p>-0.153401073860005</text:p>
              </table:table-cell>
              <table:table-cell office:value-type="float" office:value="-0.21663350276649">
                <text:p>-0.216633502766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115821061423048">
                <text:p>-0.115821061423048</text:p>
              </table:table-cell>
              <table:table-cell office:value-type="float" office:value="-0.270176555216312">
                <text:p>-0.2701765552163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171035184594803">
                <text:p>-0.171035184594803</text:p>
              </table:table-cell>
              <table:table-cell office:value-type="float" office:value="-0.263566259527579">
                <text:p>-0.2635662595275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112022679299116">
                <text:p>-0.112022679299116</text:p>
              </table:table-cell>
              <table:table-cell office:value-type="float" office:value="-0.241196120996028">
                <text:p>-0.2411961209960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146158138057217">
                <text:p>-0.146158138057217</text:p>
              </table:table-cell>
              <table:table-cell office:value-type="float" office:value="-0.282428309833631">
                <text:p>-0.2824283098336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65286549506709">
                <text:p>-0.165286549506709</text:p>
              </table:table-cell>
              <table:table-cell office:value-type="float" office:value="-0.264577668928541">
                <text:p>-0.2645776689285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892572571756318">
                <text:p>-0.0892572571756318</text:p>
              </table:table-cell>
              <table:table-cell office:value-type="float" office:value="-0.236688224039972">
                <text:p>-0.2366882240399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174578176633804">
                <text:p>-0.174578176633804</text:p>
              </table:table-cell>
              <table:table-cell office:value-type="float" office:value="-0.144904781604419">
                <text:p>-0.1449047816044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174557372741401">
                <text:p>-0.174557372741401</text:p>
              </table:table-cell>
              <table:table-cell office:value-type="float" office:value="-0.25806139614433">
                <text:p>-0.258061396144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15812825250905">
                <text:p>-0.15812825250905</text:p>
              </table:table-cell>
              <table:table-cell office:value-type="float" office:value="-0.188108274526894">
                <text:p>-0.1881082745268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105710612889379">
                <text:p>-0.105710612889379</text:p>
              </table:table-cell>
              <table:table-cell office:value-type="float" office:value="-0.270106201153249">
                <text:p>-0.2701062011532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114689339743927">
                <text:p>-0.114689339743927</text:p>
              </table:table-cell>
              <table:table-cell office:value-type="float" office:value="-0.25594267831184">
                <text:p>-0.255942678311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877275600098074">
                <text:p>-0.0877275600098074</text:p>
              </table:table-cell>
              <table:table-cell office:value-type="float" office:value="-0.217079313844442">
                <text:p>-0.2170793138444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241745699755847">
                <text:p>-0.241745699755847</text:p>
              </table:table-cell>
              <table:table-cell office:value-type="float" office:value="-0.271314888074994">
                <text:p>-0.2713148880749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223585413768888">
                <text:p>-0.223585413768888</text:p>
              </table:table-cell>
              <table:table-cell office:value-type="float" office:value="-0.242763721570373">
                <text:p>-0.2427637215703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231880220770836">
                <text:p>-0.231880220770836</text:p>
              </table:table-cell>
              <table:table-cell office:value-type="float" office:value="-0.275599391013384">
                <text:p>-0.2755993910133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243079312704504">
                <text:p>-0.243079312704504</text:p>
              </table:table-cell>
              <table:table-cell office:value-type="float" office:value="-0.288224217295647">
                <text:p>-0.2882242172956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269931968580931">
                <text:p>-0.269931968580931</text:p>
              </table:table-cell>
              <table:table-cell office:value-type="float" office:value="-0.200562054710463">
                <text:p>-0.2005620547104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77395038306713">
                <text:p>-0.177395038306713</text:p>
              </table:table-cell>
              <table:table-cell office:value-type="float" office:value="-0.214398993412033">
                <text:p>-0.2143989934120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240004655346274">
                <text:p>-0.240004655346274</text:p>
              </table:table-cell>
              <table:table-cell office:value-type="float" office:value="-0.216959865717217">
                <text:p>-0.2169598657172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82125236466527">
                <text:p>-0.182125236466527</text:p>
              </table:table-cell>
              <table:table-cell office:value-type="float" office:value="-0.157787120901048">
                <text:p>-0.1577871209010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83539648726582">
                <text:p>-0.183539648726582</text:p>
              </table:table-cell>
              <table:table-cell office:value-type="float" office:value="-0.265673284605145">
                <text:p>-0.2656732846051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187973515503109">
                <text:p>-0.187973515503109</text:p>
              </table:table-cell>
              <table:table-cell office:value-type="float" office:value="-0.231770921126008">
                <text:p>-0.2317709211260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2187119058799">
                <text:p>-0.2187119058799</text:p>
              </table:table-cell>
              <table:table-cell office:value-type="float" office:value="-0.216126387100667">
                <text:p>-0.216126387100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188190605212003">
                <text:p>-0.188190605212003</text:p>
              </table:table-cell>
              <table:table-cell office:value-type="float" office:value="-0.198762849345803">
                <text:p>-0.1987628493458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20091498545371">
                <text:p>-0.20091498545371</text:p>
              </table:table-cell>
              <table:table-cell office:value-type="float" office:value="-0.283827574551105">
                <text:p>-0.2838275745511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247602081019431">
                <text:p>-0.247602081019431</text:p>
              </table:table-cell>
              <table:table-cell office:value-type="float" office:value="-0.282798285968602">
                <text:p>-0.2827982859686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23847952708602">
                <text:p>-0.23847952708602</text:p>
              </table:table-cell>
              <table:table-cell office:value-type="float" office:value="-0.281889428943396">
                <text:p>-0.2818894289433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224626582488418">
                <text:p>-0.224626582488418</text:p>
              </table:table-cell>
              <table:table-cell office:value-type="float" office:value="-0.237352682137862">
                <text:p>-0.2373526821378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285617478750646">
                <text:p>-0.285617478750646</text:p>
              </table:table-cell>
              <table:table-cell office:value-type="float" office:value="-0.243516109604388">
                <text:p>-0.2435161096043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261506121605635">
                <text:p>-0.261506121605635</text:p>
              </table:table-cell>
              <table:table-cell office:value-type="float" office:value="-0.231451191008091">
                <text:p>-0.2314511910080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242083839373663">
                <text:p>-0.242083839373663</text:p>
              </table:table-cell>
              <table:table-cell office:value-type="float" office:value="-0.219451243709773">
                <text:p>-0.21945124370977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